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18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42cm"/>
    </style:style>
    <style:style style:name="co9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6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126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126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126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126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126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126"/>
    <style:style style:name="ce18" style:family="table-cell" style:parent-style-name="Pivot_20_Table_20_Value" style:data-style-name="N126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126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 style:data-style-name="N126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 style:data-style-name="N126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126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126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126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126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126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126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126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126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126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illesparmotscle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illes</text:p>
          </table:table-cell>
          <table:table-cell office:value-type="string" calcext:value-type="string">
            <text:p>type mot-clés</text:p>
          </table:table-cell>
          <table:table-cell office:value-type="string" calcext:value-type="string">
            <text:p>hors Québec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Gini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local</text:p>
          </table:table-cell>
          <table:table-cell office:value-type="float" office:value="8" calcext:value-type="float">
            <text:p>8</text:p>
          </table:table-cell>
          <table:table-cell office:value-type="float" office:value="1675" calcext:value-type="float">
            <text:p>1675</text:p>
          </table:table-cell>
          <table:table-cell office:value-type="float" office:value="348" calcext:value-type="float">
            <text:p>348</text:p>
          </table:table-cell>
          <table:table-cell table:style-name="ce1" office:value-type="float" office:value="188" calcext:value-type="float">
            <text:p>188,00</text:p>
          </table:table-cell>
          <table:table-cell table:style-name="ce2" office:value-type="float" office:value="0.581455610530607" calcext:value-type="float">
            <text:p>0,581455610530607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0.63965201441771" calcext:value-type="float">
            <text:p>0,63965201441771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national</text:p>
          </table:table-cell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0.66274864352161" calcext:value-type="float">
            <text:p>0,66274864352161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local</text:p>
          </table:table-cell>
          <table:table-cell office:value-type="float" office:value="133" calcext:value-type="float">
            <text:p>133</text:p>
          </table:table-cell>
          <table:table-cell office:value-type="float" office:value="1952" calcext:value-type="float">
            <text:p>1952</text:p>
          </table:table-cell>
          <table:table-cell office:value-type="float" office:value="328" calcext:value-type="float">
            <text:p>328</text:p>
          </table:table-cell>
          <table:table-cell office:value-type="float" office:value="86" calcext:value-type="float">
            <text:p>86</text:p>
          </table:table-cell>
          <table:table-cell office:value-type="float" office:value="0.579531812632328" calcext:value-type="float">
            <text:p>0,579531812632328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mixte</text:p>
          </table:table-cell>
          <table:table-cell office:value-type="float" office:value="88" calcext:value-type="float">
            <text:p>88</text:p>
          </table:table-cell>
          <table:table-cell office:value-type="float" office:value="851" calcext:value-type="float">
            <text:p>851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  <table:table-cell office:value-type="float" office:value="0.545017482326917" calcext:value-type="float">
            <text:p>0,545017482326917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national</text:p>
          </table:table-cell>
          <table:table-cell office:value-type="float" office:value="209" calcext:value-type="float">
            <text:p>209</text:p>
          </table:table-cell>
          <table:table-cell office:value-type="float" office:value="796" calcext:value-type="float">
            <text:p>796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float" office:value="0.445074276639539" calcext:value-type="float">
            <text:p>0,445074276639539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local</text:p>
          </table:table-cell>
          <table:table-cell office:value-type="float" office:value="108" calcext:value-type="float">
            <text:p>108</text:p>
          </table:table-cell>
          <table:table-cell office:value-type="float" office:value="1696" calcext:value-type="float">
            <text:p>1696</text:p>
          </table:table-cell>
          <table:table-cell office:value-type="float" office:value="403" calcext:value-type="float">
            <text:p>403</text:p>
          </table:table-cell>
          <table:table-cell office:value-type="float" office:value="330" calcext:value-type="float">
            <text:p>330</text:p>
          </table:table-cell>
          <table:table-cell office:value-type="float" office:value="0.476645644386812" calcext:value-type="float">
            <text:p>0,476645644386812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mixte</text:p>
          </table:table-cell>
          <table:table-cell office:value-type="float" office:value="37" calcext:value-type="float">
            <text:p>37</text:p>
          </table:table-cell>
          <table:table-cell office:value-type="float" office:value="819" calcext:value-type="float">
            <text:p>819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float" office:value="0.539763113184513" calcext:value-type="float">
            <text:p>0,539763113184513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national</text:p>
          </table:table-cell>
          <table:table-cell office:value-type="float" office:value="170" calcext:value-type="float">
            <text:p>170</text:p>
          </table:table-cell>
          <table:table-cell office:value-type="float" office:value="682" calcext:value-type="float">
            <text:p>682</text:p>
          </table:table-cell>
          <table:table-cell office:value-type="float" office:value="356" calcext:value-type="float">
            <text:p>356</text:p>
          </table:table-cell>
          <table:table-cell office:value-type="float" office:value="31" calcext:value-type="float">
            <text:p>31</text:p>
          </table:table-cell>
          <table:table-cell office:value-type="float" office:value="0.431598062814658" calcext:value-type="float">
            <text:p>0,431598062814658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317" calcext:value-type="float">
            <text:p>317</text:p>
          </table:table-cell>
          <table:table-cell office:value-type="float" office:value="421" calcext:value-type="float">
            <text:p>421</text:p>
          </table:table-cell>
          <table:table-cell office:value-type="float" office:value="0.521281169299866" calcext:value-type="float">
            <text:p>0,521281169299866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88" calcext:value-type="float">
            <text:p>88</text:p>
          </table:table-cell>
          <table:table-cell office:value-type="float" office:value="270" calcext:value-type="float">
            <text:p>270</text:p>
          </table:table-cell>
          <table:table-cell office:value-type="float" office:value="0.545974382233861" calcext:value-type="float">
            <text:p>0,545974382233861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0.592451874126666" calcext:value-type="float">
            <text:p>0,592451874126666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local</text:p>
          </table:table-cell>
          <table:table-cell office:value-type="float" office:value="11" calcext:value-type="float">
            <text:p>11</text:p>
          </table:table-cell>
          <table:table-cell office:value-type="float" office:value="1935" calcext:value-type="float">
            <text:p>1935</text:p>
          </table:table-cell>
          <table:table-cell office:value-type="float" office:value="433" calcext:value-type="float">
            <text:p>433</text:p>
          </table:table-cell>
          <table:table-cell office:value-type="float" office:value="167" calcext:value-type="float">
            <text:p>167</text:p>
          </table:table-cell>
          <table:table-cell office:value-type="float" office:value="0.592890809019184" calcext:value-type="float">
            <text:p>0,592890809019184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mixte</text:p>
          </table:table-cell>
          <table:table-cell office:value-type="float" office:value="9" calcext:value-type="float">
            <text:p>9</text:p>
          </table:table-cell>
          <table:table-cell office:value-type="float" office:value="937" calcext:value-type="float">
            <text:p>937</text:p>
          </table:table-cell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632601351137635" calcext:value-type="float">
            <text:p>0,632601351137635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float" office:value="840" calcext:value-type="float">
            <text:p>840</text:p>
          </table:table-cell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  <table:table-cell office:value-type="float" office:value="0.555239179785804" calcext:value-type="float">
            <text:p>0,555239179785804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local</text:p>
          </table:table-cell>
          <table:table-cell office:value-type="float" office:value="105" calcext:value-type="float">
            <text:p>105</text:p>
          </table:table-cell>
          <table:table-cell office:value-type="float" office:value="1588" calcext:value-type="float">
            <text:p>1588</text:p>
          </table:table-cell>
          <table:table-cell office:value-type="float" office:value="528" calcext:value-type="float">
            <text:p>528</text:p>
          </table:table-cell>
          <table:table-cell office:value-type="float" office:value="165" calcext:value-type="float">
            <text:p>165</text:p>
          </table:table-cell>
          <table:table-cell office:value-type="float" office:value="0.504191114752021" calcext:value-type="float">
            <text:p>0,504191114752021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mixte</text:p>
          </table:table-cell>
          <table:table-cell office:value-type="float" office:value="27" calcext:value-type="float">
            <text:p>27</text:p>
          </table:table-cell>
          <table:table-cell office:value-type="float" office:value="696" calcext:value-type="float">
            <text:p>696</text:p>
          </table:table-cell>
          <table:table-cell office:value-type="float" office:value="409" calcext:value-type="float">
            <text:p>409</text:p>
          </table:table-cell>
          <table:table-cell office:value-type="float" office:value="35" calcext:value-type="float">
            <text:p>35</text:p>
          </table:table-cell>
          <table:table-cell office:value-type="float" office:value="0.5100685516675" calcext:value-type="float">
            <text:p>0,5100685516675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national</text:p>
          </table:table-cell>
          <table:table-cell office:value-type="float" office:value="72" calcext:value-type="float">
            <text:p>72</text:p>
          </table:table-cell>
          <table:table-cell office:value-type="float" office:value="605" calcext:value-type="float">
            <text:p>605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0.478608470016039" calcext:value-type="float">
            <text:p>0,478608470016039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float" office:value="2068" calcext:value-type="float">
            <text:p>2068</text:p>
          </table:table-cell>
          <table:table-cell office:value-type="float" office:value="352" calcext:value-type="float">
            <text:p>352</text:p>
          </table:table-cell>
          <table:table-cell office:value-type="float" office:value="65" calcext:value-type="float">
            <text:p>65</text:p>
          </table:table-cell>
          <table:table-cell office:value-type="float" office:value="0.651326366454771" calcext:value-type="float">
            <text:p>0,651326366454771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mixte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.657083333114306" calcext:value-type="float">
            <text:p>0,657083333114306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national</text:p>
          </table:table-cell>
          <table:table-cell office:value-type="float" office:value="5" calcext:value-type="float">
            <text:p>5</text:p>
          </table:table-cell>
          <table:table-cell office:value-type="float" office:value="722" calcext:value-type="float">
            <text:p>722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0.588631984358909" calcext:value-type="float">
            <text:p>0,588631984358909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local</text:p>
          </table:table-cell>
          <table:table-cell office:value-type="float" office:value="275" calcext:value-type="float">
            <text:p>275</text:p>
          </table:table-cell>
          <table:table-cell office:value-type="float" office:value="1312" calcext:value-type="float">
            <text:p>1312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 office:value-type="float" office:value="0.414392059484799" calcext:value-type="float">
            <text:p>0,414392059484799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mixte</text:p>
          </table:table-cell>
          <table:table-cell office:value-type="float" office:value="68" calcext:value-type="float">
            <text:p>68</text:p>
          </table:table-cell>
          <table:table-cell office:value-type="float" office:value="695" calcext:value-type="float">
            <text:p>695</text:p>
          </table:table-cell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office:value-type="float" office:value="0.480472102839323" calcext:value-type="float">
            <text:p>0,480472102839323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national</text:p>
          </table:table-cell>
          <table:table-cell office:value-type="float" office:value="115" calcext:value-type="float">
            <text:p>115</text:p>
          </table:table-cell>
          <table:table-cell office:value-type="float" office:value="342" calcext:value-type="float">
            <text:p>342</text:p>
          </table:table-cell>
          <table:table-cell office:value-type="float" office:value="622" calcext:value-type="float">
            <text:p>622</text:p>
          </table:table-cell>
          <table:table-cell office:value-type="float" office:value="38" calcext:value-type="float">
            <text:p>38</text:p>
          </table:table-cell>
          <table:table-cell office:value-type="float" office:value="0.442927484174422" calcext:value-type="float">
            <text:p>0,442927484174422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local</text:p>
          </table:table-cell>
          <table:table-cell office:value-type="float" office:value="71" calcext:value-type="float">
            <text:p>71</text:p>
          </table:table-cell>
          <table:table-cell office:value-type="float" office:value="1105" calcext:value-type="float">
            <text:p>1105</text:p>
          </table:table-cell>
          <table:table-cell office:value-type="float" office:value="871" calcext:value-type="float">
            <text:p>871</text:p>
          </table:table-cell>
          <table:table-cell office:value-type="float" office:value="23" calcext:value-type="float">
            <text:p>23</text:p>
          </table:table-cell>
          <table:table-cell office:value-type="float" office:value="0.488647342900744" calcext:value-type="float">
            <text:p>0,488647342900744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mixte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0.507337525992731" calcext:value-type="float">
            <text:p>0,507337525992731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national</text:p>
          </table:table-cell>
          <table:table-cell office:value-type="float" office:value="187" calcext:value-type="float">
            <text:p>187</text:p>
          </table:table-cell>
          <table:table-cell office:value-type="float" office:value="401" calcext:value-type="float">
            <text:p>401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0.384669151767132" calcext:value-type="float">
            <text:p>0,384669151767132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945" calcext:value-type="float">
            <text:p>945</text:p>
          </table:table-cell>
          <table:table-cell office:value-type="float" office:value="63" calcext:value-type="float">
            <text:p>63</text:p>
          </table:table-cell>
          <table:table-cell office:value-type="float" office:value="0.502873563102788" calcext:value-type="float">
            <text:p>0,502873563102788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float" office:value="0.503201396738905" calcext:value-type="float">
            <text:p>0,503201396738905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0.50412087884389" calcext:value-type="float">
            <text:p>0,50412087884389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434" calcext:value-type="float">
            <text:p>434</text:p>
          </table:table-cell>
          <table:table-cell office:value-type="float" office:value="126" calcext:value-type="float">
            <text:p>126</text:p>
          </table:table-cell>
          <table:table-cell office:value-type="float" office:value="0.609959349494315" calcext:value-type="float">
            <text:p>0,609959349494315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office:value-type="float" office:value="0.63209982766537" calcext:value-type="float">
            <text:p>0,63209982766537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national</text:p>
          </table:table-cell>
          <table:table-cell office:value-type="float" office:value="7" calcext:value-type="float">
            <text:p>7</text:p>
          </table:table-cell>
          <table:table-cell office:value-type="float" office:value="997" calcext:value-type="float">
            <text:p>997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office:value-type="float" office:value="0.627503851886748" calcext:value-type="float">
            <text:p>0,627503851886748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local</text:p>
          </table:table-cell>
          <table:table-cell office:value-type="float" office:value="21" calcext:value-type="float">
            <text:p>21</text:p>
          </table:table-cell>
          <table:table-cell office:value-type="float" office:value="1756" calcext:value-type="float">
            <text:p>1756</text:p>
          </table:table-cell>
          <table:table-cell office:value-type="float" office:value="411" calcext:value-type="float">
            <text:p>411</text:p>
          </table:table-cell>
          <table:table-cell office:value-type="float" office:value="144" calcext:value-type="float">
            <text:p>144</text:p>
          </table:table-cell>
          <table:table-cell office:value-type="float" office:value="0.586620926142947" calcext:value-type="float">
            <text:p>0,586620926142947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mixte</text:p>
          </table:table-cell>
          <table:table-cell office:value-type="float" office:value="15" calcext:value-type="float">
            <text:p>15</text:p>
          </table:table-cell>
          <table:table-cell office:value-type="float" office:value="844" calcext:value-type="float">
            <text:p>844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0.594782608488771" calcext:value-type="float">
            <text:p>0,594782608488771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national</text:p>
          </table:table-cell>
          <table:table-cell office:value-type="float" office:value="55" calcext:value-type="float">
            <text:p>55</text:p>
          </table:table-cell>
          <table:table-cell office:value-type="float" office:value="677" calcext:value-type="float">
            <text:p>677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0.529452054601113" calcext:value-type="float">
            <text:p>0,529452054601113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local</text:p>
          </table:table-cell>
          <table:table-cell office:value-type="float" office:value="323" calcext:value-type="float">
            <text:p>323</text:p>
          </table:table-cell>
          <table:table-cell office:value-type="float" office:value="1782" calcext:value-type="float">
            <text:p>1782</text:p>
          </table:table-cell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  <table:table-cell office:value-type="float" office:value="0.488826815564433" calcext:value-type="float">
            <text:p>0,488826815564433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mixte</text:p>
          </table:table-cell>
          <table:table-cell office:value-type="float" office:value="85" calcext:value-type="float">
            <text:p>85</text:p>
          </table:table-cell>
          <table:table-cell office:value-type="float" office:value="915" calcext:value-type="float">
            <text:p>915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float" office:value="0.582751091499476" calcext:value-type="float">
            <text:p>0,582751091499476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national</text:p>
          </table:table-cell>
          <table:table-cell office:value-type="float" office:value="427" calcext:value-type="float">
            <text:p>427</text:p>
          </table:table-cell>
          <table:table-cell office:value-type="float" office:value="626" calcext:value-type="float">
            <text:p>626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0.448247078314442" calcext:value-type="float">
            <text:p>0,448247078314442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local</text:p>
          </table:table-cell>
          <table:table-cell office:value-type="float" office:value="91" calcext:value-type="float">
            <text:p>91</text:p>
          </table:table-cell>
          <table:table-cell office:value-type="float" office:value="1770" calcext:value-type="float">
            <text:p>1770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.588779956324396" calcext:value-type="float">
            <text:p>0,588779956324396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mixte</text:p>
          </table:table-cell>
          <table:table-cell office:value-type="float" office:value="21" calcext:value-type="float">
            <text:p>21</text:p>
          </table:table-cell>
          <table:table-cell office:value-type="float" office:value="848" calcext:value-type="float">
            <text:p>848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0.595848056326556" calcext:value-type="float">
            <text:p>0,595848056326556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national</text:p>
          </table:table-cell>
          <table:table-cell office:value-type="float" office:value="234" calcext:value-type="float">
            <text:p>234</text:p>
          </table:table-cell>
          <table:table-cell office:value-type="float" office:value="541" calcext:value-type="float">
            <text:p>541</text:p>
          </table:table-cell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float" office:value="0.360648148014575" calcext:value-type="float">
            <text:p>0,360648148014575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local</text:p>
          </table:table-cell>
          <table:table-cell office:value-type="float" office:value="8" calcext:value-type="float">
            <text:p>8</text:p>
          </table:table-cell>
          <table:table-cell office:value-type="float" office:value="1336" calcext:value-type="float">
            <text:p>1336</text:p>
          </table:table-cell>
          <table:table-cell office:value-type="float" office:value="696" calcext:value-type="float">
            <text:p>696</text:p>
          </table:table-cell>
          <table:table-cell office:value-type="float" office:value="97" calcext:value-type="float">
            <text:p>97</text:p>
          </table:table-cell>
          <table:table-cell office:value-type="float" office:value="0.536148806638063" calcext:value-type="float">
            <text:p>0,536148806638063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0.573420074136275" calcext:value-type="float">
            <text:p>0,573420074136275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office:value-type="float" office:value="0.523978685426651" calcext:value-type="float">
            <text:p>0,523978685426651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local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718" calcext:value-type="float">
            <text:p>718</text:p>
          </table:table-cell>
          <table:table-cell office:value-type="float" office:value="35" calcext:value-type="float">
            <text:p>35</text:p>
          </table:table-cell>
          <table:table-cell office:value-type="float" office:value="0.482854343440143" calcext:value-type="float">
            <text:p>0,482854343440143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mixte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508" calcext:value-type="float">
            <text:p>508</text:p>
          </table:table-cell>
          <table:table-cell office:value-type="float" office:value="43" calcext:value-type="float">
            <text:p>43</text:p>
          </table:table-cell>
          <table:table-cell office:value-type="float" office:value="0.533312577567466" calcext:value-type="float">
            <text:p>0,533312577567466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national</text:p>
          </table:table-cell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office:value-type="float" office:value="0.548749999725625" calcext:value-type="float">
            <text:p>0,548749999725625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float" office:value="1756" calcext:value-type="float">
            <text:p>1756</text:p>
          </table:table-cell>
          <table:table-cell office:value-type="float" office:value="486" calcext:value-type="float">
            <text:p>486</text:p>
          </table:table-cell>
          <table:table-cell office:value-type="float" office:value="165" calcext:value-type="float">
            <text:p>165</text:p>
          </table:table-cell>
          <table:table-cell office:value-type="float" office:value="0.578838174177786" calcext:value-type="float">
            <text:p>0,578838174177786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276" calcext:value-type="float">
            <text:p>276</text:p>
          </table:table-cell>
          <table:table-cell office:value-type="float" office:value="17" calcext:value-type="float">
            <text:p>17</text:p>
          </table:table-cell>
          <table:table-cell office:value-type="float" office:value="0.615916954804181" calcext:value-type="float">
            <text:p>0,615916954804181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national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585" calcext:value-type="float">
            <text:p>585</text:p>
          </table:table-cell>
          <table:table-cell office:value-type="float" office:value="30" calcext:value-type="float">
            <text:p>30</text:p>
          </table:table-cell>
          <table:table-cell office:value-type="float" office:value="0.484573119024658" calcext:value-type="float">
            <text:p>0,484573119024658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2225" calcext:value-type="float">
            <text:p>2225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0.711896697593244" calcext:value-type="float">
            <text:p>0,711896697593244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0.709411239711182" calcext:value-type="float">
            <text:p>0,709411239711182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0.686649659630391" calcext:value-type="float">
            <text:p>0,686649659630391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local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0.663192741409869" calcext:value-type="float">
            <text:p>0,663192741409869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829" calcext:value-type="float">
            <text:p>829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0.654904904642681" calcext:value-type="float">
            <text:p>0,654904904642681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float" office:value="795" calcext:value-type="float">
            <text:p>79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0.649390243638459" calcext:value-type="float">
            <text:p>0,649390243638459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local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office:value-type="float" office:value="0.648762886490926" calcext:value-type="float">
            <text:p>0,648762886490926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1082" calcext:value-type="float">
            <text:p>108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715998256071143" calcext:value-type="float">
            <text:p>0,715998256071143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681838170384578" calcext:value-type="float">
            <text:p>0,681838170384578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local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0.614630623092921" calcext:value-type="float">
            <text:p>0,614630623092921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0.664634146101307" calcext:value-type="float">
            <text:p>0,664634146101307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national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0.66452205857922" calcext:value-type="float">
            <text:p>0,66452205857922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1777" calcext:value-type="float">
            <text:p>1777</text:p>
          </table:table-cell>
          <table:table-cell office:value-type="float" office:value="293" calcext:value-type="float">
            <text:p>293</text:p>
          </table:table-cell>
          <table:table-cell office:value-type="float" office:value="452" calcext:value-type="float">
            <text:p>452</text:p>
          </table:table-cell>
          <table:table-cell office:value-type="float" office:value="0.54369797851071" calcext:value-type="float">
            <text:p>0,54369797851071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846" calcext:value-type="float">
            <text:p>846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0.576164874345461" calcext:value-type="float">
            <text:p>0,576164874345461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national</text:p>
          </table:table-cell>
          <table:table-cell office:value-type="float" office:value="4" calcext:value-type="float">
            <text:p>4</text:p>
          </table:table-cell>
          <table:table-cell office:value-type="float" office:value="751" calcext:value-type="float">
            <text:p>751</text:p>
          </table:table-cell>
          <table:table-cell office:value-type="float" office:value="422" calcext:value-type="float">
            <text:p>422</text:p>
          </table:table-cell>
          <table:table-cell office:value-type="float" office:value="157" calcext:value-type="float">
            <text:p>157</text:p>
          </table:table-cell>
          <table:table-cell office:value-type="float" office:value="0.469640179769223" calcext:value-type="float">
            <text:p>0,469640179769223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local</text:p>
          </table:table-cell>
          <table:table-cell office:value-type="float" office:value="45" calcext:value-type="float">
            <text:p>45</text:p>
          </table:table-cell>
          <table:table-cell office:value-type="float" office:value="1255" calcext:value-type="float">
            <text:p>1255</text:p>
          </table:table-cell>
          <table:table-cell office:value-type="float" office:value="788" calcext:value-type="float">
            <text:p>788</text:p>
          </table:table-cell>
          <table:table-cell office:value-type="float" office:value="86" calcext:value-type="float">
            <text:p>86</text:p>
          </table:table-cell>
          <table:table-cell office:value-type="float" office:value="0.498160073505398" calcext:value-type="float">
            <text:p>0,498160073505398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678" calcext:value-type="float">
            <text:p>678</text:p>
          </table:table-cell>
          <table:table-cell office:value-type="float" office:value="388" calcext:value-type="float">
            <text:p>388</text:p>
          </table:table-cell>
          <table:table-cell office:value-type="float" office:value="14" calcext:value-type="float">
            <text:p>14</text:p>
          </table:table-cell>
          <table:table-cell office:value-type="float" office:value="0.550184161859969" calcext:value-type="float">
            <text:p>0,550184161859969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national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office:value-type="float" office:value="534" calcext:value-type="float">
            <text:p>534</text:p>
          </table:table-cell>
          <table:table-cell office:value-type="float" office:value="18" calcext:value-type="float">
            <text:p>18</text:p>
          </table:table-cell>
          <table:table-cell office:value-type="float" office:value="0.477713178109414" calcext:value-type="float">
            <text:p>0,477713178109414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local</text:p>
          </table:table-cell>
          <table:table-cell office:value-type="float" office:value="12" calcext:value-type="float">
            <text:p>12</text:p>
          </table:table-cell>
          <table:table-cell office:value-type="float" office:value="1256" calcext:value-type="float">
            <text:p>1256</text:p>
          </table:table-cell>
          <table:table-cell office:value-type="float" office:value="451" calcext:value-type="float">
            <text:p>451</text:p>
          </table:table-cell>
          <table:table-cell office:value-type="float" office:value="185" calcext:value-type="float">
            <text:p>185</text:p>
          </table:table-cell>
          <table:table-cell office:value-type="float" office:value="0.524947478881314" calcext:value-type="float">
            <text:p>0,524947478881314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0.644829611917824" calcext:value-type="float">
            <text:p>0,644829611917824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float" office:value="580" calcext:value-type="float">
            <text:p>580</text:p>
          </table:table-cell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float" office:value="0.550691243985857" calcext:value-type="float">
            <text:p>0,550691243985857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local</text:p>
          </table:table-cell>
          <table:table-cell office:value-type="float" office:value="12" calcext:value-type="float">
            <text:p>12</text:p>
          </table:table-cell>
          <table:table-cell office:value-type="float" office:value="1682" calcext:value-type="float">
            <text:p>1682</text:p>
          </table:table-cell>
          <table:table-cell office:value-type="float" office:value="783" calcext:value-type="float">
            <text:p>783</text:p>
          </table:table-cell>
          <table:table-cell office:value-type="float" office:value="59" calcext:value-type="float">
            <text:p>59</text:p>
          </table:table-cell>
          <table:table-cell office:value-type="float" office:value="0.565260252276773" calcext:value-type="float">
            <text:p>0,565260252276773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mixte</text:p>
          </table:table-cell>
          <table:table-cell office:value-type="float" office:value="7" calcext:value-type="float">
            <text:p>7</text:p>
          </table:table-cell>
          <table:table-cell office:value-type="float" office:value="840" calcext:value-type="float">
            <text:p>840</text:p>
          </table:table-cell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office:value-type="float" office:value="0.585437710240593" calcext:value-type="float">
            <text:p>0,585437710240593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national</text:p>
          </table:table-cell>
          <table:table-cell office:value-type="float" office:value="29" calcext:value-type="float">
            <text:p>29</text:p>
          </table:table-cell>
          <table:table-cell office:value-type="float" office:value="683" calcext:value-type="float">
            <text:p>683</text:p>
          </table:table-cell>
          <table:table-cell office:value-type="float" office:value="633" calcext:value-type="float">
            <text:p>633</text:p>
          </table:table-cell>
          <table:table-cell office:value-type="float" office:value="37" calcext:value-type="float">
            <text:p>37</text:p>
          </table:table-cell>
          <table:table-cell office:value-type="float" office:value="0.462735166291538" calcext:value-type="float">
            <text:p>0,462735166291538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local</text:p>
          </table:table-cell>
          <table:table-cell office:value-type="float" office:value="32" calcext:value-type="float">
            <text:p>32</text:p>
          </table:table-cell>
          <table:table-cell office:value-type="float" office:value="1739" calcext:value-type="float">
            <text:p>1739</text:p>
          </table:table-cell>
          <table:table-cell office:value-type="float" office:value="466" calcext:value-type="float">
            <text:p>466</text:p>
          </table:table-cell>
          <table:table-cell office:value-type="float" office:value="261" calcext:value-type="float">
            <text:p>261</text:p>
          </table:table-cell>
          <table:table-cell office:value-type="float" office:value="0.533026421051557" calcext:value-type="float">
            <text:p>0,533026421051557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mixte</text:p>
          </table:table-cell>
          <table:table-cell office:value-type="float" office:value="4" calcext:value-type="float">
            <text:p>4</text:p>
          </table:table-cell>
          <table:table-cell office:value-type="float" office:value="951" calcext:value-type="float">
            <text:p>951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float" office:value="0.634482758401903" calcext:value-type="float">
            <text:p>0,634482758401903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float" office:value="1023" calcext:value-type="float">
            <text:p>1023</text:p>
          </table:table-cell>
          <table:table-cell office:value-type="float" office:value="296" calcext:value-type="float">
            <text:p>296</text:p>
          </table:table-cell>
          <table:table-cell office:value-type="float" office:value="38" calcext:value-type="float">
            <text:p>38</text:p>
          </table:table-cell>
          <table:table-cell office:value-type="float" office:value="0.595090908917792" calcext:value-type="float">
            <text:p>0,595090908917792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299" calcext:value-type="float">
            <text:p>299</text:p>
          </table:table-cell>
          <table:table-cell office:value-type="float" office:value="136" calcext:value-type="float">
            <text:p>136</text:p>
          </table:table-cell>
          <table:table-cell office:value-type="float" office:value="0.636874260837702" calcext:value-type="float">
            <text:p>0,636874260837702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.678209459230335" calcext:value-type="float">
            <text:p>0,678209459230335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016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0.60704074321457" calcext:value-type="float">
            <text:p>0,60704074321457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local</text:p>
          </table:table-cell>
          <table:table-cell office:value-type="float" office:value="475" calcext:value-type="float">
            <text:p>475</text:p>
          </table:table-cell>
          <table:table-cell office:value-type="float" office:value="1183" calcext:value-type="float">
            <text:p>1183</text:p>
          </table:table-cell>
          <table:table-cell office:value-type="float" office:value="534" calcext:value-type="float">
            <text:p>534</text:p>
          </table:table-cell>
          <table:table-cell office:value-type="float" office:value="177" calcext:value-type="float">
            <text:p>177</text:p>
          </table:table-cell>
          <table:table-cell office:value-type="float" office:value="0.324715069594814" calcext:value-type="float">
            <text:p>0,324715069594814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mixte</text:p>
          </table:table-cell>
          <table:table-cell office:value-type="float" office:value="186" calcext:value-type="float">
            <text:p>186</text:p>
          </table:table-cell>
          <table:table-cell office:value-type="float" office:value="486" calcext:value-type="float">
            <text:p>486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0.371241512950052" calcext:value-type="float">
            <text:p>0,371241512950052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national</text:p>
          </table:table-cell>
          <table:table-cell office:value-type="float" office:value="357" calcext:value-type="float">
            <text:p>357</text:p>
          </table:table-cell>
          <table:table-cell office:value-type="float" office:value="385" calcext:value-type="float">
            <text:p>385</text:p>
          </table:table-cell>
          <table:table-cell office:value-type="float" office:value="332" calcext:value-type="float">
            <text:p>332</text:p>
          </table:table-cell>
          <table:table-cell office:value-type="float" office:value="9" calcext:value-type="float">
            <text:p>9</text:p>
          </table:table-cell>
          <table:table-cell office:value-type="float" office:value="0.266158817999572" calcext:value-type="float">
            <text:p>0,266158817999572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local</text:p>
          </table:table-cell>
          <table:table-cell office:value-type="float" office:value="31" calcext:value-type="float">
            <text:p>31</text:p>
          </table:table-cell>
          <table:table-cell office:value-type="float" office:value="1821" calcext:value-type="float">
            <text:p>1821</text:p>
          </table:table-cell>
          <table:table-cell office:value-type="float" office:value="557" calcext:value-type="float">
            <text:p>557</text:p>
          </table:table-cell>
          <table:table-cell office:value-type="float" office:value="136" calcext:value-type="float">
            <text:p>136</text:p>
          </table:table-cell>
          <table:table-cell office:value-type="float" office:value="0.568860510716093" calcext:value-type="float">
            <text:p>0,568860510716093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mixte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261" calcext:value-type="float">
            <text:p>261</text:p>
          </table:table-cell>
          <table:table-cell office:value-type="float" office:value="23" calcext:value-type="float">
            <text:p>23</text:p>
          </table:table-cell>
          <table:table-cell office:value-type="float" office:value="0.607993197072111" calcext:value-type="float">
            <text:p>0,607993197072111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national</text:p>
          </table:table-cell>
          <table:table-cell office:value-type="float" office:value="11" calcext:value-type="float">
            <text:p>11</text:p>
          </table:table-cell>
          <table:table-cell office:value-type="float" office:value="533" calcext:value-type="float">
            <text:p>533</text:p>
          </table:table-cell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office:value-type="float" office:value="0.534099472333354" calcext:value-type="float">
            <text:p>0,534099472333354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local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1325" calcext:value-type="float">
            <text:p>1325</text:p>
          </table:table-cell>
          <table:table-cell office:value-type="float" office:value="19" calcext:value-type="float">
            <text:p>19</text:p>
          </table:table-cell>
          <table:table-cell office:value-type="float" office:value="0.616399082427431" calcext:value-type="float">
            <text:p>0,616399082427431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0.632772680679807" calcext:value-type="float">
            <text:p>0,632772680679807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national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747" calcext:value-type="float">
            <text:p>747</text:p>
          </table:table-cell>
          <table:table-cell office:value-type="float" office:value="18" calcext:value-type="float">
            <text:p>18</text:p>
          </table:table-cell>
          <table:table-cell office:value-type="float" office:value="0.600152904954066" calcext:value-type="float">
            <text:p>0,600152904954066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local</text:p>
          </table:table-cell>
          <table:table-cell office:value-type="float" office:value="13" calcext:value-type="float">
            <text:p>13</text:p>
          </table:table-cell>
          <table:table-cell office:value-type="float" office:value="1714" calcext:value-type="float">
            <text:p>1714</text:p>
          </table:table-cell>
          <table:table-cell office:value-type="float" office:value="476" calcext:value-type="float">
            <text:p>476</text:p>
          </table:table-cell>
          <table:table-cell office:value-type="float" office:value="132" calcext:value-type="float">
            <text:p>132</text:p>
          </table:table-cell>
          <table:table-cell office:value-type="float" office:value="0.583190578058554" calcext:value-type="float">
            <text:p>0,583190578058554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mixte</text:p>
          </table:table-cell>
          <table:table-cell office:value-type="float" office:value="46" calcext:value-type="float">
            <text:p>46</text:p>
          </table:table-cell>
          <table:table-cell office:value-type="float" office:value="894" calcext:value-type="float">
            <text:p>894</text:p>
          </table:table-cell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float" office:value="0.606828193618739" calcext:value-type="float">
            <text:p>0,606828193618739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national</text:p>
          </table:table-cell>
          <table:table-cell office:value-type="float" office:value="62" calcext:value-type="float">
            <text:p>62</text:p>
          </table:table-cell>
          <table:table-cell office:value-type="float" office:value="774" calcext:value-type="float">
            <text:p>774</text:p>
          </table:table-cell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0.548870547159385" calcext:value-type="float">
            <text:p>0,548870547159385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local</text:p>
          </table:table-cell>
          <table:table-cell office:value-type="float" office:value="18" calcext:value-type="float">
            <text:p>18</text:p>
          </table:table-cell>
          <table:table-cell office:value-type="float" office:value="1137" calcext:value-type="float">
            <text:p>1137</text:p>
          </table:table-cell>
          <table:table-cell office:value-type="float" office:value="801" calcext:value-type="float">
            <text:p>801</text:p>
          </table:table-cell>
          <table:table-cell office:value-type="float" office:value="188" calcext:value-type="float">
            <text:p>188</text:p>
          </table:table-cell>
          <table:table-cell office:value-type="float" office:value="0.462919776033037" calcext:value-type="float">
            <text:p>0,462919776033037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60" calcext:value-type="float">
            <text:p>60</text:p>
          </table:table-cell>
          <table:table-cell office:value-type="float" office:value="0.458524289474418" calcext:value-type="float">
            <text:p>0,458524289474418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national</text:p>
          </table:table-cell>
          <table:table-cell office:value-type="float" office:value="93" calcext:value-type="float">
            <text:p>93</text:p>
          </table:table-cell>
          <table:table-cell office:value-type="float" office:value="338" calcext:value-type="float">
            <text:p>338</text:p>
          </table:table-cell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0.490313652955604" calcext:value-type="float">
            <text:p>0,490313652955604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local</text:p>
          </table:table-cell>
          <table:table-cell office:value-type="float" office:value="11" calcext:value-type="float">
            <text:p>11</text:p>
          </table:table-cell>
          <table:table-cell office:value-type="float" office:value="1866" calcext:value-type="float">
            <text:p>1866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 office:value-type="float" office:value="0.628954027730248" calcext:value-type="float">
            <text:p>0,628954027730248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0.646431679496456" calcext:value-type="float">
            <text:p>0,646431679496456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national</text:p>
          </table:table-cell>
          <table:table-cell office:value-type="float" office:value="19" calcext:value-type="float">
            <text:p>19</text:p>
          </table:table-cell>
          <table:table-cell office:value-type="float" office:value="669" calcext:value-type="float">
            <text:p>669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0.535075960487909" calcext:value-type="float">
            <text:p>0,535075960487909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local</text:p>
          </table:table-cell>
          <table:table-cell office:value-type="float" office:value="507" calcext:value-type="float">
            <text:p>507</text:p>
          </table:table-cell>
          <table:table-cell office:value-type="float" office:value="1316" calcext:value-type="float">
            <text:p>1316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0.362842105202048" calcext:value-type="float">
            <text:p>0,362842105202048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mixte</text:p>
          </table:table-cell>
          <table:table-cell office:value-type="float" office:value="237" calcext:value-type="float">
            <text:p>237</text:p>
          </table:table-cell>
          <table:table-cell office:value-type="float" office:value="655" calcext:value-type="float">
            <text:p>655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0.415760869414579" calcext:value-type="float">
            <text:p>0,415760869414579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national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0.341087169308095" calcext:value-type="float">
            <text:p>0,341087169308095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local</text:p>
          </table:table-cell>
          <table:table-cell office:value-type="float" office:value="19" calcext:value-type="float">
            <text:p>19</text:p>
          </table:table-cell>
          <table:table-cell office:value-type="float" office:value="2126" calcext:value-type="float">
            <text:p>2126</text:p>
          </table:table-cell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0.666088199156213" calcext:value-type="float">
            <text:p>0,666088199156213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mixte</text:p>
          </table:table-cell>
          <table:table-cell office:value-type="float" office:value="5" calcext:value-type="float">
            <text:p>5</text:p>
          </table:table-cell>
          <table:table-cell office:value-type="float" office:value="1055" calcext:value-type="float">
            <text:p>105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700520833090097" calcext:value-type="float">
            <text:p>0,700520833090097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0.643418100031887" calcext:value-type="float">
            <text:p>0,643418100031887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local</text:p>
          </table:table-cell>
          <table:table-cell office:value-type="float" office:value="4" calcext:value-type="float">
            <text:p>4</text:p>
          </table:table-cell>
          <table:table-cell office:value-type="float" office:value="2068" calcext:value-type="float">
            <text:p>2068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0.664618643955149" calcext:value-type="float">
            <text:p>0,664618643955149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mixte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.687329700022769" calcext:value-type="float">
            <text:p>0,687329700022769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national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0.631904761664036" calcext:value-type="float">
            <text:p>0,631904761664036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float" office:value="1499" calcext:value-type="float">
            <text:p>1499</text:p>
          </table:table-cell>
          <table:table-cell office:value-type="float" office:value="662" calcext:value-type="float">
            <text:p>662</text:p>
          </table:table-cell>
          <table:table-cell office:value-type="float" office:value="178" calcext:value-type="float">
            <text:p>178</text:p>
          </table:table-cell>
          <table:table-cell office:value-type="float" office:value="0.52855924969675" calcext:value-type="float">
            <text:p>0,52855924969675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mixte</text:p>
          </table:table-cell>
          <table:table-cell office:value-type="float" office:value="3" calcext:value-type="float">
            <text:p>3</text:p>
          </table:table-cell>
          <table:table-cell office:value-type="float" office:value="681" calcext:value-type="float">
            <text:p>681</text:p>
          </table:table-cell>
          <table:table-cell office:value-type="float" office:value="331" calcext:value-type="float">
            <text:p>331</text:p>
          </table:table-cell>
          <table:table-cell office:value-type="float" office:value="107" calcext:value-type="float">
            <text:p>107</text:p>
          </table:table-cell>
          <table:table-cell office:value-type="float" office:value="0.503119429410653" calcext:value-type="float">
            <text:p>0,503119429410653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national</text:p>
          </table:table-cell>
          <table:table-cell office:value-type="float" office:value="14" calcext:value-type="float">
            <text:p>14</text:p>
          </table:table-cell>
          <table:table-cell office:value-type="float" office:value="679" calcext:value-type="float">
            <text:p>679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0.548059149520126" calcext:value-type="float">
            <text:p>0,548059149520126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local</text:p>
          </table:table-cell>
          <table:table-cell office:value-type="float" office:value="1044" calcext:value-type="float">
            <text:p>1044</text:p>
          </table:table-cell>
          <table:table-cell office:value-type="float" office:value="631" calcext:value-type="float">
            <text:p>631</text:p>
          </table:table-cell>
          <table:table-cell office:value-type="float" office:value="692" calcext:value-type="float">
            <text:p>692</text:p>
          </table:table-cell>
          <table:table-cell office:value-type="float" office:value="65" calcext:value-type="float">
            <text:p>65</text:p>
          </table:table-cell>
          <table:table-cell office:value-type="float" office:value="0.308182565738786" calcext:value-type="float">
            <text:p>0,308182565738786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mixte</text:p>
          </table:table-cell>
          <table:table-cell office:value-type="float" office:value="585" calcext:value-type="float">
            <text:p>585</text:p>
          </table:table-cell>
          <table:table-cell office:value-type="float" office:value="177" calcext:value-type="float">
            <text:p>177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office:value-type="float" office:value="0.40169491511807" calcext:value-type="float">
            <text:p>0,40169491511807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national</text:p>
          </table:table-cell>
          <table:table-cell office:value-type="float" office:value="784" calcext:value-type="float">
            <text:p>784</text:p>
          </table:table-cell>
          <table:table-cell office:value-type="float" office:value="85" calcext:value-type="float">
            <text:p>85</text:p>
          </table:table-cell>
          <table:table-cell office:value-type="float" office:value="451" calcext:value-type="float">
            <text:p>451</text:p>
          </table:table-cell>
          <table:table-cell office:value-type="float" office:value="37" calcext:value-type="float">
            <text:p>37</text:p>
          </table:table-cell>
          <table:table-cell office:value-type="float" office:value="0.480287398531971" calcext:value-type="float">
            <text:p>0,480287398531971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local</text:p>
          </table:table-cell>
          <table:table-cell office:value-type="float" office:value="405" calcext:value-type="float">
            <text:p>405</text:p>
          </table:table-cell>
          <table:table-cell office:value-type="float" office:value="985" calcext:value-type="float">
            <text:p>985</text:p>
          </table:table-cell>
          <table:table-cell office:value-type="float" office:value="1091" calcext:value-type="float">
            <text:p>1091</text:p>
          </table:table-cell>
          <table:table-cell office:value-type="float" office:value="86" calcext:value-type="float">
            <text:p>86</text:p>
          </table:table-cell>
          <table:table-cell office:value-type="float" office:value="0.350116867884672" calcext:value-type="float">
            <text:p>0,350116867884672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mixte</text:p>
          </table:table-cell>
          <table:table-cell office:value-type="float" office:value="63" calcext:value-type="float">
            <text:p>63</text:p>
          </table:table-cell>
          <table:table-cell office:value-type="float" office:value="454" calcext:value-type="float">
            <text:p>454</text:p>
          </table:table-cell>
          <table:table-cell office:value-type="float" office:value="622" calcext:value-type="float">
            <text:p>622</text:p>
          </table:table-cell>
          <table:table-cell office:value-type="float" office:value="61" calcext:value-type="float">
            <text:p>61</text:p>
          </table:table-cell>
          <table:table-cell office:value-type="float" office:value="0.432083333189306" calcext:value-type="float">
            <text:p>0,432083333189306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national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office:value-type="float" office:value="828" calcext:value-type="float">
            <text:p>828</text:p>
          </table:table-cell>
          <table:table-cell office:value-type="float" office:value="88" calcext:value-type="float">
            <text:p>88</text:p>
          </table:table-cell>
          <table:table-cell office:value-type="float" office:value="0.441944847476939" calcext:value-type="float">
            <text:p>0,441944847476939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local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766" calcext:value-type="float">
            <text:p>766</text:p>
          </table:table-cell>
          <table:table-cell office:value-type="float" office:value="49" calcext:value-type="float">
            <text:p>49</text:p>
          </table:table-cell>
          <table:table-cell office:value-type="float" office:value="0.53613861375522" calcext:value-type="float">
            <text:p>0,53613861375522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329" calcext:value-type="float">
            <text:p>329</text:p>
          </table:table-cell>
          <table:table-cell office:value-type="float" office:value="35" calcext:value-type="float">
            <text:p>35</text:p>
          </table:table-cell>
          <table:table-cell office:value-type="float" office:value="0.54192546561411" calcext:value-type="float">
            <text:p>0,54192546561411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487" calcext:value-type="float">
            <text:p>487</text:p>
          </table:table-cell>
          <table:table-cell office:value-type="float" office:value="18" calcext:value-type="float">
            <text:p>18</text:p>
          </table:table-cell>
          <table:table-cell office:value-type="float" office:value="0.548593350103021" calcext:value-type="float">
            <text:p>0,548593350103021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local</text:p>
          </table:table-cell>
          <table:table-cell office:value-type="float" office:value="105" calcext:value-type="float">
            <text:p>105</text:p>
          </table:table-cell>
          <table:table-cell office:value-type="float" office:value="1608" calcext:value-type="float">
            <text:p>1608</text:p>
          </table:table-cell>
          <table:table-cell office:value-type="float" office:value="776" calcext:value-type="float">
            <text:p>776</text:p>
          </table:table-cell>
          <table:table-cell office:value-type="float" office:value="57" calcext:value-type="float">
            <text:p>57</text:p>
          </table:table-cell>
          <table:table-cell office:value-type="float" office:value="0.522780832596578" calcext:value-type="float">
            <text:p>0,522780832596578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mixte</text:p>
          </table:table-cell>
          <table:table-cell office:value-type="float" office:value="25" calcext:value-type="float">
            <text:p>25</text:p>
          </table:table-cell>
          <table:table-cell office:value-type="float" office:value="692" calcext:value-type="float">
            <text:p>692</text:p>
          </table:table-cell>
          <table:table-cell office:value-type="float" office:value="436" calcext:value-type="float">
            <text:p>436</text:p>
          </table:table-cell>
          <table:table-cell office:value-type="float" office:value="47" calcext:value-type="float">
            <text:p>47</text:p>
          </table:table-cell>
          <table:table-cell office:value-type="float" office:value="0.497916666500695" calcext:value-type="float">
            <text:p>0,497916666500695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national</text:p>
          </table:table-cell>
          <table:table-cell office:value-type="float" office:value="66" calcext:value-type="float">
            <text:p>66</text:p>
          </table:table-cell>
          <table:table-cell office:value-type="float" office:value="516" calcext:value-type="float">
            <text:p>516</text:p>
          </table:table-cell>
          <table:table-cell office:value-type="float" office:value="734" calcext:value-type="float">
            <text:p>734</text:p>
          </table:table-cell>
          <table:table-cell office:value-type="float" office:value="45" calcext:value-type="float">
            <text:p>45</text:p>
          </table:table-cell>
          <table:table-cell office:value-type="float" office:value="0.462343864669407" calcext:value-type="float">
            <text:p>0,462343864669407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local</text:p>
          </table:table-cell>
          <table:table-cell office:value-type="float" office:value="6" calcext:value-type="float">
            <text:p>6</text:p>
          </table:table-cell>
          <table:table-cell office:value-type="float" office:value="1107" calcext:value-type="float">
            <text:p>1107</text:p>
          </table:table-cell>
          <table:table-cell office:value-type="float" office:value="1138" calcext:value-type="float">
            <text:p>1138</text:p>
          </table:table-cell>
          <table:table-cell office:value-type="float" office:value="262" calcext:value-type="float">
            <text:p>262</text:p>
          </table:table-cell>
          <table:table-cell office:value-type="float" office:value="0.421906088273473" calcext:value-type="float">
            <text:p>0,421906088273473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633" calcext:value-type="float">
            <text:p>633</text:p>
          </table:table-cell>
          <table:table-cell office:value-type="float" office:value="62" calcext:value-type="float">
            <text:p>62</text:p>
          </table:table-cell>
          <table:table-cell office:value-type="float" office:value="0.487083333170972" calcext:value-type="float">
            <text:p>0,487083333170972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national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float" office:value="973" calcext:value-type="float">
            <text:p>973</text:p>
          </table:table-cell>
          <table:table-cell office:value-type="float" office:value="41" calcext:value-type="float">
            <text:p>41</text:p>
          </table:table-cell>
          <table:table-cell office:value-type="float" office:value="0.577142856977959" calcext:value-type="float">
            <text:p>0,577142856977959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local</text:p>
          </table:table-cell>
          <table:table-cell office:value-type="float" office:value="14" calcext:value-type="float">
            <text:p>14</text:p>
          </table:table-cell>
          <table:table-cell office:value-type="float" office:value="1868" calcext:value-type="float">
            <text:p>1868</text:p>
          </table:table-cell>
          <table:table-cell office:value-type="float" office:value="277" calcext:value-type="float">
            <text:p>277</text:p>
          </table:table-cell>
          <table:table-cell office:value-type="float" office:value="156" calcext:value-type="float">
            <text:p>156</text:p>
          </table:table-cell>
          <table:table-cell office:value-type="float" office:value="0.613714902701734" calcext:value-type="float">
            <text:p>0,613714902701734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980" calcext:value-type="float">
            <text:p>980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0.649656946603891" calcext:value-type="float">
            <text:p>0,649656946603891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float" office:value="919" calcext:value-type="float">
            <text:p>919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0.623327758988854" calcext:value-type="float">
            <text:p>0,623327758988854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local</text:p>
          </table:table-cell>
          <table:table-cell office:value-type="float" office:value="36" calcext:value-type="float">
            <text:p>36</text:p>
          </table:table-cell>
          <table:table-cell office:value-type="float" office:value="1271" calcext:value-type="float">
            <text:p>1271</text:p>
          </table:table-cell>
          <table:table-cell office:value-type="float" office:value="1090" calcext:value-type="float">
            <text:p>1090</text:p>
          </table:table-cell>
          <table:table-cell office:value-type="float" office:value="151" calcext:value-type="float">
            <text:p>151</text:p>
          </table:table-cell>
          <table:table-cell office:value-type="float" office:value="0.455651491294246" calcext:value-type="float">
            <text:p>0,455651491294246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mixte</text:p>
          </table:table-cell>
          <table:table-cell office:value-type="float" office:value="4" calcext:value-type="float">
            <text:p>4</text:p>
          </table:table-cell>
          <table:table-cell office:value-type="float" office:value="746" calcext:value-type="float">
            <text:p>746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0.553333333148889" calcext:value-type="float">
            <text:p>0,553333333148889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national</text:p>
          </table:table-cell>
          <table:table-cell office:value-type="float" office:value="27" calcext:value-type="float">
            <text:p>27</text:p>
          </table:table-cell>
          <table:table-cell office:value-type="float" office:value="616" calcext:value-type="float">
            <text:p>616</text:p>
          </table:table-cell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0.493243243099125" calcext:value-type="float">
            <text:p>0,493243243099125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241" calcext:value-type="float">
            <text:p>241</text:p>
          </table:table-cell>
          <table:table-cell office:value-type="float" office:value="138" calcext:value-type="float">
            <text:p>138</text:p>
          </table:table-cell>
          <table:table-cell office:value-type="float" office:value="0.646147736196005" calcext:value-type="float">
            <text:p>0,646147736196005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0.659940526538678" calcext:value-type="float">
            <text:p>0,659940526538678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national</text:p>
          </table:table-cell>
          <table:table-cell office:value-type="float" office:value="9" calcext:value-type="float">
            <text:p>9</text:p>
          </table:table-cell>
          <table:table-cell office:value-type="float" office:value="1006" calcext:value-type="float">
            <text:p>1006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0.627125193005525" calcext:value-type="float">
            <text:p>0,627125193005525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local</text:p>
          </table:table-cell>
          <table:table-cell office:value-type="float" office:value="12" calcext:value-type="float">
            <text:p>12</text:p>
          </table:table-cell>
          <table:table-cell office:value-type="float" office:value="1426" calcext:value-type="float">
            <text:p>1426</text:p>
          </table:table-cell>
          <table:table-cell office:value-type="float" office:value="537" calcext:value-type="float">
            <text:p>537</text:p>
          </table:table-cell>
          <table:table-cell office:value-type="float" office:value="254" calcext:value-type="float">
            <text:p>254</text:p>
          </table:table-cell>
          <table:table-cell office:value-type="float" office:value="0.50751458043831" calcext:value-type="float">
            <text:p>0,50751458043831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mixte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0.563008129877865" calcext:value-type="float">
            <text:p>0,563008129877865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national</text:p>
          </table:table-cell>
          <table:table-cell office:value-type="float" office:value="23" calcext:value-type="float">
            <text:p>23</text:p>
          </table:table-cell>
          <table:table-cell office:value-type="float" office:value="824" calcext:value-type="float">
            <text:p>824</text:p>
          </table:table-cell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0.600585058289618" calcext:value-type="float">
            <text:p>0,600585058289618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local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 office:value-type="float" office:value="547" calcext:value-type="float">
            <text:p>547</text:p>
          </table:table-cell>
          <table:table-cell office:value-type="float" office:value="154" calcext:value-type="float">
            <text:p>154</text:p>
          </table:table-cell>
          <table:table-cell office:value-type="float" office:value="0.188042131304079" calcext:value-type="float">
            <text:p>0,188042131304079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mixte</text:p>
          </table:table-cell>
          <table:table-cell office:value-type="float" office:value="185" calcext:value-type="float">
            <text:p>185</text:p>
          </table:table-cell>
          <table:table-cell office:value-type="float" office:value="269" calcext:value-type="float">
            <text:p>269</text:p>
          </table:table-cell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office:value-type="float" office:value="0.209999999898182" calcext:value-type="float">
            <text:p>0,209999999898182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national</text:p>
          </table:table-cell>
          <table:table-cell office:value-type="float" office:value="377" calcext:value-type="float">
            <text:p>377</text:p>
          </table:table-cell>
          <table:table-cell office:value-type="float" office:value="114" calcext:value-type="float">
            <text:p>114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0.302056555114624" calcext:value-type="float">
            <text:p>0,302056555114624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float" office:value="1723" calcext:value-type="float">
            <text:p>1723</text:p>
          </table:table-cell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0.591546112008762" calcext:value-type="float">
            <text:p>0,591546112008762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mixte</text:p>
          </table:table-cell>
          <table:table-cell office:value-type="float" office:value="3" calcext:value-type="float">
            <text:p>3</text:p>
          </table:table-cell>
          <table:table-cell office:value-type="float" office:value="771" calcext:value-type="float">
            <text:p>771</text:p>
          </table:table-cell>
          <table:table-cell office:value-type="float" office:value="177" calcext:value-type="float">
            <text:p>177</text:p>
          </table:table-cell>
          <table:table-cell office:value-type="float" office:value="52" calcext:value-type="float">
            <text:p>52</text:p>
          </table:table-cell>
          <table:table-cell office:value-type="float" office:value="0.605433698661841" calcext:value-type="float">
            <text:p>0,605433698661841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national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0.539590254467513" calcext:value-type="float">
            <text:p>0,539590254467513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local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office:value-type="float" office:value="360" calcext:value-type="float">
            <text:p>360</text:p>
          </table:table-cell>
          <table:table-cell office:value-type="float" office:value="266" calcext:value-type="float">
            <text:p>266</text:p>
          </table:table-cell>
          <table:table-cell office:value-type="float" office:value="0.571737421293752" calcext:value-type="float">
            <text:p>0,571737421293752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mixte</text:p>
          </table:table-cell>
          <table:table-cell office:value-type="float" office:value="8" calcext:value-type="float">
            <text:p>8</text:p>
          </table:table-cell>
          <table:table-cell office:value-type="float" office:value="922" calcext:value-type="float">
            <text:p>922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0.601246775373604" calcext:value-type="float">
            <text:p>0,601246775373604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national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296" calcext:value-type="float">
            <text:p>296</text:p>
          </table:table-cell>
          <table:table-cell office:value-type="float" office:value="30" calcext:value-type="float">
            <text:p>30</text:p>
          </table:table-cell>
          <table:table-cell office:value-type="float" office:value="0.591803278494491" calcext:value-type="float">
            <text:p>0,591803278494491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local</text:p>
          </table:table-cell>
          <table:table-cell office:value-type="float" office:value="110" calcext:value-type="float">
            <text:p>110</text:p>
          </table:table-cell>
          <table:table-cell office:value-type="float" office:value="1420" calcext:value-type="float">
            <text:p>1420</text:p>
          </table:table-cell>
          <table:table-cell office:value-type="float" office:value="857" calcext:value-type="float">
            <text:p>857</text:p>
          </table:table-cell>
          <table:table-cell office:value-type="float" office:value="90" calcext:value-type="float">
            <text:p>90</text:p>
          </table:table-cell>
          <table:table-cell office:value-type="float" office:value="0.478098506180364" calcext:value-type="float">
            <text:p>0,478098506180364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mixte</text:p>
          </table:table-cell>
          <table:table-cell office:value-type="float" office:value="27" calcext:value-type="float">
            <text:p>27</text:p>
          </table:table-cell>
          <table:table-cell office:value-type="float" office:value="638" calcext:value-type="float">
            <text:p>638</text:p>
          </table:table-cell>
          <table:table-cell office:value-type="float" office:value="449" calcext:value-type="float">
            <text:p>449</text:p>
          </table:table-cell>
          <table:table-cell office:value-type="float" office:value="63" calcext:value-type="float">
            <text:p>63</text:p>
          </table:table-cell>
          <table:table-cell office:value-type="float" office:value="0.471325403408216" calcext:value-type="float">
            <text:p>0,471325403408216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national</text:p>
          </table:table-cell>
          <table:table-cell office:value-type="float" office:value="92" calcext:value-type="float">
            <text:p>92</text:p>
          </table:table-cell>
          <table:table-cell office:value-type="float" office:value="376" calcext:value-type="float">
            <text:p>376</text:p>
          </table:table-cell>
          <table:table-cell office:value-type="float" office:value="658" calcext:value-type="float">
            <text:p>658</text:p>
          </table:table-cell>
          <table:table-cell office:value-type="float" office:value="37" calcext:value-type="float">
            <text:p>37</text:p>
          </table:table-cell>
          <table:table-cell office:value-type="float" office:value="0.461521925894575" calcext:value-type="float">
            <text:p>0,461521925894575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local</text:p>
          </table:table-cell>
          <table:table-cell office:value-type="float" office:value="102" calcext:value-type="float">
            <text:p>102</text:p>
          </table:table-cell>
          <table:table-cell office:value-type="float" office:value="1775" calcext:value-type="float">
            <text:p>1775</text:p>
          </table:table-cell>
          <table:table-cell office:value-type="float" office:value="399" calcext:value-type="float">
            <text:p>399</text:p>
          </table:table-cell>
          <table:table-cell office:value-type="float" office:value="229" calcext:value-type="float">
            <text:p>229</text:p>
          </table:table-cell>
          <table:table-cell office:value-type="float" office:value="0.517864271374393" calcext:value-type="float">
            <text:p>0,517864271374393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mixte</text:p>
          </table:table-cell>
          <table:table-cell office:value-type="float" office:value="14" calcext:value-type="float">
            <text:p>14</text:p>
          </table:table-cell>
          <table:table-cell office:value-type="float" office:value="952" calcext:value-type="float">
            <text:p>952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0.649911031797185" calcext:value-type="float">
            <text:p>0,649911031797185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national</text:p>
          </table:table-cell>
          <table:table-cell office:value-type="float" office:value="106" calcext:value-type="float">
            <text:p>106</text:p>
          </table:table-cell>
          <table:table-cell office:value-type="float" office:value="684" calcext:value-type="float">
            <text:p>684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0.493147656766349" calcext:value-type="float">
            <text:p>0,493147656766349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local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1115" calcext:value-type="float">
            <text:p>1115</text:p>
          </table:table-cell>
          <table:table-cell office:value-type="float" office:value="257" calcext:value-type="float">
            <text:p>257</text:p>
          </table:table-cell>
          <table:table-cell office:value-type="float" office:value="0.427356866047808" calcext:value-type="float">
            <text:p>0,427356866047808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599" calcext:value-type="float">
            <text:p>599</text:p>
          </table:table-cell>
          <table:table-cell office:value-type="float" office:value="122" calcext:value-type="float">
            <text:p>122</text:p>
          </table:table-cell>
          <table:table-cell office:value-type="float" office:value="0.456483125947963" calcext:value-type="float">
            <text:p>0,456483125947963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national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  <table:table-cell office:value-type="float" office:value="619" calcext:value-type="float">
            <text:p>619</text:p>
          </table:table-cell>
          <table:table-cell office:value-type="float" office:value="8" calcext:value-type="float">
            <text:p>8</text:p>
          </table:table-cell>
          <table:table-cell office:value-type="float" office:value="0.516994633088732" calcext:value-type="float">
            <text:p>0,516994633088732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local</text:p>
          </table:table-cell>
          <table:table-cell office:value-type="float" office:value="117" calcext:value-type="float">
            <text:p>117</text:p>
          </table:table-cell>
          <table:table-cell office:value-type="float" office:value="1477" calcext:value-type="float">
            <text:p>1477</text:p>
          </table:table-cell>
          <table:table-cell office:value-type="float" office:value="616" calcext:value-type="float">
            <text:p>616</text:p>
          </table:table-cell>
          <table:table-cell office:value-type="float" office:value="189" calcext:value-type="float">
            <text:p>189</text:p>
          </table:table-cell>
          <table:table-cell office:value-type="float" office:value="0.469674864448574" calcext:value-type="float">
            <text:p>0,469674864448574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mixte</text:p>
          </table:table-cell>
          <table:table-cell office:value-type="float" office:value="18" calcext:value-type="float">
            <text:p>18</text:p>
          </table:table-cell>
          <table:table-cell office:value-type="float" office:value="859" calcext:value-type="float">
            <text:p>859</text:p>
          </table:table-cell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0.595289541712951" calcext:value-type="float">
            <text:p>0,595289541712951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0.545927601612334" calcext:value-type="float">
            <text:p>0,545927601612334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local</text:p>
          </table:table-cell>
          <table:table-cell office:value-type="float" office:value="11" calcext:value-type="float">
            <text:p>11</text:p>
          </table:table-cell>
          <table:table-cell office:value-type="float" office:value="428" calcext:value-type="float">
            <text:p>428</text:p>
          </table:table-cell>
          <table:table-cell office:value-type="float" office:value="2066" calcext:value-type="float">
            <text:p>2066</text:p>
          </table:table-cell>
          <table:table-cell office:value-type="float" office:value="79" calcext:value-type="float">
            <text:p>79</text:p>
          </table:table-cell>
          <table:table-cell office:value-type="float" office:value="0.630224458106776" calcext:value-type="float">
            <text:p>0,630224458106776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mixte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045" calcext:value-type="float">
            <text:p>1045</text:p>
          </table:table-cell>
          <table:table-cell office:value-type="float" office:value="20" calcext:value-type="float">
            <text:p>20</text:p>
          </table:table-cell>
          <table:table-cell office:value-type="float" office:value="0.674583333108472" calcext:value-type="float">
            <text:p>0,674583333108472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national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265" calcext:value-type="float">
            <text:p>1265</text:p>
          </table:table-cell>
          <table:table-cell office:value-type="float" office:value="25" calcext:value-type="float">
            <text:p>25</text:p>
          </table:table-cell>
          <table:table-cell office:value-type="float" office:value="0.688040345623043" calcext:value-type="float">
            <text:p>0,688040345623043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local</text:p>
          </table:table-cell>
          <table:table-cell office:value-type="float" office:value="403" calcext:value-type="float">
            <text:p>403</text:p>
          </table:table-cell>
          <table:table-cell office:value-type="float" office:value="1066" calcext:value-type="float">
            <text:p>1066</text:p>
          </table:table-cell>
          <table:table-cell office:value-type="float" office:value="1023" calcext:value-type="float">
            <text:p>1023</text:p>
          </table:table-cell>
          <table:table-cell office:value-type="float" office:value="108" calcext:value-type="float">
            <text:p>108</text:p>
          </table:table-cell>
          <table:table-cell office:value-type="float" office:value="0.335961538409852" calcext:value-type="float">
            <text:p>0,335961538409852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mixte</text:p>
          </table:table-cell>
          <table:table-cell office:value-type="float" office:value="127" calcext:value-type="float">
            <text:p>127</text:p>
          </table:table-cell>
          <table:table-cell office:value-type="float" office:value="350" calcext:value-type="float">
            <text:p>350</text:p>
          </table:table-cell>
          <table:table-cell office:value-type="float" office:value="665" calcext:value-type="float">
            <text:p>665</text:p>
          </table:table-cell>
          <table:table-cell office:value-type="float" office:value="58" calcext:value-type="float">
            <text:p>58</text:p>
          </table:table-cell>
          <table:table-cell office:value-type="float" office:value="0.425833333191389" calcext:value-type="float">
            <text:p>0,425833333191389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national</text:p>
          </table:table-cell>
          <table:table-cell office:value-type="float" office:value="359" calcext:value-type="float">
            <text:p>359</text:p>
          </table:table-cell>
          <table:table-cell office:value-type="float" office:value="139" calcext:value-type="float">
            <text:p>139</text:p>
          </table:table-cell>
          <table:table-cell office:value-type="float" office:value="793" calcext:value-type="float">
            <text:p>793</text:p>
          </table:table-cell>
          <table:table-cell office:value-type="float" office:value="109" calcext:value-type="float">
            <text:p>109</text:p>
          </table:table-cell>
          <table:table-cell office:value-type="float" office:value="0.405714285598367" calcext:value-type="float">
            <text:p>0,405714285598367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local</text:p>
          </table:table-cell>
          <table:table-cell office:value-type="float" office:value="47" calcext:value-type="float">
            <text:p>47</text:p>
          </table:table-cell>
          <table:table-cell office:value-type="float" office:value="1640" calcext:value-type="float">
            <text:p>1640</text:p>
          </table:table-cell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  <table:table-cell office:value-type="float" office:value="0.576716487514859" calcext:value-type="float">
            <text:p>0,576716487514859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mixte</text:p>
          </table:table-cell>
          <table:table-cell office:value-type="float" office:value="46" calcext:value-type="float">
            <text:p>46</text:p>
          </table:table-cell>
          <table:table-cell office:value-type="float" office:value="860" calcext:value-type="float">
            <text:p>86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0.624053030066647" calcext:value-type="float">
            <text:p>0,624053030066647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national</text:p>
          </table:table-cell>
          <table:table-cell office:value-type="float" office:value="116" calcext:value-type="float">
            <text:p>116</text:p>
          </table:table-cell>
          <table:table-cell office:value-type="float" office:value="418" calcext:value-type="float">
            <text:p>418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0.41458569788214" calcext:value-type="float">
            <text:p>0,41458569788214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local</text:p>
          </table:table-cell>
          <table:table-cell office:value-type="float" office:value="50" calcext:value-type="float">
            <text:p>50</text:p>
          </table:table-cell>
          <table:table-cell office:value-type="float" office:value="1906" calcext:value-type="float">
            <text:p>1906</text:p>
          </table:table-cell>
          <table:table-cell office:value-type="float" office:value="308" calcext:value-type="float">
            <text:p>308</text:p>
          </table:table-cell>
          <table:table-cell office:value-type="float" office:value="152" calcext:value-type="float">
            <text:p>152</text:p>
          </table:table-cell>
          <table:table-cell office:value-type="float" office:value="0.592301324405248" calcext:value-type="float">
            <text:p>0,592301324405248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mixte</text:p>
          </table:table-cell>
          <table:table-cell office:value-type="float" office:value="7" calcext:value-type="float">
            <text:p>7</text:p>
          </table:table-cell>
          <table:table-cell office:value-type="float" office:value="927" calcext:value-type="float">
            <text:p>927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0.627515310366574" calcext:value-type="float">
            <text:p>0,627515310366574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national</text:p>
          </table:table-cell>
          <table:table-cell office:value-type="float" office:value="31" calcext:value-type="float">
            <text:p>31</text:p>
          </table:table-cell>
          <table:table-cell office:value-type="float" office:value="1065" calcext:value-type="float">
            <text:p>1065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0.63667687576212" calcext:value-type="float">
            <text:p>0,63667687576212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local</text:p>
          </table:table-cell>
          <table:table-cell office:value-type="float" office:value="83" calcext:value-type="float">
            <text:p>83</text:p>
          </table:table-cell>
          <table:table-cell office:value-type="float" office:value="2035" calcext:value-type="float">
            <text:p>2035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0.622403560725324" calcext:value-type="float">
            <text:p>0,622403560725324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mixte</text:p>
          </table:table-cell>
          <table:table-cell office:value-type="float" office:value="31" calcext:value-type="float">
            <text:p>31</text:p>
          </table:table-cell>
          <table:table-cell office:value-type="float" office:value="979" calcext:value-type="float">
            <text:p>979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0.640734265510233" calcext:value-type="float">
            <text:p>0,640734265510233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national</text:p>
          </table:table-cell>
          <table:table-cell office:value-type="float" office:value="124" calcext:value-type="float">
            <text:p>124</text:p>
          </table:table-cell>
          <table:table-cell office:value-type="float" office:value="1057" calcext:value-type="float">
            <text:p>1057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0.624606918042576" calcext:value-type="float">
            <text:p>0,624606918042576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local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675" calcext:value-type="float">
            <text:p>675</text:p>
          </table:table-cell>
          <table:table-cell office:value-type="float" office:value="70" calcext:value-type="float">
            <text:p>70</text:p>
          </table:table-cell>
          <table:table-cell office:value-type="float" office:value="0.521324354540668" calcext:value-type="float">
            <text:p>0,521324354540668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  <table:table-cell office:value-type="float" office:value="0.576309794726055" calcext:value-type="float">
            <text:p>0,576309794726055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national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0.544721407305149" calcext:value-type="float">
            <text:p>0,544721407305149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0.665837299754939" calcext:value-type="float">
            <text:p>0,665837299754939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mixte</text:p>
          </table:table-cell>
          <table:table-cell office:value-type="float" office:value="3" calcext:value-type="float">
            <text:p>3</text:p>
          </table:table-cell>
          <table:table-cell office:value-type="float" office:value="1025" calcext:value-type="float">
            <text:p>1025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0.684094903098736" calcext:value-type="float">
            <text:p>0,684094903098736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0.625469924576891" calcext:value-type="float">
            <text:p>0,625469924576891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local</text:p>
          </table:table-cell>
          <table:table-cell office:value-type="float" office:value="15" calcext:value-type="float">
            <text:p>15</text:p>
          </table:table-cell>
          <table:table-cell office:value-type="float" office:value="997" calcext:value-type="float">
            <text:p>997</text:p>
          </table:table-cell>
          <table:table-cell office:value-type="float" office:value="1517" calcext:value-type="float">
            <text:p>1517</text:p>
          </table:table-cell>
          <table:table-cell office:value-type="float" office:value="71" calcext:value-type="float">
            <text:p>71</text:p>
          </table:table-cell>
          <table:table-cell office:value-type="float" office:value="0.522307692227337" calcext:value-type="float">
            <text:p>0,522307692227337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mixte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office:value-type="float" office:value="828" calcext:value-type="float">
            <text:p>828</text:p>
          </table:table-cell>
          <table:table-cell office:value-type="float" office:value="35" calcext:value-type="float">
            <text:p>35</text:p>
          </table:table-cell>
          <table:table-cell office:value-type="float" office:value="0.575904120916433" calcext:value-type="float">
            <text:p>0,575904120916433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1121" calcext:value-type="float">
            <text:p>1121</text:p>
          </table:table-cell>
          <table:table-cell office:value-type="float" office:value="36" calcext:value-type="float">
            <text:p>36</text:p>
          </table:table-cell>
          <table:table-cell office:value-type="float" office:value="0.624642856964388" calcext:value-type="float">
            <text:p>0,624642856964388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local</text:p>
          </table:table-cell>
          <table:table-cell office:value-type="float" office:value="29" calcext:value-type="float">
            <text:p>29</text:p>
          </table:table-cell>
          <table:table-cell office:value-type="float" office:value="1218" calcext:value-type="float">
            <text:p>1218</text:p>
          </table:table-cell>
          <table:table-cell office:value-type="float" office:value="835" calcext:value-type="float">
            <text:p>835</text:p>
          </table:table-cell>
          <table:table-cell office:value-type="float" office:value="80" calcext:value-type="float">
            <text:p>80</text:p>
          </table:table-cell>
          <table:table-cell office:value-type="float" office:value="0.499768732562485" calcext:value-type="float">
            <text:p>0,499768732562485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364" calcext:value-type="float">
            <text:p>364</text:p>
          </table:table-cell>
          <table:table-cell office:value-type="float" office:value="31" calcext:value-type="float">
            <text:p>31</text:p>
          </table:table-cell>
          <table:table-cell office:value-type="float" office:value="0.53089887618758" calcext:value-type="float">
            <text:p>0,53089887618758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float" office:value="266" calcext:value-type="float">
            <text:p>266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float" office:value="0.566863587296729" calcext:value-type="float">
            <text:p>0,566863587296729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local</text:p>
          </table:table-cell>
          <table:table-cell office:value-type="float" office:value="12" calcext:value-type="float">
            <text:p>12</text:p>
          </table:table-cell>
          <table:table-cell office:value-type="float" office:value="1118" calcext:value-type="float">
            <text:p>1118</text:p>
          </table:table-cell>
          <table:table-cell office:value-type="float" office:value="1199" calcext:value-type="float">
            <text:p>1199</text:p>
          </table:table-cell>
          <table:table-cell office:value-type="float" office:value="126" calcext:value-type="float">
            <text:p>126</text:p>
          </table:table-cell>
          <table:table-cell office:value-type="float" office:value="0.46364562110572" calcext:value-type="float">
            <text:p>0,46364562110572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mixte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office:value-type="float" office:value="514" calcext:value-type="float">
            <text:p>514</text:p>
          </table:table-cell>
          <table:table-cell office:value-type="float" office:value="33" calcext:value-type="float">
            <text:p>33</text:p>
          </table:table-cell>
          <table:table-cell office:value-type="float" office:value="0.495599329255457" calcext:value-type="float">
            <text:p>0,495599329255457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float" office:value="879" calcext:value-type="float">
            <text:p>879</text:p>
          </table:table-cell>
          <table:table-cell office:value-type="float" office:value="29" calcext:value-type="float">
            <text:p>29</text:p>
          </table:table-cell>
          <table:table-cell office:value-type="float" office:value="0.58415435120389" calcext:value-type="float">
            <text:p>0,58415435120389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local</text:p>
          </table:table-cell>
          <table:table-cell office:value-type="float" office:value="4" calcext:value-type="float">
            <text:p>4</text:p>
          </table:table-cell>
          <table:table-cell office:value-type="float" office:value="1688" calcext:value-type="float">
            <text:p>1688</text:p>
          </table:table-cell>
          <table:table-cell office:value-type="float" office:value="552" calcext:value-type="float">
            <text:p>552</text:p>
          </table:table-cell>
          <table:table-cell office:value-type="float" office:value="335" calcext:value-type="float">
            <text:p>335</text:p>
          </table:table-cell>
          <table:table-cell office:value-type="float" office:value="0.510759984410894" calcext:value-type="float">
            <text:p>0,510759984410894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0.585833333138056" calcext:value-type="float">
            <text:p>0,585833333138056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national</text:p>
          </table:table-cell>
          <table:table-cell office:value-type="float" office:value="12" calcext:value-type="float">
            <text:p>12</text:p>
          </table:table-cell>
          <table:table-cell office:value-type="float" office:value="912" calcext:value-type="float">
            <text:p>912</text:p>
          </table:table-cell>
          <table:table-cell office:value-type="float" office:value="379" calcext:value-type="float">
            <text:p>379</text:p>
          </table:table-cell>
          <table:table-cell office:value-type="float" office:value="66" calcext:value-type="float">
            <text:p>66</text:p>
          </table:table-cell>
          <table:table-cell office:value-type="float" office:value="0.550219137896211" calcext:value-type="float">
            <text:p>0,550219137896211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local</text:p>
          </table:table-cell>
          <table:table-cell office:value-type="float" office:value="16" calcext:value-type="float">
            <text:p>16</text:p>
          </table:table-cell>
          <table:table-cell office:value-type="float" office:value="2108" calcext:value-type="float">
            <text:p>2108</text:p>
          </table:table-cell>
          <table:table-cell office:value-type="float" office:value="349" calcext:value-type="float">
            <text:p>349</text:p>
          </table:table-cell>
          <table:table-cell office:value-type="float" office:value="77" calcext:value-type="float">
            <text:p>77</text:p>
          </table:table-cell>
          <table:table-cell office:value-type="float" office:value="0.641960784213026" calcext:value-type="float">
            <text:p>0,641960784213026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949" calcext:value-type="float">
            <text:p>949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0.644893616801738" calcext:value-type="float">
            <text:p>0,644893616801738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national</text:p>
          </table:table-cell>
          <table:table-cell office:value-type="float" office:value="32" calcext:value-type="float">
            <text:p>32</text:p>
          </table:table-cell>
          <table:table-cell office:value-type="float" office:value="976" calcext:value-type="float">
            <text:p>976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0.586795252051396" calcext:value-type="float">
            <text:p>0,586795252051396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local</text:p>
          </table:table-cell>
          <table:table-cell office:value-type="float" office:value="18" calcext:value-type="float">
            <text:p>18</text:p>
          </table:table-cell>
          <table:table-cell office:value-type="float" office:value="1549" calcext:value-type="float">
            <text:p>1549</text:p>
          </table:table-cell>
          <table:table-cell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  <table:table-cell office:value-type="float" office:value="0.459163346540372" calcext:value-type="float">
            <text:p>0,459163346540372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mixte</text:p>
          </table:table-cell>
          <table:table-cell office:value-type="float" office:value="4" calcext:value-type="float">
            <text:p>4</text:p>
          </table:table-cell>
          <table:table-cell office:value-type="float" office:value="837" calcext:value-type="float">
            <text:p>837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0.53372681263618" calcext:value-type="float">
            <text:p>0,53372681263618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national</text:p>
          </table:table-cell>
          <table:table-cell office:value-type="float" office:value="21" calcext:value-type="float">
            <text:p>21</text:p>
          </table:table-cell>
          <table:table-cell office:value-type="float" office:value="740" calcext:value-type="float">
            <text:p>740</text:p>
          </table:table-cell>
          <table:table-cell office:value-type="float" office:value="411" calcext:value-type="float">
            <text:p>411</text:p>
          </table:table-cell>
          <table:table-cell office:value-type="float" office:value="111" calcext:value-type="float">
            <text:p>111</text:p>
          </table:table-cell>
          <table:table-cell office:value-type="float" office:value="0.478760716920106" calcext:value-type="float">
            <text:p>0,478760716920106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local</text:p>
          </table:table-cell>
          <table:table-cell office:value-type="float" office:value="4" calcext:value-type="float">
            <text:p>4</text:p>
          </table:table-cell>
          <table:table-cell office:value-type="float" office:value="1592" calcext:value-type="float">
            <text:p>1592</text:p>
          </table:table-cell>
          <table:table-cell office:value-type="float" office:value="811" calcext:value-type="float">
            <text:p>811</text:p>
          </table:table-cell>
          <table:table-cell office:value-type="float" office:value="172" calcext:value-type="float">
            <text:p>172</text:p>
          </table:table-cell>
          <table:table-cell office:value-type="float" office:value="0.523749515234781" calcext:value-type="float">
            <text:p>0,523749515234781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735" calcext:value-type="float">
            <text:p>735</text:p>
          </table:table-cell>
          <table:table-cell office:value-type="float" office:value="432" calcext:value-type="float">
            <text:p>432</text:p>
          </table:table-cell>
          <table:table-cell office:value-type="float" office:value="31" calcext:value-type="float">
            <text:p>31</text:p>
          </table:table-cell>
          <table:table-cell office:value-type="float" office:value="0.541666666486111" calcext:value-type="float">
            <text:p>0,541666666486111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national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float" office:value="0.503731343133215" calcext:value-type="float">
            <text:p>0,503731343133215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local</text:p>
          </table:table-cell>
          <table:table-cell office:value-type="float" office:value="12" calcext:value-type="float">
            <text:p>12</text:p>
          </table:table-cell>
          <table:table-cell office:value-type="float" office:value="1567" calcext:value-type="float">
            <text:p>1567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0.56664247691018" calcext:value-type="float">
            <text:p>0,56664247691018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0.640715667063553" calcext:value-type="float">
            <text:p>0,640715667063553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national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0.659818569622276" calcext:value-type="float">
            <text:p>0,659818569622276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local</text:p>
          </table:table-cell>
          <table:table-cell office:value-type="float" office:value="613" calcext:value-type="float">
            <text:p>613</text:p>
          </table:table-cell>
          <table:table-cell office:value-type="float" office:value="1116" calcext:value-type="float">
            <text:p>1116</text:p>
          </table:table-cell>
          <table:table-cell office:value-type="float" office:value="508" calcext:value-type="float">
            <text:p>508</text:p>
          </table:table-cell>
          <table:table-cell office:value-type="float" office:value="75" calcext:value-type="float">
            <text:p>75</text:p>
          </table:table-cell>
          <table:table-cell office:value-type="float" office:value="0.349048442846185" calcext:value-type="float">
            <text:p>0,349048442846185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mixte</text:p>
          </table:table-cell>
          <table:table-cell office:value-type="float" office:value="126" calcext:value-type="float">
            <text:p>126</text:p>
          </table:table-cell>
          <table:table-cell office:value-type="float" office:value="744" calcext:value-type="float">
            <text:p>744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0.461433756638318" calcext:value-type="float">
            <text:p>0,461433756638318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national</text:p>
          </table:table-cell>
          <table:table-cell office:value-type="float" office:value="455" calcext:value-type="float">
            <text:p>455</text:p>
          </table:table-cell>
          <table:table-cell office:value-type="float" office:value="411" calcext:value-type="float">
            <text:p>411</text:p>
          </table:table-cell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  <table:table-cell office:value-type="float" office:value="0.319395017679931" calcext:value-type="float">
            <text:p>0,319395017679931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local</text:p>
          </table:table-cell>
          <table:table-cell office:value-type="float" office:value="92" calcext:value-type="float">
            <text:p>92</text:p>
          </table:table-cell>
          <table:table-cell office:value-type="float" office:value="1491" calcext:value-type="float">
            <text:p>1491</text:p>
          </table:table-cell>
          <table:table-cell office:value-type="float" office:value="704" calcext:value-type="float">
            <text:p>704</text:p>
          </table:table-cell>
          <table:table-cell office:value-type="float" office:value="184" calcext:value-type="float">
            <text:p>184</text:p>
          </table:table-cell>
          <table:table-cell office:value-type="float" office:value="0.477235936790411" calcext:value-type="float">
            <text:p>0,477235936790411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mixte</text:p>
          </table:table-cell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0.518771330880966" calcext:value-type="float">
            <text:p>0,518771330880966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national</text:p>
          </table:table-cell>
          <table:table-cell office:value-type="float" office:value="117" calcext:value-type="float">
            <text:p>117</text:p>
          </table:table-cell>
          <table:table-cell office:value-type="float" office:value="456" calcext:value-type="float">
            <text:p>456</text:p>
          </table:table-cell>
          <table:table-cell office:value-type="float" office:value="626" calcext:value-type="float">
            <text:p>626</text:p>
          </table:table-cell>
          <table:table-cell office:value-type="float" office:value="29" calcext:value-type="float">
            <text:p>29</text:p>
          </table:table-cell>
          <table:table-cell office:value-type="float" office:value="0.433631921682856" calcext:value-type="float">
            <text:p>0,433631921682856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local</text:p>
          </table:table-cell>
          <table:table-cell office:value-type="float" office:value="52" calcext:value-type="float">
            <text:p>52</text:p>
          </table:table-cell>
          <table:table-cell office:value-type="float" office:value="1972" calcext:value-type="float">
            <text:p>1972</text:p>
          </table:table-cell>
          <table:table-cell office:value-type="float" office:value="302" calcext:value-type="float">
            <text:p>302</text:p>
          </table:table-cell>
          <table:table-cell office:value-type="float" office:value="218" calcext:value-type="float">
            <text:p>218</text:p>
          </table:table-cell>
          <table:table-cell office:value-type="float" office:value="0.574292452739891" calcext:value-type="float">
            <text:p>0,574292452739891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mixte</text:p>
          </table:table-cell>
          <table:table-cell office:value-type="float" office:value="22" calcext:value-type="float">
            <text:p>22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office:value-type="float" office:value="0.632075471481278" calcext:value-type="float">
            <text:p>0,632075471481278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national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.637530562139354" calcext:value-type="float">
            <text:p>0,637530562139354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local</text:p>
          </table:table-cell>
          <table:table-cell office:value-type="float" office:value="551" calcext:value-type="float">
            <text:p>551</text:p>
          </table:table-cell>
          <table:table-cell office:value-type="float" office:value="1625" calcext:value-type="float">
            <text:p>1625</text:p>
          </table:table-cell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0.455450328495485" calcext:value-type="float">
            <text:p>0,455450328495485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mixte</text:p>
          </table:table-cell>
          <table:table-cell office:value-type="float" office:value="112" calcext:value-type="float">
            <text:p>112</text:p>
          </table:table-cell>
          <table:table-cell office:value-type="float" office:value="878" calcext:value-type="float">
            <text:p>878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float" office:value="0.548646361912472" calcext:value-type="float">
            <text:p>0,548646361912472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national</text:p>
          </table:table-cell>
          <table:table-cell office:value-type="float" office:value="310" calcext:value-type="float">
            <text:p>310</text:p>
          </table:table-cell>
          <table:table-cell office:value-type="float" office:value="472" calcext:value-type="float">
            <text:p>472</text:p>
          </table:table-cell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  <table:table-cell office:value-type="float" office:value="0.311771561674663" calcext:value-type="float">
            <text:p>0,311771561674663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local</text:p>
          </table:table-cell>
          <table:table-cell office:value-type="float" office:value="316" calcext:value-type="float">
            <text:p>316</text:p>
          </table:table-cell>
          <table:table-cell office:value-type="float" office:value="1216" calcext:value-type="float">
            <text:p>1216</text:p>
          </table:table-cell>
          <table:table-cell office:value-type="float" office:value="803" calcext:value-type="float">
            <text:p>803</text:p>
          </table:table-cell>
          <table:table-cell office:value-type="float" office:value="206" calcext:value-type="float">
            <text:p>206</text:p>
          </table:table-cell>
          <table:table-cell office:value-type="float" office:value="0.346025186879807" calcext:value-type="float">
            <text:p>0,346025186879807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mixte</text:p>
          </table:table-cell>
          <table:table-cell office:value-type="float" office:value="137" calcext:value-type="float">
            <text:p>137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62" calcext:value-type="float">
            <text:p>62</text:p>
          </table:table-cell>
          <table:table-cell office:value-type="float" office:value="0.347964376472277" calcext:value-type="float">
            <text:p>0,347964376472277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national</text:p>
          </table:table-cell>
          <table:table-cell office:value-type="float" office:value="232" calcext:value-type="float">
            <text:p>232</text:p>
          </table:table-cell>
          <table:table-cell office:value-type="float" office:value="447" calcext:value-type="float">
            <text:p>447</text:p>
          </table:table-cell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0.367532971181526" calcext:value-type="float">
            <text:p>0,367532971181526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local</text:p>
          </table:table-cell>
          <table:table-cell office:value-type="float" office:value="382" calcext:value-type="float">
            <text:p>382</text:p>
          </table:table-cell>
          <table:table-cell office:value-type="float" office:value="1702" calcext:value-type="float">
            <text:p>1702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0.447058823459285" calcext:value-type="float">
            <text:p>0,447058823459285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mixte</text:p>
          </table:table-cell>
          <table:table-cell office:value-type="float" office:value="152" calcext:value-type="float">
            <text:p>152</text:p>
          </table:table-cell>
          <table:table-cell office:value-type="float" office:value="775" calcext:value-type="float">
            <text:p>775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0.440537084248751" calcext:value-type="float">
            <text:p>0,440537084248751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national</text:p>
          </table:table-cell>
          <table:table-cell office:value-type="float" office:value="305" calcext:value-type="float">
            <text:p>305</text:p>
          </table:table-cell>
          <table:table-cell office:value-type="float" office:value="561" calcext:value-type="float">
            <text:p>561</text:p>
          </table:table-cell>
          <table:table-cell office:value-type="float" office:value="311" calcext:value-type="float">
            <text:p>311</text:p>
          </table:table-cell>
          <table:table-cell office:value-type="float" office:value="41" calcext:value-type="float">
            <text:p>41</text:p>
          </table:table-cell>
          <table:table-cell office:value-type="float" office:value="0.321428571323012" calcext:value-type="float">
            <text:p>0,321428571323012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local</text:p>
          </table:table-cell>
          <table:table-cell office:value-type="float" office:value="75" calcext:value-type="float">
            <text:p>75</text:p>
          </table:table-cell>
          <table:table-cell office:value-type="float" office:value="667" calcext:value-type="float">
            <text:p>667</text:p>
          </table:table-cell>
          <table:table-cell office:value-type="float" office:value="1149" calcext:value-type="float">
            <text:p>1149</text:p>
          </table:table-cell>
          <table:table-cell office:value-type="float" office:value="630" calcext:value-type="float">
            <text:p>630</text:p>
          </table:table-cell>
          <table:table-cell office:value-type="float" office:value="0.323185243899534" calcext:value-type="float">
            <text:p>0,323185243899534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float" office:value="512" calcext:value-type="float">
            <text:p>512</text:p>
          </table:table-cell>
          <table:table-cell office:value-type="float" office:value="357" calcext:value-type="float">
            <text:p>357</text:p>
          </table:table-cell>
          <table:table-cell office:value-type="float" office:value="0.322916666559028" calcext:value-type="float">
            <text:p>0,322916666559028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national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0.56653543289243" calcext:value-type="float">
            <text:p>0,56653543289243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local</text:p>
          </table:table-cell>
          <table:table-cell office:value-type="float" office:value="8" calcext:value-type="float">
            <text:p>8</text:p>
          </table:table-cell>
          <table:table-cell office:value-type="float" office:value="1479" calcext:value-type="float">
            <text:p>1479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0.428543764457236" calcext:value-type="float">
            <text:p>0,428543764457236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618" calcext:value-type="float">
            <text:p>618</text:p>
          </table:table-cell>
          <table:table-cell office:value-type="float" office:value="344" calcext:value-type="float">
            <text:p>344</text:p>
          </table:table-cell>
          <table:table-cell office:value-type="float" office:value="236" calcext:value-type="float">
            <text:p>236</text:p>
          </table:table-cell>
          <table:table-cell office:value-type="float" office:value="0.407499999864167" calcext:value-type="float">
            <text:p>0,407499999864167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national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float" office:value="592" calcext:value-type="float">
            <text:p>592</text:p>
          </table:table-cell>
          <table:table-cell office:value-type="float" office:value="117" calcext:value-type="float">
            <text:p>117</text:p>
          </table:table-cell>
          <table:table-cell office:value-type="float" office:value="0.429955290482875" calcext:value-type="float">
            <text:p>0,429955290482875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local</text:p>
          </table:table-cell>
          <table:table-cell office:value-type="float" office:value="213" calcext:value-type="float">
            <text:p>213</text:p>
          </table:table-cell>
          <table:table-cell office:value-type="float" office:value="1227" calcext:value-type="float">
            <text:p>1227</text:p>
          </table:table-cell>
          <table:table-cell office:value-type="float" office:value="877" calcext:value-type="float">
            <text:p>877</text:p>
          </table:table-cell>
          <table:table-cell office:value-type="float" office:value="235" calcext:value-type="float">
            <text:p>235</text:p>
          </table:table-cell>
          <table:table-cell office:value-type="float" office:value="0.360893416871333" calcext:value-type="float">
            <text:p>0,360893416871333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mixte</text:p>
          </table:table-cell>
          <table:table-cell office:value-type="float" office:value="41" calcext:value-type="float">
            <text:p>41</text:p>
          </table:table-cell>
          <table:table-cell office:value-type="float" office:value="550" calcext:value-type="float">
            <text:p>550</text:p>
          </table:table-cell>
          <table:table-cell office:value-type="float" office:value="528" calcext:value-type="float">
            <text:p>528</text:p>
          </table:table-cell>
          <table:table-cell office:value-type="float" office:value="81" calcext:value-type="float">
            <text:p>81</text:p>
          </table:table-cell>
          <table:table-cell office:value-type="float" office:value="0.411249999862917" calcext:value-type="float">
            <text:p>0,411249999862917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national</text:p>
          </table:table-cell>
          <table:table-cell office:value-type="float" office:value="92" calcext:value-type="float">
            <text:p>92</text:p>
          </table:table-cell>
          <table:table-cell office:value-type="float" office:value="527" calcext:value-type="float">
            <text:p>527</text:p>
          </table:table-cell>
          <table:table-cell office:value-type="float" office:value="669" calcext:value-type="float">
            <text:p>669</text:p>
          </table:table-cell>
          <table:table-cell office:value-type="float" office:value="25" calcext:value-type="float">
            <text:p>25</text:p>
          </table:table-cell>
          <table:table-cell office:value-type="float" office:value="0.450685453023401" calcext:value-type="float">
            <text:p>0,450685453023401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583" calcext:value-type="float">
            <text:p>583</text:p>
          </table:table-cell>
          <table:table-cell office:value-type="float" office:value="91" calcext:value-type="float">
            <text:p>91</text:p>
          </table:table-cell>
          <table:table-cell office:value-type="float" office:value="0.587906289474393" calcext:value-type="float">
            <text:p>0,587906289474393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0.626102292548112" calcext:value-type="float">
            <text:p>0,626102292548112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national</text:p>
          </table:table-cell>
          <table:table-cell office:value-type="float" office:value="29" calcext:value-type="float">
            <text:p>29</text:p>
          </table:table-cell>
          <table:table-cell office:value-type="float" office:value="449" calcext:value-type="float">
            <text:p>449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0.474897540788976" calcext:value-type="float">
            <text:p>0,474897540788976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local</text:p>
          </table:table-cell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float" office:value="0.575769853946266" calcext:value-type="float">
            <text:p>0,575769853946266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mixte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float" office:value="0.496855345599462" calcext:value-type="float">
            <text:p>0,496855345599462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0.44867549609447" calcext:value-type="float">
            <text:p>0,44867549609447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local</text:p>
          </table:table-cell>
          <table:table-cell office:value-type="float" office:value="182" calcext:value-type="float">
            <text:p>182</text:p>
          </table:table-cell>
          <table:table-cell office:value-type="float" office:value="1089" calcext:value-type="float">
            <text:p>1089</text:p>
          </table:table-cell>
          <table:table-cell office:value-type="float" office:value="673" calcext:value-type="float">
            <text:p>673</text:p>
          </table:table-cell>
          <table:table-cell office:value-type="float" office:value="232" calcext:value-type="float">
            <text:p>232</text:p>
          </table:table-cell>
          <table:table-cell office:value-type="float" office:value="0.36328124993322" calcext:value-type="float">
            <text:p>0,36328124993322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mixte</text:p>
          </table:table-cell>
          <table:table-cell office:value-type="float" office:value="71" calcext:value-type="float">
            <text:p>71</text:p>
          </table:table-cell>
          <table:table-cell office:value-type="float" office:value="599" calcext:value-type="float">
            <text:p>599</text:p>
          </table:table-cell>
          <table:table-cell office:value-type="float" office:value="409" calcext:value-type="float">
            <text:p>409</text:p>
          </table:table-cell>
          <table:table-cell office:value-type="float" office:value="99" calcext:value-type="float">
            <text:p>99</text:p>
          </table:table-cell>
          <table:table-cell office:value-type="float" office:value="0.401952461663174" calcext:value-type="float">
            <text:p>0,401952461663174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national</text:p>
          </table:table-cell>
          <table:table-cell office:value-type="float" office:value="116" calcext:value-type="float">
            <text:p>116</text:p>
          </table:table-cell>
          <table:table-cell office:value-type="float" office:value="624" calcext:value-type="float">
            <text:p>624</text:p>
          </table:table-cell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0.455214465784621" calcext:value-type="float">
            <text:p>0,455214465784621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local</text:p>
          </table:table-cell>
          <table:table-cell office:value-type="float" office:value="711" calcext:value-type="float">
            <text:p>711</text:p>
          </table:table-cell>
          <table:table-cell office:value-type="float" office:value="974" calcext:value-type="float">
            <text:p>974</text:p>
          </table:table-cell>
          <table:table-cell office:value-type="float" office:value="305" calcext:value-type="float">
            <text:p>305</text:p>
          </table:table-cell>
          <table:table-cell office:value-type="float" office:value="212" calcext:value-type="float">
            <text:p>212</text:p>
          </table:table-cell>
          <table:table-cell office:value-type="float" office:value="0.305631244267824" calcext:value-type="float">
            <text:p>0,305631244267824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mixte</text:p>
          </table:table-cell>
          <table:table-cell office:value-type="float" office:value="317" calcext:value-type="float">
            <text:p>317</text:p>
          </table:table-cell>
          <table:table-cell office:value-type="float" office:value="585" calcext:value-type="float">
            <text:p>585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0.373156981657188" calcext:value-type="float">
            <text:p>0,373156981657188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national</text:p>
          </table:table-cell>
          <table:table-cell office:value-type="float" office:value="340" calcext:value-type="float">
            <text:p>340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0.254302925902133" calcext:value-type="float">
            <text:p>0,254302925902133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local</text:p>
          </table:table-cell>
          <table:table-cell office:value-type="float" office:value="66" calcext:value-type="float">
            <text:p>66</text:p>
          </table:table-cell>
          <table:table-cell office:value-type="float" office:value="1471" calcext:value-type="float">
            <text:p>1471</text:p>
          </table:table-cell>
          <table:table-cell office:value-type="float" office:value="467" calcext:value-type="float">
            <text:p>467</text:p>
          </table:table-cell>
          <table:table-cell office:value-type="float" office:value="151" calcext:value-type="float">
            <text:p>151</text:p>
          </table:table-cell>
          <table:table-cell office:value-type="float" office:value="0.525638050946517" calcext:value-type="float">
            <text:p>0,525638050946517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mixte</text:p>
          </table:table-cell>
          <table:table-cell office:value-type="float" office:value="43" calcext:value-type="float">
            <text:p>43</text:p>
          </table:table-cell>
          <table:table-cell office:value-type="float" office:value="798" calcext:value-type="float">
            <text:p>798</text:p>
          </table:table-cell>
          <table:table-cell office:value-type="float" office:value="282" calcext:value-type="float">
            <text:p>282</text:p>
          </table:table-cell>
          <table:table-cell office:value-type="float" office:value="63" calcext:value-type="float">
            <text:p>63</text:p>
          </table:table-cell>
          <table:table-cell office:value-type="float" office:value="0.523608768794736" calcext:value-type="float">
            <text:p>0,523608768794736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national</text:p>
          </table:table-cell>
          <table:table-cell office:value-type="float" office:value="42" calcext:value-type="float">
            <text:p>42</text:p>
          </table:table-cell>
          <table:table-cell office:value-type="float" office:value="899" calcext:value-type="float">
            <text:p>899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0.61724890808131" calcext:value-type="float">
            <text:p>0,61724890808131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local</text:p>
          </table:table-cell>
          <table:table-cell office:value-type="float" office:value="86" calcext:value-type="float">
            <text:p>86</text:p>
          </table:table-cell>
          <table:table-cell office:value-type="float" office:value="1267" calcext:value-type="float">
            <text:p>1267</text:p>
          </table:table-cell>
          <table:table-cell office:value-type="float" office:value="777" calcext:value-type="float">
            <text:p>777</text:p>
          </table:table-cell>
          <table:table-cell office:value-type="float" office:value="51" calcext:value-type="float">
            <text:p>51</text:p>
          </table:table-cell>
          <table:table-cell office:value-type="float" office:value="0.497363594590121" calcext:value-type="float">
            <text:p>0,497363594590121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mixte</text:p>
          </table:table-cell>
          <table:table-cell office:value-type="float" office:value="12" calcext:value-type="float">
            <text:p>12</text:p>
          </table:table-cell>
          <table:table-cell office:value-type="float" office:value="645" calcext:value-type="float">
            <text:p>645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float" office:value="0.51029798404547" calcext:value-type="float">
            <text:p>0,51029798404547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national</text:p>
          </table:table-cell>
          <table:table-cell office:value-type="float" office:value="36" calcext:value-type="float">
            <text:p>36</text:p>
          </table:table-cell>
          <table:table-cell office:value-type="float" office:value="368" calcext:value-type="float">
            <text:p>368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0.544336118646486" calcext:value-type="float">
            <text:p>0,544336118646486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local</text:p>
          </table:table-cell>
          <table:table-cell office:value-type="float" office:value="47" calcext:value-type="float">
            <text:p>47</text:p>
          </table:table-cell>
          <table:table-cell office:value-type="float" office:value="813" calcext:value-type="float">
            <text:p>813</text:p>
          </table:table-cell>
          <table:table-cell office:value-type="float" office:value="1093" calcext:value-type="float">
            <text:p>1093</text:p>
          </table:table-cell>
          <table:table-cell office:value-type="float" office:value="67" calcext:value-type="float">
            <text:p>67</text:p>
          </table:table-cell>
          <table:table-cell office:value-type="float" office:value="0.480693069211744" calcext:value-type="float">
            <text:p>0,480693069211744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mixte</text:p>
          </table:table-cell>
          <table:table-cell office:value-type="float" office:value="64" calcext:value-type="float">
            <text:p>64</text:p>
          </table:table-cell>
          <table:table-cell office:value-type="float" office:value="424" calcext:value-type="float">
            <text:p>424</text:p>
          </table:table-cell>
          <table:table-cell office:value-type="float" office:value="574" calcext:value-type="float">
            <text:p>574</text:p>
          </table:table-cell>
          <table:table-cell office:value-type="float" office:value="36" calcext:value-type="float">
            <text:p>36</text:p>
          </table:table-cell>
          <table:table-cell office:value-type="float" office:value="0.449453551748833" calcext:value-type="float">
            <text:p>0,449453551748833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national</text:p>
          </table:table-cell>
          <table:table-cell office:value-type="float" office:value="164" calcext:value-type="float">
            <text:p>164</text:p>
          </table:table-cell>
          <table:table-cell office:value-type="float" office:value="247" calcext:value-type="float">
            <text:p>247</text:p>
          </table:table-cell>
          <table:table-cell office:value-type="float" office:value="677" calcext:value-type="float">
            <text:p>677</text:p>
          </table:table-cell>
          <table:table-cell office:value-type="float" office:value="21" calcext:value-type="float">
            <text:p>21</text:p>
          </table:table-cell>
          <table:table-cell office:value-type="float" office:value="0.462353471429268" calcext:value-type="float">
            <text:p>0,462353471429268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local</text:p>
          </table:table-cell>
          <table:table-cell office:value-type="float" office:value="62" calcext:value-type="float">
            <text:p>62</text:p>
          </table:table-cell>
          <table:table-cell office:value-type="float" office:value="1669" calcext:value-type="float">
            <text:p>1669</text:p>
          </table:table-cell>
          <table:table-cell office:value-type="float" office:value="434" calcext:value-type="float">
            <text:p>434</text:p>
          </table:table-cell>
          <table:table-cell office:value-type="float" office:value="70" calcext:value-type="float">
            <text:p>70</text:p>
          </table:table-cell>
          <table:table-cell office:value-type="float" office:value="0.579977628531548" calcext:value-type="float">
            <text:p>0,579977628531548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mixte</text:p>
          </table:table-cell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.658488063427591" calcext:value-type="float">
            <text:p>0,658488063427591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national</text:p>
          </table:table-cell>
          <table:table-cell office:value-type="float" office:value="28" calcext:value-type="float">
            <text:p>28</text:p>
          </table:table-cell>
          <table:table-cell office:value-type="float" office:value="916" calcext:value-type="float">
            <text:p>916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0.59083850913328" calcext:value-type="float">
            <text:p>0,59083850913328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local</text:p>
          </table:table-cell>
          <table:table-cell office:value-type="float" office:value="89" calcext:value-type="float">
            <text:p>89</text:p>
          </table:table-cell>
          <table:table-cell office:value-type="float" office:value="1383" calcext:value-type="float">
            <text:p>1383</text:p>
          </table:table-cell>
          <table:table-cell office:value-type="float" office:value="524" calcext:value-type="float">
            <text:p>524</text:p>
          </table:table-cell>
          <table:table-cell office:value-type="float" office:value="215" calcext:value-type="float">
            <text:p>215</text:p>
          </table:table-cell>
          <table:table-cell office:value-type="float" office:value="0.473880596929194" calcext:value-type="float">
            <text:p>0,473880596929194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mixte</text:p>
          </table:table-cell>
          <table:table-cell office:value-type="float" office:value="35" calcext:value-type="float">
            <text:p>35</text:p>
          </table:table-cell>
          <table:table-cell office:value-type="float" office:value="750" calcext:value-type="float">
            <text:p>750</text:p>
          </table:table-cell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  <table:table-cell office:value-type="float" office:value="0.507523645569209" calcext:value-type="float">
            <text:p>0,507523645569209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national</text:p>
          </table:table-cell>
          <table:table-cell office:value-type="float" office:value="93" calcext:value-type="float">
            <text:p>93</text:p>
          </table:table-cell>
          <table:table-cell office:value-type="float" office:value="498" calcext:value-type="float">
            <text:p>498</text:p>
          </table:table-cell>
          <table:table-cell office:value-type="float" office:value="566" calcext:value-type="float">
            <text:p>566</text:p>
          </table:table-cell>
          <table:table-cell office:value-type="float" office:value="35" calcext:value-type="float">
            <text:p>35</text:p>
          </table:table-cell>
          <table:table-cell office:value-type="float" office:value="0.419043624020455" calcext:value-type="float">
            <text:p>0,419043624020455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local</text:p>
          </table:table-cell>
          <table:table-cell office:value-type="float" office:value="627" calcext:value-type="float">
            <text:p>627</text:p>
          </table:table-cell>
          <table:table-cell office:value-type="float" office:value="1279" calcext:value-type="float">
            <text:p>1279</text:p>
          </table:table-cell>
          <table:table-cell office:value-type="float" office:value="457" calcext:value-type="float">
            <text:p>457</text:p>
          </table:table-cell>
          <table:table-cell office:value-type="float" office:value="199" calcext:value-type="float">
            <text:p>199</text:p>
          </table:table-cell>
          <table:table-cell office:value-type="float" office:value="0.332747853187705" calcext:value-type="float">
            <text:p>0,332747853187705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mixte</text:p>
          </table:table-cell>
          <table:table-cell office:value-type="float" office:value="155" calcext:value-type="float">
            <text:p>155</text:p>
          </table:table-cell>
          <table:table-cell office:value-type="float" office:value="654" calcext:value-type="float">
            <text:p>654</text:p>
          </table:table-cell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0.403164556825936" calcext:value-type="float">
            <text:p>0,403164556825936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national</text:p>
          </table:table-cell>
          <table:table-cell office:value-type="float" office:value="281" calcext:value-type="float">
            <text:p>281</text:p>
          </table:table-cell>
          <table:table-cell office:value-type="float" office:value="479" calcext:value-type="float">
            <text:p>479</text:p>
          </table:table-cell>
          <table:table-cell office:value-type="float" office:value="545" calcext:value-type="float">
            <text:p>545</text:p>
          </table:table-cell>
          <table:table-cell office:value-type="float" office:value="42" calcext:value-type="float">
            <text:p>42</text:p>
          </table:table-cell>
          <table:table-cell office:value-type="float" office:value="0.316815144672067" calcext:value-type="float">
            <text:p>0,316815144672067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float" office:value="1469" calcext:value-type="float">
            <text:p>1469</text:p>
          </table:table-cell>
          <table:table-cell office:value-type="float" office:value="761" calcext:value-type="float">
            <text:p>761</text:p>
          </table:table-cell>
          <table:table-cell office:value-type="float" office:value="197" calcext:value-type="float">
            <text:p>197</text:p>
          </table:table-cell>
          <table:table-cell office:value-type="float" office:value="0.511012762369533" calcext:value-type="float">
            <text:p>0,511012762369533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mixte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0.596288209398677" calcext:value-type="float">
            <text:p>0,596288209398677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office:value-type="float" office:value="0.548475867722786" calcext:value-type="float">
            <text:p>0,548475867722786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local</text:p>
          </table:table-cell>
          <table:table-cell office:value-type="float" office:value="114" calcext:value-type="float">
            <text:p>114</text:p>
          </table:table-cell>
          <table:table-cell office:value-type="float" office:value="1450" calcext:value-type="float">
            <text:p>1450</text:p>
          </table:table-cell>
          <table:table-cell office:value-type="float" office:value="758" calcext:value-type="float">
            <text:p>758</text:p>
          </table:table-cell>
          <table:table-cell office:value-type="float" office:value="186" calcext:value-type="float">
            <text:p>186</text:p>
          </table:table-cell>
          <table:table-cell office:value-type="float" office:value="0.456539074887314" calcext:value-type="float">
            <text:p>0,456539074887314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mixte</text:p>
          </table:table-cell>
          <table:table-cell office:value-type="float" office:value="38" calcext:value-type="float">
            <text:p>38</text:p>
          </table:table-cell>
          <table:table-cell office:value-type="float" office:value="745" calcext:value-type="float">
            <text:p>745</text:p>
          </table:table-cell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float" office:value="0.531249999822917" calcext:value-type="float">
            <text:p>0,531249999822917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national</text:p>
          </table:table-cell>
          <table:table-cell office:value-type="float" office:value="168" calcext:value-type="float">
            <text:p>168</text:p>
          </table:table-cell>
          <table:table-cell office:value-type="float" office:value="635" calcext:value-type="float">
            <text:p>635</text:p>
          </table:table-cell>
          <table:table-cell office:value-type="float" office:value="559" calcext:value-type="float">
            <text:p>559</text:p>
          </table:table-cell>
          <table:table-cell office:value-type="float" office:value="20" calcext:value-type="float">
            <text:p>20</text:p>
          </table:table-cell>
          <table:table-cell office:value-type="float" office:value="0.4044862516919" calcext:value-type="float">
            <text:p>0,4044862516919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local</text:p>
          </table:table-cell>
          <table:table-cell office:value-type="float" office:value="5" calcext:value-type="float">
            <text:p>5</text:p>
          </table:table-cell>
          <table:table-cell office:value-type="float" office:value="1891" calcext:value-type="float">
            <text:p>1891</text:p>
          </table:table-cell>
          <table:table-cell office:value-type="float" office:value="329" calcext:value-type="float">
            <text:p>329</text:p>
          </table:table-cell>
          <table:table-cell office:value-type="float" office:value="257" calcext:value-type="float">
            <text:p>257</text:p>
          </table:table-cell>
          <table:table-cell office:value-type="float" office:value="0.577155519649129" calcext:value-type="float">
            <text:p>0,577155519649129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mixte</text:p>
          </table:table-cell>
          <table:table-cell office:value-type="float" office:value="5" calcext:value-type="float">
            <text:p>5</text:p>
          </table:table-cell>
          <table:table-cell office:value-type="float" office:value="888" calcext:value-type="float">
            <text:p>888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0.586155799970819" calcext:value-type="float">
            <text:p>0,586155799970819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national</text:p>
          </table:table-cell>
          <table:table-cell office:value-type="float" office:value="6" calcext:value-type="float">
            <text:p>6</text:p>
          </table:table-cell>
          <table:table-cell office:value-type="float" office:value="1010" calcext:value-type="float">
            <text:p>1010</text:p>
          </table:table-cell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float" office:value="0.604958985651019" calcext:value-type="float">
            <text:p>0,604958985651019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1925" calcext:value-type="float">
            <text:p>1925</text:p>
          </table:table-cell>
          <table:table-cell office:value-type="float" office:value="532" calcext:value-type="float">
            <text:p>532</text:p>
          </table:table-cell>
          <table:table-cell office:value-type="float" office:value="76" calcext:value-type="float">
            <text:p>76</text:p>
          </table:table-cell>
          <table:table-cell office:value-type="float" office:value="0.61444356738525" calcext:value-type="float">
            <text:p>0,61444356738525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mixte</text:p>
          </table:table-cell>
          <table:table-cell office:value-type="float" office:value="4" calcext:value-type="float">
            <text:p>4</text:p>
          </table:table-cell>
          <table:table-cell office:value-type="float" office:value="838" calcext:value-type="float">
            <text:p>838</text:p>
          </table:table-cell>
          <table:table-cell office:value-type="float" office:value="322" calcext:value-type="float">
            <text:p>322</text:p>
          </table:table-cell>
          <table:table-cell office:value-type="float" office:value="36" calcext:value-type="float">
            <text:p>36</text:p>
          </table:table-cell>
          <table:table-cell office:value-type="float" office:value="0.580833333139722" calcext:value-type="float">
            <text:p>0,580833333139722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national</text:p>
          </table:table-cell>
          <table:table-cell office:value-type="float" office:value="6" calcext:value-type="float">
            <text:p>6</text:p>
          </table:table-cell>
          <table:table-cell office:value-type="float" office:value="708" calcext:value-type="float">
            <text:p>708</text:p>
          </table:table-cell>
          <table:table-cell office:value-type="float" office:value="647" calcext:value-type="float">
            <text:p>647</text:p>
          </table:table-cell>
          <table:table-cell office:value-type="float" office:value="17" calcext:value-type="float">
            <text:p>17</text:p>
          </table:table-cell>
          <table:table-cell office:value-type="float" office:value="0.496371552831242" calcext:value-type="float">
            <text:p>0,496371552831242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float" office:value="1762" calcext:value-type="float">
            <text:p>1762</text:p>
          </table:table-cell>
          <table:table-cell office:value-type="float" office:value="558" calcext:value-type="float">
            <text:p>558</text:p>
          </table:table-cell>
          <table:table-cell office:value-type="float" office:value="182" calcext:value-type="float">
            <text:p>182</text:p>
          </table:table-cell>
          <table:table-cell office:value-type="float" office:value="0.564696485532796" calcext:value-type="float">
            <text:p>0,564696485532796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915" calcext:value-type="float">
            <text:p>915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0.615531914684074" calcext:value-type="float">
            <text:p>0,615531914684074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national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float" office:value="543" calcext:value-type="float">
            <text:p>543</text:p>
          </table:table-cell>
          <table:table-cell office:value-type="float" office:value="30" calcext:value-type="float">
            <text:p>30</text:p>
          </table:table-cell>
          <table:table-cell office:value-type="float" office:value="0.490313272715478" calcext:value-type="float">
            <text:p>0,490313272715478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local</text:p>
          </table:table-cell>
          <table:table-cell office:value-type="float" office:value="42" calcext:value-type="float">
            <text:p>42</text:p>
          </table:table-cell>
          <table:table-cell office:value-type="float" office:value="1184" calcext:value-type="float">
            <text:p>1184</text:p>
          </table:table-cell>
          <table:table-cell office:value-type="float" office:value="928" calcext:value-type="float">
            <text:p>928</text:p>
          </table:table-cell>
          <table:table-cell office:value-type="float" office:value="54" calcext:value-type="float">
            <text:p>54</text:p>
          </table:table-cell>
          <table:table-cell office:value-type="float" office:value="0.486865941940785" calcext:value-type="float">
            <text:p>0,486865941940785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mixte</text:p>
          </table:table-cell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float" office:value="0.524149033845759" calcext:value-type="float">
            <text:p>0,524149033845759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national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.528609154743447" calcext:value-type="float">
            <text:p>0,528609154743447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307" calcext:value-type="float">
            <text:p>1307</text:p>
          </table:table-cell>
          <table:table-cell office:value-type="float" office:value="163" calcext:value-type="float">
            <text:p>163</text:p>
          </table:table-cell>
          <table:table-cell office:value-type="float" office:value="0.480056406046727" calcext:value-type="float">
            <text:p>0,480056406046727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571" calcext:value-type="float">
            <text:p>571</text:p>
          </table:table-cell>
          <table:table-cell office:value-type="float" office:value="46" calcext:value-type="float">
            <text:p>46</text:p>
          </table:table-cell>
          <table:table-cell office:value-type="float" office:value="0.486651583534244" calcext:value-type="float">
            <text:p>0,486651583534244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national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0.577702702507533" calcext:value-type="float">
            <text:p>0,577702702507533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local</text:p>
          </table:table-cell>
          <table:table-cell office:value-type="float" office:value="4" calcext:value-type="float">
            <text:p>4</text:p>
          </table:table-cell>
          <table:table-cell office:value-type="float" office:value="1934" calcext:value-type="float">
            <text:p>1934</text:p>
          </table:table-cell>
          <table:table-cell office:value-type="float" office:value="349" calcext:value-type="float">
            <text:p>349</text:p>
          </table:table-cell>
          <table:table-cell office:value-type="float" office:value="150" calcext:value-type="float">
            <text:p>150</text:p>
          </table:table-cell>
          <table:table-cell office:value-type="float" office:value="0.614382437322219" calcext:value-type="float">
            <text:p>0,614382437322219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0.624358974145518" calcext:value-type="float">
            <text:p>0,624358974145518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national</text:p>
          </table:table-cell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0.525451559761757" calcext:value-type="float">
            <text:p>0,525451559761757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float" office:value="1898" calcext:value-type="float">
            <text:p>1898</text:p>
          </table:table-cell>
          <table:table-cell office:value-type="float" office:value="388" calcext:value-type="float">
            <text:p>388</text:p>
          </table:table-cell>
          <table:table-cell office:value-type="float" office:value="135" calcext:value-type="float">
            <text:p>135</text:p>
          </table:table-cell>
          <table:table-cell office:value-type="float" office:value="0.612417491648116" calcext:value-type="float">
            <text:p>0,612417491648116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0.659532215124614" calcext:value-type="float">
            <text:p>0,659532215124614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national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0.545761947503783" calcext:value-type="float">
            <text:p>0,545761947503783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local</text:p>
          </table:table-cell>
          <table:table-cell office:value-type="float" office:value="111" calcext:value-type="float">
            <text:p>111</text:p>
          </table:table-cell>
          <table:table-cell office:value-type="float" office:value="1758" calcext:value-type="float">
            <text:p>1758</text:p>
          </table:table-cell>
          <table:table-cell office:value-type="float" office:value="528" calcext:value-type="float">
            <text:p>528</text:p>
          </table:table-cell>
          <table:table-cell office:value-type="float" office:value="184" calcext:value-type="float">
            <text:p>184</text:p>
          </table:table-cell>
          <table:table-cell office:value-type="float" office:value="0.511913986747475" calcext:value-type="float">
            <text:p>0,511913986747475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mixte</text:p>
          </table:table-cell>
          <table:table-cell office:value-type="float" office:value="11" calcext:value-type="float">
            <text:p>11</text:p>
          </table:table-cell>
          <table:table-cell office:value-type="float" office:value="799" calcext:value-type="float">
            <text:p>799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.564489112038697" calcext:value-type="float">
            <text:p>0,564489112038697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national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0.503571428427551" calcext:value-type="float">
            <text:p>0,503571428427551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  <table:table-cell office:value-type="float" office:value="0.648183354347582" calcext:value-type="float">
            <text:p>0,648183354347582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mixte</text:p>
          </table:table-cell>
          <table:table-cell office:value-type="float" office:value="4" calcext:value-type="float">
            <text:p>4</text:p>
          </table:table-cell>
          <table:table-cell office:value-type="float" office:value="967" calcext:value-type="float">
            <text:p>967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0.660078192646367" calcext:value-type="float">
            <text:p>0,660078192646367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float" office:value="848" calcext:value-type="float">
            <text:p>848</text:p>
          </table:table-cell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float" office:value="0.589678510798755" calcext:value-type="float">
            <text:p>0,589678510798755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local</text:p>
          </table:table-cell>
          <table:table-cell office:value-type="float" office:value="14" calcext:value-type="float">
            <text:p>14</text:p>
          </table:table-cell>
          <table:table-cell office:value-type="float" office:value="1308" calcext:value-type="float">
            <text:p>1308</text:p>
          </table:table-cell>
          <table:table-cell office:value-type="float" office:value="619" calcext:value-type="float">
            <text:p>619</text:p>
          </table:table-cell>
          <table:table-cell office:value-type="float" office:value="553" calcext:value-type="float">
            <text:p>553</text:p>
          </table:table-cell>
          <table:table-cell office:value-type="float" office:value="0.395749799455373" calcext:value-type="float">
            <text:p>0,395749799455373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mixte</text:p>
          </table:table-cell>
          <table:table-cell office:value-type="float" office:value="9" calcext:value-type="float">
            <text:p>9</text:p>
          </table:table-cell>
          <table:table-cell office:value-type="float" office:value="824" calcext:value-type="float">
            <text:p>82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0.510833333163056" calcext:value-type="float">
            <text:p>0,510833333163056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float" office:value="655" calcext:value-type="float">
            <text:p>655</text:p>
          </table:table-cell>
          <table:table-cell office:value-type="float" office:value="617" calcext:value-type="float">
            <text:p>617</text:p>
          </table:table-cell>
          <table:table-cell office:value-type="float" office:value="76" calcext:value-type="float">
            <text:p>76</text:p>
          </table:table-cell>
          <table:table-cell office:value-type="float" office:value="0.450513196348823" calcext:value-type="float">
            <text:p>0,450513196348823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local</text:p>
          </table:table-cell>
          <table:table-cell office:value-type="float" office:value="251" calcext:value-type="float">
            <text:p>251</text:p>
          </table:table-cell>
          <table:table-cell office:value-type="float" office:value="1600" calcext:value-type="float">
            <text:p>1600</text:p>
          </table:table-cell>
          <table:table-cell office:value-type="float" office:value="495" calcext:value-type="float">
            <text:p>495</text:p>
          </table:table-cell>
          <table:table-cell office:value-type="float" office:value="139" calcext:value-type="float">
            <text:p>139</text:p>
          </table:table-cell>
          <table:table-cell office:value-type="float" office:value="0.465492957671551" calcext:value-type="float">
            <text:p>0,465492957671551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mixte</text:p>
          </table:table-cell>
          <table:table-cell office:value-type="float" office:value="47" calcext:value-type="float">
            <text:p>47</text:p>
          </table:table-cell>
          <table:table-cell office:value-type="float" office:value="854" calcext:value-type="float">
            <text:p>854</text:p>
          </table:table-cell>
          <table:table-cell office:value-type="float" office:value="189" calcext:value-type="float">
            <text:p>189</text:p>
          </table:table-cell>
          <table:table-cell office:value-type="float" office:value="57" calcext:value-type="float">
            <text:p>57</text:p>
          </table:table-cell>
          <table:table-cell office:value-type="float" office:value="0.556451612709171" calcext:value-type="float">
            <text:p>0,556451612709171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national</text:p>
          </table:table-cell>
          <table:table-cell office:value-type="float" office:value="135" calcext:value-type="float">
            <text:p>135</text:p>
          </table:table-cell>
          <table:table-cell office:value-type="float" office:value="810" calcext:value-type="float">
            <text:p>810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0.512301918094311" calcext:value-type="float">
            <text:p>0,512301918094311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local</text:p>
          </table:table-cell>
          <table:table-cell office:value-type="float" office:value="305" calcext:value-type="float">
            <text:p>305</text:p>
          </table:table-cell>
          <table:table-cell office:value-type="float" office:value="1710" calcext:value-type="float">
            <text:p>1710</text:p>
          </table:table-cell>
          <table:table-cell office:value-type="float" office:value="355" calcext:value-type="float">
            <text:p>355</text:p>
          </table:table-cell>
          <table:table-cell office:value-type="float" office:value="186" calcext:value-type="float">
            <text:p>186</text:p>
          </table:table-cell>
          <table:table-cell office:value-type="float" office:value="0.452073552354918" calcext:value-type="float">
            <text:p>0,452073552354918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mixte</text:p>
          </table:table-cell>
          <table:table-cell office:value-type="float" office:value="120" calcext:value-type="float">
            <text:p>120</text:p>
          </table:table-cell>
          <table:table-cell office:value-type="float" office:value="805" calcext:value-type="float">
            <text:p>805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0.510256410081964" calcext:value-type="float">
            <text:p>0,510256410081964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national</text:p>
          </table:table-cell>
          <table:table-cell office:value-type="float" office:value="237" calcext:value-type="float">
            <text:p>237</text:p>
          </table:table-cell>
          <table:table-cell office:value-type="float" office:value="794" calcext:value-type="float">
            <text:p>794</text:p>
          </table:table-cell>
          <table:table-cell office:value-type="float" office:value="284" calcext:value-type="float">
            <text:p>284</text:p>
          </table:table-cell>
          <table:table-cell office:value-type="float" office:value="21" calcext:value-type="float">
            <text:p>21</text:p>
          </table:table-cell>
          <table:table-cell office:value-type="float" office:value="0.442739520825527" calcext:value-type="float">
            <text:p>0,442739520825527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177" calcext:value-type="float">
            <text:p>1177</text:p>
          </table:table-cell>
          <table:table-cell office:value-type="float" office:value="129" calcext:value-type="float">
            <text:p>129</text:p>
          </table:table-cell>
          <table:table-cell office:value-type="float" office:value="0.461655200249024" calcext:value-type="float">
            <text:p>0,461655200249024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mixte</text:p>
          </table:table-cell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office:value-type="float" office:value="469" calcext:value-type="float">
            <text:p>469</text:p>
          </table:table-cell>
          <table:table-cell office:value-type="float" office:value="26" calcext:value-type="float">
            <text:p>26</text:p>
          </table:table-cell>
          <table:table-cell office:value-type="float" office:value="0.530016792433244" calcext:value-type="float">
            <text:p>0,530016792433244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786" calcext:value-type="float">
            <text:p>786</text:p>
          </table:table-cell>
          <table:table-cell office:value-type="float" office:value="16" calcext:value-type="float">
            <text:p>16</text:p>
          </table:table-cell>
          <table:table-cell office:value-type="float" office:value="0.594424460217833" calcext:value-type="float">
            <text:p>0,594424460217833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local</text:p>
          </table:table-cell>
          <table:table-cell office:value-type="float" office:value="12" calcext:value-type="float">
            <text:p>12</text:p>
          </table:table-cell>
          <table:table-cell office:value-type="float" office:value="1986" calcext:value-type="float">
            <text:p>1986</text:p>
          </table:table-cell>
          <table:table-cell office:value-type="float" office:value="248" calcext:value-type="float">
            <text:p>248</text:p>
          </table:table-cell>
          <table:table-cell office:value-type="float" office:value="199" calcext:value-type="float">
            <text:p>199</text:p>
          </table:table-cell>
          <table:table-cell office:value-type="float" office:value="0.610531697241631" calcext:value-type="float">
            <text:p>0,610531697241631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mixte</text:p>
          </table:table-cell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0.644491525205257" calcext:value-type="float">
            <text:p>0,644491525205257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national</text:p>
          </table:table-cell>
          <table:table-cell office:value-type="float" office:value="11" calcext:value-type="float">
            <text:p>11</text:p>
          </table:table-cell>
          <table:table-cell office:value-type="float" office:value="705" calcext:value-type="float">
            <text:p>705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  <table:table-cell office:value-type="float" office:value="0.549448021876928" calcext:value-type="float">
            <text:p>0,549448021876928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local</text:p>
          </table:table-cell>
          <table:table-cell office:value-type="float" office:value="244" calcext:value-type="float">
            <text:p>244</text:p>
          </table:table-cell>
          <table:table-cell office:value-type="float" office:value="1072" calcext:value-type="float">
            <text:p>1072</text:p>
          </table:table-cell>
          <table:table-cell office:value-type="float" office:value="982" calcext:value-type="float">
            <text:p>982</text:p>
          </table:table-cell>
          <table:table-cell office:value-type="float" office:value="289" calcext:value-type="float">
            <text:p>289</text:p>
          </table:table-cell>
          <table:table-cell office:value-type="float" office:value="0.307015848425664" calcext:value-type="float">
            <text:p>0,307015848425664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mixte</text:p>
          </table:table-cell>
          <table:table-cell office:value-type="float" office:value="58" calcext:value-type="float">
            <text:p>58</text:p>
          </table:table-cell>
          <table:table-cell office:value-type="float" office:value="481" calcext:value-type="float">
            <text:p>481</text:p>
          </table:table-cell>
          <table:table-cell office:value-type="float" office:value="530" calcext:value-type="float">
            <text:p>530</text:p>
          </table:table-cell>
          <table:table-cell office:value-type="float" office:value="95" calcext:value-type="float">
            <text:p>95</text:p>
          </table:table-cell>
          <table:table-cell office:value-type="float" office:value="0.387027491275936" calcext:value-type="float">
            <text:p>0,387027491275936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national</text:p>
          </table:table-cell>
          <table:table-cell office:value-type="float" office:value="154" calcext:value-type="float">
            <text:p>154</text:p>
          </table:table-cell>
          <table:table-cell office:value-type="float" office:value="415" calcext:value-type="float">
            <text:p>415</text:p>
          </table:table-cell>
          <table:table-cell office:value-type="float" office:value="700" calcext:value-type="float">
            <text:p>700</text:p>
          </table:table-cell>
          <table:table-cell office:value-type="float" office:value="56" calcext:value-type="float">
            <text:p>56</text:p>
          </table:table-cell>
          <table:table-cell office:value-type="float" office:value="0.413773584780748" calcext:value-type="float">
            <text:p>0,413773584780748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local</text:p>
          </table:table-cell>
          <table:table-cell office:value-type="float" office:value="382" calcext:value-type="float">
            <text:p>382</text:p>
          </table:table-cell>
          <table:table-cell office:value-type="float" office:value="1467" calcext:value-type="float">
            <text:p>1467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0.420240137149187" calcext:value-type="float">
            <text:p>0,420240137149187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mixte</text:p>
          </table:table-cell>
          <table:table-cell office:value-type="float" office:value="538" calcext:value-type="float">
            <text:p>538</text:p>
          </table:table-cell>
          <table:table-cell office:value-type="float" office:value="346" calcext:value-type="float">
            <text:p>346</text:p>
          </table:table-cell>
          <table:table-cell office:value-type="float" office:value="195" calcext:value-type="float">
            <text:p>195</text:p>
          </table:table-cell>
          <table:table-cell office:value-type="float" office:value="68" calcext:value-type="float">
            <text:p>68</text:p>
          </table:table-cell>
          <table:table-cell office:value-type="float" office:value="0.340235396568357" calcext:value-type="float">
            <text:p>0,340235396568357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national</text:p>
          </table:table-cell>
          <table:table-cell office:value-type="float" office:value="490" calcext:value-type="float">
            <text:p>490</text:p>
          </table:table-cell>
          <table:table-cell office:value-type="float" office:value="172" calcext:value-type="float">
            <text:p>172</text:p>
          </table:table-cell>
          <table:table-cell office:value-type="float" office:value="556" calcext:value-type="float">
            <text:p>556</text:p>
          </table:table-cell>
          <table:table-cell office:value-type="float" office:value="43" calcext:value-type="float">
            <text:p>43</text:p>
          </table:table-cell>
          <table:table-cell office:value-type="float" office:value="0.368160190208355" calcext:value-type="float">
            <text:p>0,368160190208355</text:p>
          </table:table-cell>
        </table:table-row>
      </table:table>
      <table:table table:name="Pivot Table_villesparmotscles2_2" table:style-name="ta1">
        <table:table-column table:style-name="co8" table:default-cell-style-name="ce6"/>
        <table:table-column table:style-name="co9" table:default-cell-style-name="ce11"/>
        <table:table-column table:style-name="co9" table:default-cell-style-name="ce17"/>
        <table:table-column table:style-name="co9" table:default-cell-style-name="ce21"/>
        <table:table-column table:style-name="co9" table:default-cell-style-name="ce27"/>
        <table:table-row table:style-name="ro1">
          <table:table-cell table:style-name="ce3" office:value-type="string" calcext:value-type="string">
            <text:p>Average - Gini</text:p>
          </table:table-cell>
          <table:table-cell table:style-name="ce8" office:value-type="string" calcext:value-type="string">
            <text:p>Data</text:p>
          </table:table-cell>
          <table:table-cell table:style-name="ce14" table:number-columns-repeated="2"/>
          <table:table-cell table:style-name="ce24"/>
        </table:table-row>
        <table:table-row table:style-name="ro1">
          <table:table-cell table:style-name="ce4" office:value-type="string" calcext:value-type="string">
            <text:p>Villes</text:p>
          </table:table-cell>
          <table:table-cell table:style-name="ce9" office:value-type="string" calcext:value-type="string">
            <text:p>local</text:p>
          </table:table-cell>
          <table:table-cell table:style-name="ce15" office:value-type="string" calcext:value-type="string">
            <text:p>mixte</text:p>
          </table:table-cell>
          <table:table-cell table:style-name="ce15" office:value-type="string" calcext:value-type="string">
            <text:p>national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5" office:value-type="string" calcext:value-type="string">
            <text:p>Acton Vale</text:p>
          </table:table-cell>
          <table:table-cell table:style-name="ce10" office:value-type="float" office:value="0.581455610530607" calcext:value-type="float">
            <text:p>0,581455610530607</text:p>
          </table:table-cell>
          <table:table-cell table:style-name="ce16" office:value-type="float" office:value="0.63965201441771" calcext:value-type="float">
            <text:p>0,639652014417710</text:p>
          </table:table-cell>
          <table:table-cell table:style-name="ce20" office:value-type="float" office:value="0.66274864352161" calcext:value-type="float">
            <text:p>0,662748643521610</text:p>
          </table:table-cell>
          <table:table-cell table:style-name="ce26" office:value-type="float" office:value="0.627952089489976" calcext:value-type="float">
            <text:p>0,627952089489976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0.579531812632328" calcext:value-type="float">
            <text:p>0,579531812632328</text:p>
          </table:table-cell>
          <table:table-cell office:value-type="float" office:value="0.545017482326917" calcext:value-type="float">
            <text:p>0,545017482326917</text:p>
          </table:table-cell>
          <table:table-cell office:value-type="float" office:value="0.445074276639539" calcext:value-type="float">
            <text:p>0,445074276639539</text:p>
          </table:table-cell>
          <table:table-cell office:value-type="float" office:value="0.523207857199595" calcext:value-type="float">
            <text:p>0,523207857199595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0.476645644386812" calcext:value-type="float">
            <text:p>0,476645644386812</text:p>
          </table:table-cell>
          <table:table-cell office:value-type="float" office:value="0.539763113184513" calcext:value-type="float">
            <text:p>0,539763113184513</text:p>
          </table:table-cell>
          <table:table-cell office:value-type="float" office:value="0.431598062814658" calcext:value-type="float">
            <text:p>0,431598062814658</text:p>
          </table:table-cell>
          <table:table-cell office:value-type="float" office:value="0.482668940128661" calcext:value-type="float">
            <text:p>0,482668940128661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float" office:value="0.521281169299866" calcext:value-type="float">
            <text:p>0,521281169299866</text:p>
          </table:table-cell>
          <table:table-cell office:value-type="float" office:value="0.545974382233861" calcext:value-type="float">
            <text:p>0,545974382233861</text:p>
          </table:table-cell>
          <table:table-cell office:value-type="float" office:value="0.592451874126666" calcext:value-type="float">
            <text:p>0,592451874126666</text:p>
          </table:table-cell>
          <table:table-cell office:value-type="float" office:value="0.553235808553464" calcext:value-type="float">
            <text:p>0,553235808553464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float" office:value="0.592890809019184" calcext:value-type="float">
            <text:p>0,592890809019184</text:p>
          </table:table-cell>
          <table:table-cell office:value-type="float" office:value="0.632601351137635" calcext:value-type="float">
            <text:p>0,632601351137635</text:p>
          </table:table-cell>
          <table:table-cell office:value-type="float" office:value="0.555239179785804" calcext:value-type="float">
            <text:p>0,555239179785804</text:p>
          </table:table-cell>
          <table:table-cell office:value-type="float" office:value="0.593577113314208" calcext:value-type="float">
            <text:p>0,593577113314208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float" office:value="0.504191114752021" calcext:value-type="float">
            <text:p>0,504191114752021</text:p>
          </table:table-cell>
          <table:table-cell office:value-type="float" office:value="0.5100685516675" calcext:value-type="float">
            <text:p>0,510068551667500</text:p>
          </table:table-cell>
          <table:table-cell office:value-type="float" office:value="0.478608470016039" calcext:value-type="float">
            <text:p>0,478608470016039</text:p>
          </table:table-cell>
          <table:table-cell office:value-type="float" office:value="0.497622712145187" calcext:value-type="float">
            <text:p>0,497622712145187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float" office:value="0.651326366454771" calcext:value-type="float">
            <text:p>0,651326366454771</text:p>
          </table:table-cell>
          <table:table-cell office:value-type="float" office:value="0.657083333114306" calcext:value-type="float">
            <text:p>0,657083333114306</text:p>
          </table:table-cell>
          <table:table-cell office:value-type="float" office:value="0.588631984358909" calcext:value-type="float">
            <text:p>0,588631984358909</text:p>
          </table:table-cell>
          <table:table-cell office:value-type="float" office:value="0.632347227975995" calcext:value-type="float">
            <text:p>0,632347227975995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float" office:value="0.609959349494315" calcext:value-type="float">
            <text:p>0,609959349494315</text:p>
          </table:table-cell>
          <table:table-cell office:value-type="float" office:value="0.63209982766537" calcext:value-type="float">
            <text:p>0,632099827665370</text:p>
          </table:table-cell>
          <table:table-cell office:value-type="float" office:value="0.627503851886748" calcext:value-type="float">
            <text:p>0,627503851886748</text:p>
          </table:table-cell>
          <table:table-cell office:value-type="float" office:value="0.623187676348811" calcext:value-type="float">
            <text:p>0,623187676348811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float" office:value="0.414392059484799" calcext:value-type="float">
            <text:p>0,414392059484799</text:p>
          </table:table-cell>
          <table:table-cell office:value-type="float" office:value="0.480472102839323" calcext:value-type="float">
            <text:p>0,480472102839323</text:p>
          </table:table-cell>
          <table:table-cell office:value-type="float" office:value="0.442927484174422" calcext:value-type="float">
            <text:p>0,442927484174422</text:p>
          </table:table-cell>
          <table:table-cell office:value-type="float" office:value="0.445930548832848" calcext:value-type="float">
            <text:p>0,445930548832848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float" office:value="0.488647342900744" calcext:value-type="float">
            <text:p>0,488647342900744</text:p>
          </table:table-cell>
          <table:table-cell office:value-type="float" office:value="0.507337525992731" calcext:value-type="float">
            <text:p>0,507337525992731</text:p>
          </table:table-cell>
          <table:table-cell office:value-type="float" office:value="0.384669151767132" calcext:value-type="float">
            <text:p>0,384669151767132</text:p>
          </table:table-cell>
          <table:table-cell office:value-type="float" office:value="0.460218006886869" calcext:value-type="float">
            <text:p>0,460218006886869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float" office:value="0.502873563102788" calcext:value-type="float">
            <text:p>0,502873563102788</text:p>
          </table:table-cell>
          <table:table-cell office:value-type="float" office:value="0.503201396738905" calcext:value-type="float">
            <text:p>0,503201396738905</text:p>
          </table:table-cell>
          <table:table-cell office:value-type="float" office:value="0.50412087884389" calcext:value-type="float">
            <text:p>0,504120878843890</text:p>
          </table:table-cell>
          <table:table-cell office:value-type="float" office:value="0.503398612895194" calcext:value-type="float">
            <text:p>0,503398612895194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float" office:value="0.586620926142947" calcext:value-type="float">
            <text:p>0,586620926142947</text:p>
          </table:table-cell>
          <table:table-cell office:value-type="float" office:value="0.594782608488771" calcext:value-type="float">
            <text:p>0,594782608488771</text:p>
          </table:table-cell>
          <table:table-cell office:value-type="float" office:value="0.529452054601113" calcext:value-type="float">
            <text:p>0,529452054601113</text:p>
          </table:table-cell>
          <table:table-cell office:value-type="float" office:value="0.570285196410944" calcext:value-type="float">
            <text:p>0,570285196410944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float" office:value="0.488826815564433" calcext:value-type="float">
            <text:p>0,488826815564433</text:p>
          </table:table-cell>
          <table:table-cell office:value-type="float" office:value="0.582751091499476" calcext:value-type="float">
            <text:p>0,582751091499476</text:p>
          </table:table-cell>
          <table:table-cell office:value-type="float" office:value="0.448247078314442" calcext:value-type="float">
            <text:p>0,448247078314442</text:p>
          </table:table-cell>
          <table:table-cell office:value-type="float" office:value="0.50660832845945" calcext:value-type="float">
            <text:p>0,506608328459450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float" office:value="0.588779956324396" calcext:value-type="float">
            <text:p>0,588779956324396</text:p>
          </table:table-cell>
          <table:table-cell office:value-type="float" office:value="0.595848056326556" calcext:value-type="float">
            <text:p>0,595848056326556</text:p>
          </table:table-cell>
          <table:table-cell office:value-type="float" office:value="0.360648148014575" calcext:value-type="float">
            <text:p>0,360648148014575</text:p>
          </table:table-cell>
          <table:table-cell office:value-type="float" office:value="0.515092053555175" calcext:value-type="float">
            <text:p>0,515092053555175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float" office:value="0.578838174177786" calcext:value-type="float">
            <text:p>0,578838174177786</text:p>
          </table:table-cell>
          <table:table-cell office:value-type="float" office:value="0.615916954804181" calcext:value-type="float">
            <text:p>0,615916954804181</text:p>
          </table:table-cell>
          <table:table-cell office:value-type="float" office:value="0.484573119024658" calcext:value-type="float">
            <text:p>0,484573119024658</text:p>
          </table:table-cell>
          <table:table-cell office:value-type="float" office:value="0.559776082668875" calcext:value-type="float">
            <text:p>0,559776082668875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float" office:value="0.536148806638063" calcext:value-type="float">
            <text:p>0,536148806638063</text:p>
          </table:table-cell>
          <table:table-cell office:value-type="float" office:value="0.573420074136275" calcext:value-type="float">
            <text:p>0,573420074136275</text:p>
          </table:table-cell>
          <table:table-cell office:value-type="float" office:value="0.523978685426651" calcext:value-type="float">
            <text:p>0,523978685426651</text:p>
          </table:table-cell>
          <table:table-cell office:value-type="float" office:value="0.54451585540033" calcext:value-type="float">
            <text:p>0,544515855400330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float" office:value="0.482854343440143" calcext:value-type="float">
            <text:p>0,482854343440143</text:p>
          </table:table-cell>
          <table:table-cell office:value-type="float" office:value="0.533312577567466" calcext:value-type="float">
            <text:p>0,533312577567466</text:p>
          </table:table-cell>
          <table:table-cell office:value-type="float" office:value="0.548749999725625" calcext:value-type="float">
            <text:p>0,548749999725625</text:p>
          </table:table-cell>
          <table:table-cell office:value-type="float" office:value="0.521638973577745" calcext:value-type="float">
            <text:p>0,521638973577745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float" office:value="0.711896697593244" calcext:value-type="float">
            <text:p>0,711896697593244</text:p>
          </table:table-cell>
          <table:table-cell office:value-type="float" office:value="0.709411239711182" calcext:value-type="float">
            <text:p>0,709411239711182</text:p>
          </table:table-cell>
          <table:table-cell office:value-type="float" office:value="0.686649659630391" calcext:value-type="float">
            <text:p>0,686649659630391</text:p>
          </table:table-cell>
          <table:table-cell office:value-type="float" office:value="0.702652532311606" calcext:value-type="float">
            <text:p>0,702652532311606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float" office:value="0.663192741409869" calcext:value-type="float">
            <text:p>0,663192741409869</text:p>
          </table:table-cell>
          <table:table-cell office:value-type="float" office:value="0.654904904642681" calcext:value-type="float">
            <text:p>0,654904904642681</text:p>
          </table:table-cell>
          <table:table-cell office:value-type="float" office:value="0.649390243638459" calcext:value-type="float">
            <text:p>0,649390243638459</text:p>
          </table:table-cell>
          <table:table-cell office:value-type="float" office:value="0.65582929656367" calcext:value-type="float">
            <text:p>0,655829296563670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float" office:value="0.648762886490926" calcext:value-type="float">
            <text:p>0,648762886490926</text:p>
          </table:table-cell>
          <table:table-cell office:value-type="float" office:value="0.715998256071143" calcext:value-type="float">
            <text:p>0,715998256071143</text:p>
          </table:table-cell>
          <table:table-cell office:value-type="float" office:value="0.681838170384578" calcext:value-type="float">
            <text:p>0,681838170384578</text:p>
          </table:table-cell>
          <table:table-cell office:value-type="float" office:value="0.682199770982215" calcext:value-type="float">
            <text:p>0,682199770982215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float" office:value="0.614630623092921" calcext:value-type="float">
            <text:p>0,614630623092921</text:p>
          </table:table-cell>
          <table:table-cell office:value-type="float" office:value="0.664634146101307" calcext:value-type="float">
            <text:p>0,664634146101307</text:p>
          </table:table-cell>
          <table:table-cell office:value-type="float" office:value="0.66452205857922" calcext:value-type="float">
            <text:p>0,664522058579220</text:p>
          </table:table-cell>
          <table:table-cell office:value-type="float" office:value="0.647928942591149" calcext:value-type="float">
            <text:p>0,647928942591149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float" office:value="0.54369797851071" calcext:value-type="float">
            <text:p>0,543697978510710</text:p>
          </table:table-cell>
          <table:table-cell office:value-type="float" office:value="0.576164874345461" calcext:value-type="float">
            <text:p>0,576164874345461</text:p>
          </table:table-cell>
          <table:table-cell office:value-type="float" office:value="0.469640179769223" calcext:value-type="float">
            <text:p>0,469640179769223</text:p>
          </table:table-cell>
          <table:table-cell office:value-type="float" office:value="0.529834344208465" calcext:value-type="float">
            <text:p>0,529834344208465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float" office:value="0.498160073505398" calcext:value-type="float">
            <text:p>0,498160073505398</text:p>
          </table:table-cell>
          <table:table-cell office:value-type="float" office:value="0.550184161859969" calcext:value-type="float">
            <text:p>0,550184161859969</text:p>
          </table:table-cell>
          <table:table-cell office:value-type="float" office:value="0.477713178109414" calcext:value-type="float">
            <text:p>0,477713178109414</text:p>
          </table:table-cell>
          <table:table-cell office:value-type="float" office:value="0.508685804491594" calcext:value-type="float">
            <text:p>0,508685804491594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float" office:value="0.524947478881314" calcext:value-type="float">
            <text:p>0,524947478881314</text:p>
          </table:table-cell>
          <table:table-cell office:value-type="float" office:value="0.644829611917824" calcext:value-type="float">
            <text:p>0,644829611917824</text:p>
          </table:table-cell>
          <table:table-cell office:value-type="float" office:value="0.550691243985857" calcext:value-type="float">
            <text:p>0,550691243985857</text:p>
          </table:table-cell>
          <table:table-cell office:value-type="float" office:value="0.573489444928331" calcext:value-type="float">
            <text:p>0,573489444928331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float" office:value="0.565260252276773" calcext:value-type="float">
            <text:p>0,565260252276773</text:p>
          </table:table-cell>
          <table:table-cell office:value-type="float" office:value="0.585437710240593" calcext:value-type="float">
            <text:p>0,585437710240593</text:p>
          </table:table-cell>
          <table:table-cell office:value-type="float" office:value="0.462735166291538" calcext:value-type="float">
            <text:p>0,462735166291538</text:p>
          </table:table-cell>
          <table:table-cell office:value-type="float" office:value="0.537811042936302" calcext:value-type="float">
            <text:p>0,537811042936302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float" office:value="0.533026421051557" calcext:value-type="float">
            <text:p>0,533026421051557</text:p>
          </table:table-cell>
          <table:table-cell office:value-type="float" office:value="0.634482758401903" calcext:value-type="float">
            <text:p>0,634482758401903</text:p>
          </table:table-cell>
          <table:table-cell office:value-type="float" office:value="0.595090908917792" calcext:value-type="float">
            <text:p>0,595090908917792</text:p>
          </table:table-cell>
          <table:table-cell office:value-type="float" office:value="0.587533362790417" calcext:value-type="float">
            <text:p>0,587533362790417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float" office:value="0.636874260837702" calcext:value-type="float">
            <text:p>0,636874260837702</text:p>
          </table:table-cell>
          <table:table-cell office:value-type="float" office:value="0.678209459230335" calcext:value-type="float">
            <text:p>0,678209459230335</text:p>
          </table:table-cell>
          <table:table-cell office:value-type="float" office:value="0.60704074321457" calcext:value-type="float">
            <text:p>0,607040743214570</text:p>
          </table:table-cell>
          <table:table-cell office:value-type="float" office:value="0.640708154427536" calcext:value-type="float">
            <text:p>0,640708154427536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float" office:value="0.324715069594814" calcext:value-type="float">
            <text:p>0,324715069594814</text:p>
          </table:table-cell>
          <table:table-cell office:value-type="float" office:value="0.371241512950052" calcext:value-type="float">
            <text:p>0,371241512950052</text:p>
          </table:table-cell>
          <table:table-cell office:value-type="float" office:value="0.266158817999572" calcext:value-type="float">
            <text:p>0,266158817999572</text:p>
          </table:table-cell>
          <table:table-cell office:value-type="float" office:value="0.320705133514812" calcext:value-type="float">
            <text:p>0,320705133514812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float" office:value="0.568860510716093" calcext:value-type="float">
            <text:p>0,568860510716093</text:p>
          </table:table-cell>
          <table:table-cell office:value-type="float" office:value="0.607993197072111" calcext:value-type="float">
            <text:p>0,607993197072111</text:p>
          </table:table-cell>
          <table:table-cell office:value-type="float" office:value="0.534099472333354" calcext:value-type="float">
            <text:p>0,534099472333354</text:p>
          </table:table-cell>
          <table:table-cell office:value-type="float" office:value="0.570317726707186" calcext:value-type="float">
            <text:p>0,570317726707186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float" office:value="0.616399082427431" calcext:value-type="float">
            <text:p>0,616399082427431</text:p>
          </table:table-cell>
          <table:table-cell office:value-type="float" office:value="0.632772680679807" calcext:value-type="float">
            <text:p>0,632772680679807</text:p>
          </table:table-cell>
          <table:table-cell office:value-type="float" office:value="0.600152904954066" calcext:value-type="float">
            <text:p>0,600152904954066</text:p>
          </table:table-cell>
          <table:table-cell office:value-type="float" office:value="0.616441556020435" calcext:value-type="float">
            <text:p>0,616441556020435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float" office:value="0.583190578058554" calcext:value-type="float">
            <text:p>0,583190578058554</text:p>
          </table:table-cell>
          <table:table-cell office:value-type="float" office:value="0.606828193618739" calcext:value-type="float">
            <text:p>0,606828193618739</text:p>
          </table:table-cell>
          <table:table-cell office:value-type="float" office:value="0.548870547159385" calcext:value-type="float">
            <text:p>0,548870547159385</text:p>
          </table:table-cell>
          <table:table-cell office:value-type="float" office:value="0.579629772945559" calcext:value-type="float">
            <text:p>0,579629772945559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float" office:value="0.462919776033037" calcext:value-type="float">
            <text:p>0,462919776033037</text:p>
          </table:table-cell>
          <table:table-cell office:value-type="float" office:value="0.458524289474418" calcext:value-type="float">
            <text:p>0,458524289474418</text:p>
          </table:table-cell>
          <table:table-cell office:value-type="float" office:value="0.490313652955604" calcext:value-type="float">
            <text:p>0,490313652955604</text:p>
          </table:table-cell>
          <table:table-cell office:value-type="float" office:value="0.470585906154353" calcext:value-type="float">
            <text:p>0,470585906154353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float" office:value="0.628954027730248" calcext:value-type="float">
            <text:p>0,628954027730248</text:p>
          </table:table-cell>
          <table:table-cell office:value-type="float" office:value="0.646431679496456" calcext:value-type="float">
            <text:p>0,646431679496456</text:p>
          </table:table-cell>
          <table:table-cell office:value-type="float" office:value="0.535075960487909" calcext:value-type="float">
            <text:p>0,535075960487909</text:p>
          </table:table-cell>
          <table:table-cell office:value-type="float" office:value="0.603487222571537" calcext:value-type="float">
            <text:p>0,603487222571537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float" office:value="0.362842105202048" calcext:value-type="float">
            <text:p>0,362842105202048</text:p>
          </table:table-cell>
          <table:table-cell office:value-type="float" office:value="0.415760869414579" calcext:value-type="float">
            <text:p>0,415760869414579</text:p>
          </table:table-cell>
          <table:table-cell office:value-type="float" office:value="0.341087169308095" calcext:value-type="float">
            <text:p>0,341087169308095</text:p>
          </table:table-cell>
          <table:table-cell office:value-type="float" office:value="0.373230047974907" calcext:value-type="float">
            <text:p>0,373230047974907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float" office:value="0.666088199156213" calcext:value-type="float">
            <text:p>0,666088199156213</text:p>
          </table:table-cell>
          <table:table-cell office:value-type="float" office:value="0.700520833090097" calcext:value-type="float">
            <text:p>0,700520833090097</text:p>
          </table:table-cell>
          <table:table-cell office:value-type="float" office:value="0.643418100031887" calcext:value-type="float">
            <text:p>0,643418100031887</text:p>
          </table:table-cell>
          <table:table-cell office:value-type="float" office:value="0.670009044092732" calcext:value-type="float">
            <text:p>0,670009044092732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float" office:value="0.664618643955149" calcext:value-type="float">
            <text:p>0,664618643955149</text:p>
          </table:table-cell>
          <table:table-cell office:value-type="float" office:value="0.687329700022769" calcext:value-type="float">
            <text:p>0,687329700022769</text:p>
          </table:table-cell>
          <table:table-cell office:value-type="float" office:value="0.631904761664036" calcext:value-type="float">
            <text:p>0,631904761664036</text:p>
          </table:table-cell>
          <table:table-cell office:value-type="float" office:value="0.661284368547318" calcext:value-type="float">
            <text:p>0,661284368547318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float" office:value="0.52855924969675" calcext:value-type="float">
            <text:p>0,528559249696750</text:p>
          </table:table-cell>
          <table:table-cell office:value-type="float" office:value="0.503119429410653" calcext:value-type="float">
            <text:p>0,503119429410653</text:p>
          </table:table-cell>
          <table:table-cell office:value-type="float" office:value="0.548059149520126" calcext:value-type="float">
            <text:p>0,548059149520126</text:p>
          </table:table-cell>
          <table:table-cell office:value-type="float" office:value="0.526579276209176" calcext:value-type="float">
            <text:p>0,526579276209176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float" office:value="0.308182565738786" calcext:value-type="float">
            <text:p>0,308182565738786</text:p>
          </table:table-cell>
          <table:table-cell office:value-type="float" office:value="0.40169491511807" calcext:value-type="float">
            <text:p>0,401694915118070</text:p>
          </table:table-cell>
          <table:table-cell office:value-type="float" office:value="0.480287398531971" calcext:value-type="float">
            <text:p>0,480287398531971</text:p>
          </table:table-cell>
          <table:table-cell office:value-type="float" office:value="0.396721626462942" calcext:value-type="float">
            <text:p>0,396721626462942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float" office:value="0.350116867884672" calcext:value-type="float">
            <text:p>0,350116867884672</text:p>
          </table:table-cell>
          <table:table-cell office:value-type="float" office:value="0.432083333189306" calcext:value-type="float">
            <text:p>0,432083333189306</text:p>
          </table:table-cell>
          <table:table-cell office:value-type="float" office:value="0.441944847476939" calcext:value-type="float">
            <text:p>0,441944847476939</text:p>
          </table:table-cell>
          <table:table-cell office:value-type="float" office:value="0.408048349516972" calcext:value-type="float">
            <text:p>0,408048349516972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float" office:value="0.53613861375522" calcext:value-type="float">
            <text:p>0,536138613755220</text:p>
          </table:table-cell>
          <table:table-cell office:value-type="float" office:value="0.54192546561411" calcext:value-type="float">
            <text:p>0,541925465614110</text:p>
          </table:table-cell>
          <table:table-cell office:value-type="float" office:value="0.548593350103021" calcext:value-type="float">
            <text:p>0,548593350103021</text:p>
          </table:table-cell>
          <table:table-cell office:value-type="float" office:value="0.54221914315745" calcext:value-type="float">
            <text:p>0,542219143157450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float" office:value="0.522780832596578" calcext:value-type="float">
            <text:p>0,522780832596578</text:p>
          </table:table-cell>
          <table:table-cell office:value-type="float" office:value="0.497916666500695" calcext:value-type="float">
            <text:p>0,497916666500695</text:p>
          </table:table-cell>
          <table:table-cell office:value-type="float" office:value="0.462343864669407" calcext:value-type="float">
            <text:p>0,462343864669407</text:p>
          </table:table-cell>
          <table:table-cell office:value-type="float" office:value="0.49434712125556" calcext:value-type="float">
            <text:p>0,494347121255560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float" office:value="0.455651491294246" calcext:value-type="float">
            <text:p>0,455651491294246</text:p>
          </table:table-cell>
          <table:table-cell office:value-type="float" office:value="0.553333333148889" calcext:value-type="float">
            <text:p>0,553333333148889</text:p>
          </table:table-cell>
          <table:table-cell office:value-type="float" office:value="0.493243243099125" calcext:value-type="float">
            <text:p>0,493243243099125</text:p>
          </table:table-cell>
          <table:table-cell office:value-type="float" office:value="0.500742689180754" calcext:value-type="float">
            <text:p>0,500742689180754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float" office:value="0.421906088273473" calcext:value-type="float">
            <text:p>0,421906088273473</text:p>
          </table:table-cell>
          <table:table-cell office:value-type="float" office:value="0.487083333170972" calcext:value-type="float">
            <text:p>0,487083333170972</text:p>
          </table:table-cell>
          <table:table-cell office:value-type="float" office:value="0.577142856977959" calcext:value-type="float">
            <text:p>0,577142856977959</text:p>
          </table:table-cell>
          <table:table-cell office:value-type="float" office:value="0.495377426140801" calcext:value-type="float">
            <text:p>0,495377426140801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float" office:value="0.613714902701734" calcext:value-type="float">
            <text:p>0,613714902701734</text:p>
          </table:table-cell>
          <table:table-cell office:value-type="float" office:value="0.649656946603891" calcext:value-type="float">
            <text:p>0,649656946603891</text:p>
          </table:table-cell>
          <table:table-cell office:value-type="float" office:value="0.623327758988854" calcext:value-type="float">
            <text:p>0,623327758988854</text:p>
          </table:table-cell>
          <table:table-cell office:value-type="float" office:value="0.628899869431493" calcext:value-type="float">
            <text:p>0,628899869431493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float" office:value="0.646147736196005" calcext:value-type="float">
            <text:p>0,646147736196005</text:p>
          </table:table-cell>
          <table:table-cell office:value-type="float" office:value="0.659940526538678" calcext:value-type="float">
            <text:p>0,659940526538678</text:p>
          </table:table-cell>
          <table:table-cell office:value-type="float" office:value="0.627125193005525" calcext:value-type="float">
            <text:p>0,627125193005525</text:p>
          </table:table-cell>
          <table:table-cell office:value-type="float" office:value="0.644404485246736" calcext:value-type="float">
            <text:p>0,644404485246736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float" office:value="0.50751458043831" calcext:value-type="float">
            <text:p>0,507514580438310</text:p>
          </table:table-cell>
          <table:table-cell office:value-type="float" office:value="0.563008129877865" calcext:value-type="float">
            <text:p>0,563008129877865</text:p>
          </table:table-cell>
          <table:table-cell office:value-type="float" office:value="0.600585058289618" calcext:value-type="float">
            <text:p>0,600585058289618</text:p>
          </table:table-cell>
          <table:table-cell office:value-type="float" office:value="0.557035922868598" calcext:value-type="float">
            <text:p>0,557035922868598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0.188042131304079" calcext:value-type="float">
            <text:p>0,188042131304079</text:p>
          </table:table-cell>
          <table:table-cell office:value-type="float" office:value="0.209999999898182" calcext:value-type="float">
            <text:p>0,209999999898182</text:p>
          </table:table-cell>
          <table:table-cell office:value-type="float" office:value="0.302056555114624" calcext:value-type="float">
            <text:p>0,302056555114624</text:p>
          </table:table-cell>
          <table:table-cell office:value-type="float" office:value="0.233366228772295" calcext:value-type="float">
            <text:p>0,233366228772295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float" office:value="0.591546112008762" calcext:value-type="float">
            <text:p>0,591546112008762</text:p>
          </table:table-cell>
          <table:table-cell office:value-type="float" office:value="0.605433698661841" calcext:value-type="float">
            <text:p>0,605433698661841</text:p>
          </table:table-cell>
          <table:table-cell office:value-type="float" office:value="0.539590254467513" calcext:value-type="float">
            <text:p>0,539590254467513</text:p>
          </table:table-cell>
          <table:table-cell office:value-type="float" office:value="0.578856688379372" calcext:value-type="float">
            <text:p>0,578856688379372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float" office:value="0.571737421293752" calcext:value-type="float">
            <text:p>0,571737421293752</text:p>
          </table:table-cell>
          <table:table-cell office:value-type="float" office:value="0.601246775373604" calcext:value-type="float">
            <text:p>0,601246775373604</text:p>
          </table:table-cell>
          <table:table-cell office:value-type="float" office:value="0.591803278494491" calcext:value-type="float">
            <text:p>0,591803278494491</text:p>
          </table:table-cell>
          <table:table-cell office:value-type="float" office:value="0.588262491720615" calcext:value-type="float">
            <text:p>0,588262491720615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float" office:value="0.478098506180364" calcext:value-type="float">
            <text:p>0,478098506180364</text:p>
          </table:table-cell>
          <table:table-cell office:value-type="float" office:value="0.471325403408216" calcext:value-type="float">
            <text:p>0,471325403408216</text:p>
          </table:table-cell>
          <table:table-cell office:value-type="float" office:value="0.461521925894575" calcext:value-type="float">
            <text:p>0,461521925894575</text:p>
          </table:table-cell>
          <table:table-cell office:value-type="float" office:value="0.470315278494385" calcext:value-type="float">
            <text:p>0,470315278494385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float" office:value="0.517864271374393" calcext:value-type="float">
            <text:p>0,517864271374393</text:p>
          </table:table-cell>
          <table:table-cell office:value-type="float" office:value="0.649911031797185" calcext:value-type="float">
            <text:p>0,649911031797185</text:p>
          </table:table-cell>
          <table:table-cell office:value-type="float" office:value="0.493147656766349" calcext:value-type="float">
            <text:p>0,493147656766349</text:p>
          </table:table-cell>
          <table:table-cell office:value-type="float" office:value="0.553640986645976" calcext:value-type="float">
            <text:p>0,553640986645976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float" office:value="0.427356866047808" calcext:value-type="float">
            <text:p>0,427356866047808</text:p>
          </table:table-cell>
          <table:table-cell office:value-type="float" office:value="0.456483125947963" calcext:value-type="float">
            <text:p>0,456483125947963</text:p>
          </table:table-cell>
          <table:table-cell office:value-type="float" office:value="0.516994633088732" calcext:value-type="float">
            <text:p>0,516994633088732</text:p>
          </table:table-cell>
          <table:table-cell office:value-type="float" office:value="0.466944875028168" calcext:value-type="float">
            <text:p>0,466944875028168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float" office:value="0.469674864448574" calcext:value-type="float">
            <text:p>0,469674864448574</text:p>
          </table:table-cell>
          <table:table-cell office:value-type="float" office:value="0.595289541712951" calcext:value-type="float">
            <text:p>0,595289541712951</text:p>
          </table:table-cell>
          <table:table-cell office:value-type="float" office:value="0.545927601612334" calcext:value-type="float">
            <text:p>0,545927601612334</text:p>
          </table:table-cell>
          <table:table-cell office:value-type="float" office:value="0.536964002591286" calcext:value-type="float">
            <text:p>0,536964002591286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float" office:value="0.630224458106776" calcext:value-type="float">
            <text:p>0,630224458106776</text:p>
          </table:table-cell>
          <table:table-cell office:value-type="float" office:value="0.674583333108472" calcext:value-type="float">
            <text:p>0,674583333108472</text:p>
          </table:table-cell>
          <table:table-cell office:value-type="float" office:value="0.688040345623043" calcext:value-type="float">
            <text:p>0,688040345623043</text:p>
          </table:table-cell>
          <table:table-cell office:value-type="float" office:value="0.664282712279431" calcext:value-type="float">
            <text:p>0,664282712279431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float" office:value="0.335961538409852" calcext:value-type="float">
            <text:p>0,335961538409852</text:p>
          </table:table-cell>
          <table:table-cell office:value-type="float" office:value="0.425833333191389" calcext:value-type="float">
            <text:p>0,425833333191389</text:p>
          </table:table-cell>
          <table:table-cell office:value-type="float" office:value="0.405714285598367" calcext:value-type="float">
            <text:p>0,405714285598367</text:p>
          </table:table-cell>
          <table:table-cell office:value-type="float" office:value="0.389169719066536" calcext:value-type="float">
            <text:p>0,389169719066536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float" office:value="0.576716487514859" calcext:value-type="float">
            <text:p>0,576716487514859</text:p>
          </table:table-cell>
          <table:table-cell office:value-type="float" office:value="0.624053030066647" calcext:value-type="float">
            <text:p>0,624053030066647</text:p>
          </table:table-cell>
          <table:table-cell office:value-type="float" office:value="0.41458569788214" calcext:value-type="float">
            <text:p>0,414585697882140</text:p>
          </table:table-cell>
          <table:table-cell office:value-type="float" office:value="0.538451738487882" calcext:value-type="float">
            <text:p>0,538451738487882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float" office:value="0.592301324405248" calcext:value-type="float">
            <text:p>0,592301324405248</text:p>
          </table:table-cell>
          <table:table-cell office:value-type="float" office:value="0.627515310366574" calcext:value-type="float">
            <text:p>0,627515310366574</text:p>
          </table:table-cell>
          <table:table-cell office:value-type="float" office:value="0.63667687576212" calcext:value-type="float">
            <text:p>0,636676875762120</text:p>
          </table:table-cell>
          <table:table-cell office:value-type="float" office:value="0.618831170177981" calcext:value-type="float">
            <text:p>0,618831170177981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float" office:value="0.622403560725324" calcext:value-type="float">
            <text:p>0,622403560725324</text:p>
          </table:table-cell>
          <table:table-cell office:value-type="float" office:value="0.640734265510233" calcext:value-type="float">
            <text:p>0,640734265510233</text:p>
          </table:table-cell>
          <table:table-cell office:value-type="float" office:value="0.624606918042576" calcext:value-type="float">
            <text:p>0,624606918042576</text:p>
          </table:table-cell>
          <table:table-cell office:value-type="float" office:value="0.629248248092711" calcext:value-type="float">
            <text:p>0,629248248092711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float" office:value="0.521324354540668" calcext:value-type="float">
            <text:p>0,521324354540668</text:p>
          </table:table-cell>
          <table:table-cell office:value-type="float" office:value="0.576309794726055" calcext:value-type="float">
            <text:p>0,576309794726055</text:p>
          </table:table-cell>
          <table:table-cell office:value-type="float" office:value="0.544721407305149" calcext:value-type="float">
            <text:p>0,544721407305149</text:p>
          </table:table-cell>
          <table:table-cell office:value-type="float" office:value="0.547451852190624" calcext:value-type="float">
            <text:p>0,547451852190624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float" office:value="0.665837299754939" calcext:value-type="float">
            <text:p>0,665837299754939</text:p>
          </table:table-cell>
          <table:table-cell office:value-type="float" office:value="0.684094903098736" calcext:value-type="float">
            <text:p>0,684094903098736</text:p>
          </table:table-cell>
          <table:table-cell office:value-type="float" office:value="0.625469924576891" calcext:value-type="float">
            <text:p>0,625469924576891</text:p>
          </table:table-cell>
          <table:table-cell office:value-type="float" office:value="0.658467375810189" calcext:value-type="float">
            <text:p>0,658467375810189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float" office:value="0.522307692227337" calcext:value-type="float">
            <text:p>0,522307692227337</text:p>
          </table:table-cell>
          <table:table-cell office:value-type="float" office:value="0.575904120916433" calcext:value-type="float">
            <text:p>0,575904120916433</text:p>
          </table:table-cell>
          <table:table-cell office:value-type="float" office:value="0.624642856964388" calcext:value-type="float">
            <text:p>0,624642856964388</text:p>
          </table:table-cell>
          <table:table-cell office:value-type="float" office:value="0.574284890036053" calcext:value-type="float">
            <text:p>0,574284890036053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float" office:value="0.499768732562485" calcext:value-type="float">
            <text:p>0,499768732562485</text:p>
          </table:table-cell>
          <table:table-cell office:value-type="float" office:value="0.53089887618758" calcext:value-type="float">
            <text:p>0,530898876187580</text:p>
          </table:table-cell>
          <table:table-cell office:value-type="float" office:value="0.566863587296729" calcext:value-type="float">
            <text:p>0,566863587296729</text:p>
          </table:table-cell>
          <table:table-cell office:value-type="float" office:value="0.532510398682264" calcext:value-type="float">
            <text:p>0,532510398682264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float" office:value="0.46364562110572" calcext:value-type="float">
            <text:p>0,463645621105720</text:p>
          </table:table-cell>
          <table:table-cell office:value-type="float" office:value="0.495599329255457" calcext:value-type="float">
            <text:p>0,495599329255457</text:p>
          </table:table-cell>
          <table:table-cell office:value-type="float" office:value="0.58415435120389" calcext:value-type="float">
            <text:p>0,584154351203890</text:p>
          </table:table-cell>
          <table:table-cell office:value-type="float" office:value="0.514466433855022" calcext:value-type="float">
            <text:p>0,514466433855022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float" office:value="0.510759984410894" calcext:value-type="float">
            <text:p>0,510759984410894</text:p>
          </table:table-cell>
          <table:table-cell office:value-type="float" office:value="0.585833333138056" calcext:value-type="float">
            <text:p>0,585833333138056</text:p>
          </table:table-cell>
          <table:table-cell office:value-type="float" office:value="0.550219137896211" calcext:value-type="float">
            <text:p>0,550219137896211</text:p>
          </table:table-cell>
          <table:table-cell office:value-type="float" office:value="0.548937485148387" calcext:value-type="float">
            <text:p>0,548937485148387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float" office:value="0.641960784213026" calcext:value-type="float">
            <text:p>0,641960784213026</text:p>
          </table:table-cell>
          <table:table-cell office:value-type="float" office:value="0.644893616801738" calcext:value-type="float">
            <text:p>0,644893616801738</text:p>
          </table:table-cell>
          <table:table-cell office:value-type="float" office:value="0.586795252051396" calcext:value-type="float">
            <text:p>0,586795252051396</text:p>
          </table:table-cell>
          <table:table-cell office:value-type="float" office:value="0.624549884355387" calcext:value-type="float">
            <text:p>0,624549884355387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float" office:value="0.459163346540372" calcext:value-type="float">
            <text:p>0,459163346540372</text:p>
          </table:table-cell>
          <table:table-cell office:value-type="float" office:value="0.53372681263618" calcext:value-type="float">
            <text:p>0,533726812636180</text:p>
          </table:table-cell>
          <table:table-cell office:value-type="float" office:value="0.478760716920106" calcext:value-type="float">
            <text:p>0,478760716920106</text:p>
          </table:table-cell>
          <table:table-cell office:value-type="float" office:value="0.490550292032219" calcext:value-type="float">
            <text:p>0,490550292032219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float" office:value="0.523749515234781" calcext:value-type="float">
            <text:p>0,523749515234781</text:p>
          </table:table-cell>
          <table:table-cell office:value-type="float" office:value="0.541666666486111" calcext:value-type="float">
            <text:p>0,541666666486111</text:p>
          </table:table-cell>
          <table:table-cell office:value-type="float" office:value="0.503731343133215" calcext:value-type="float">
            <text:p>0,503731343133215</text:p>
          </table:table-cell>
          <table:table-cell office:value-type="float" office:value="0.523049174951369" calcext:value-type="float">
            <text:p>0,523049174951369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float" office:value="0.56664247691018" calcext:value-type="float">
            <text:p>0,566642476910180</text:p>
          </table:table-cell>
          <table:table-cell office:value-type="float" office:value="0.640715667063553" calcext:value-type="float">
            <text:p>0,640715667063553</text:p>
          </table:table-cell>
          <table:table-cell office:value-type="float" office:value="0.659818569622276" calcext:value-type="float">
            <text:p>0,659818569622276</text:p>
          </table:table-cell>
          <table:table-cell office:value-type="float" office:value="0.622392237865336" calcext:value-type="float">
            <text:p>0,622392237865336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float" office:value="0.349048442846185" calcext:value-type="float">
            <text:p>0,349048442846185</text:p>
          </table:table-cell>
          <table:table-cell office:value-type="float" office:value="0.461433756638318" calcext:value-type="float">
            <text:p>0,461433756638318</text:p>
          </table:table-cell>
          <table:table-cell office:value-type="float" office:value="0.319395017679931" calcext:value-type="float">
            <text:p>0,319395017679931</text:p>
          </table:table-cell>
          <table:table-cell office:value-type="float" office:value="0.376625739054811" calcext:value-type="float">
            <text:p>0,376625739054811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float" office:value="0.477235936790411" calcext:value-type="float">
            <text:p>0,477235936790411</text:p>
          </table:table-cell>
          <table:table-cell office:value-type="float" office:value="0.518771330880966" calcext:value-type="float">
            <text:p>0,518771330880966</text:p>
          </table:table-cell>
          <table:table-cell office:value-type="float" office:value="0.433631921682856" calcext:value-type="float">
            <text:p>0,433631921682856</text:p>
          </table:table-cell>
          <table:table-cell office:value-type="float" office:value="0.476546396451411" calcext:value-type="float">
            <text:p>0,476546396451411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float" office:value="0.574292452739891" calcext:value-type="float">
            <text:p>0,574292452739891</text:p>
          </table:table-cell>
          <table:table-cell office:value-type="float" office:value="0.632075471481278" calcext:value-type="float">
            <text:p>0,632075471481278</text:p>
          </table:table-cell>
          <table:table-cell office:value-type="float" office:value="0.637530562139354" calcext:value-type="float">
            <text:p>0,637530562139354</text:p>
          </table:table-cell>
          <table:table-cell office:value-type="float" office:value="0.614632828786841" calcext:value-type="float">
            <text:p>0,614632828786841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float" office:value="0.455450328495485" calcext:value-type="float">
            <text:p>0,455450328495485</text:p>
          </table:table-cell>
          <table:table-cell office:value-type="float" office:value="0.548646361912472" calcext:value-type="float">
            <text:p>0,548646361912472</text:p>
          </table:table-cell>
          <table:table-cell office:value-type="float" office:value="0.311771561674663" calcext:value-type="float">
            <text:p>0,311771561674663</text:p>
          </table:table-cell>
          <table:table-cell office:value-type="float" office:value="0.438622750694207" calcext:value-type="float">
            <text:p>0,438622750694207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float" office:value="0.346025186879807" calcext:value-type="float">
            <text:p>0,346025186879807</text:p>
          </table:table-cell>
          <table:table-cell office:value-type="float" office:value="0.347964376472277" calcext:value-type="float">
            <text:p>0,347964376472277</text:p>
          </table:table-cell>
          <table:table-cell office:value-type="float" office:value="0.367532971181526" calcext:value-type="float">
            <text:p>0,367532971181526</text:p>
          </table:table-cell>
          <table:table-cell office:value-type="float" office:value="0.353840844844537" calcext:value-type="float">
            <text:p>0,353840844844537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float" office:value="0.447058823459285" calcext:value-type="float">
            <text:p>0,447058823459285</text:p>
          </table:table-cell>
          <table:table-cell office:value-type="float" office:value="0.440537084248751" calcext:value-type="float">
            <text:p>0,440537084248751</text:p>
          </table:table-cell>
          <table:table-cell office:value-type="float" office:value="0.321428571323012" calcext:value-type="float">
            <text:p>0,321428571323012</text:p>
          </table:table-cell>
          <table:table-cell office:value-type="float" office:value="0.403008159677016" calcext:value-type="float">
            <text:p>0,403008159677016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float" office:value="0.323185243899534" calcext:value-type="float">
            <text:p>0,323185243899534</text:p>
          </table:table-cell>
          <table:table-cell office:value-type="float" office:value="0.322916666559028" calcext:value-type="float">
            <text:p>0,322916666559028</text:p>
          </table:table-cell>
          <table:table-cell office:value-type="float" office:value="0.56653543289243" calcext:value-type="float">
            <text:p>0,566535432892430</text:p>
          </table:table-cell>
          <table:table-cell office:value-type="float" office:value="0.404212447783664" calcext:value-type="float">
            <text:p>0,404212447783664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float" office:value="0.428543764457236" calcext:value-type="float">
            <text:p>0,428543764457236</text:p>
          </table:table-cell>
          <table:table-cell office:value-type="float" office:value="0.407499999864167" calcext:value-type="float">
            <text:p>0,407499999864167</text:p>
          </table:table-cell>
          <table:table-cell office:value-type="float" office:value="0.429955290482875" calcext:value-type="float">
            <text:p>0,429955290482875</text:p>
          </table:table-cell>
          <table:table-cell office:value-type="float" office:value="0.421999684934759" calcext:value-type="float">
            <text:p>0,421999684934759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float" office:value="0.360893416871333" calcext:value-type="float">
            <text:p>0,360893416871333</text:p>
          </table:table-cell>
          <table:table-cell office:value-type="float" office:value="0.411249999862917" calcext:value-type="float">
            <text:p>0,411249999862917</text:p>
          </table:table-cell>
          <table:table-cell office:value-type="float" office:value="0.450685453023401" calcext:value-type="float">
            <text:p>0,450685453023401</text:p>
          </table:table-cell>
          <table:table-cell office:value-type="float" office:value="0.40760962325255" calcext:value-type="float">
            <text:p>0,407609623252550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float" office:value="0.587906289474393" calcext:value-type="float">
            <text:p>0,587906289474393</text:p>
          </table:table-cell>
          <table:table-cell office:value-type="float" office:value="0.626102292548112" calcext:value-type="float">
            <text:p>0,626102292548112</text:p>
          </table:table-cell>
          <table:table-cell office:value-type="float" office:value="0.474897540788976" calcext:value-type="float">
            <text:p>0,474897540788976</text:p>
          </table:table-cell>
          <table:table-cell office:value-type="float" office:value="0.562968707603827" calcext:value-type="float">
            <text:p>0,562968707603827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float" office:value="0.575769853946266" calcext:value-type="float">
            <text:p>0,575769853946266</text:p>
          </table:table-cell>
          <table:table-cell office:value-type="float" office:value="0.496855345599462" calcext:value-type="float">
            <text:p>0,496855345599462</text:p>
          </table:table-cell>
          <table:table-cell office:value-type="float" office:value="0.44867549609447" calcext:value-type="float">
            <text:p>0,448675496094470</text:p>
          </table:table-cell>
          <table:table-cell office:value-type="float" office:value="0.507100231880066" calcext:value-type="float">
            <text:p>0,507100231880066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float" office:value="0.36328124993322" calcext:value-type="float">
            <text:p>0,363281249933220</text:p>
          </table:table-cell>
          <table:table-cell office:value-type="float" office:value="0.401952461663174" calcext:value-type="float">
            <text:p>0,401952461663174</text:p>
          </table:table-cell>
          <table:table-cell office:value-type="float" office:value="0.455214465784621" calcext:value-type="float">
            <text:p>0,455214465784621</text:p>
          </table:table-cell>
          <table:table-cell office:value-type="float" office:value="0.406816059127005" calcext:value-type="float">
            <text:p>0,406816059127005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float" office:value="0.305631244267824" calcext:value-type="float">
            <text:p>0,305631244267824</text:p>
          </table:table-cell>
          <table:table-cell office:value-type="float" office:value="0.373156981657188" calcext:value-type="float">
            <text:p>0,373156981657188</text:p>
          </table:table-cell>
          <table:table-cell office:value-type="float" office:value="0.254302925902133" calcext:value-type="float">
            <text:p>0,254302925902133</text:p>
          </table:table-cell>
          <table:table-cell office:value-type="float" office:value="0.311030383942381" calcext:value-type="float">
            <text:p>0,311030383942381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float" office:value="0.525638050946517" calcext:value-type="float">
            <text:p>0,525638050946517</text:p>
          </table:table-cell>
          <table:table-cell office:value-type="float" office:value="0.523608768794736" calcext:value-type="float">
            <text:p>0,523608768794736</text:p>
          </table:table-cell>
          <table:table-cell office:value-type="float" office:value="0.61724890808131" calcext:value-type="float">
            <text:p>0,617248908081310</text:p>
          </table:table-cell>
          <table:table-cell office:value-type="float" office:value="0.555498575940854" calcext:value-type="float">
            <text:p>0,555498575940854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float" office:value="0.497363594590121" calcext:value-type="float">
            <text:p>0,497363594590121</text:p>
          </table:table-cell>
          <table:table-cell office:value-type="float" office:value="0.51029798404547" calcext:value-type="float">
            <text:p>0,510297984045470</text:p>
          </table:table-cell>
          <table:table-cell office:value-type="float" office:value="0.544336118646486" calcext:value-type="float">
            <text:p>0,544336118646486</text:p>
          </table:table-cell>
          <table:table-cell office:value-type="float" office:value="0.517332565760692" calcext:value-type="float">
            <text:p>0,517332565760692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float" office:value="0.480693069211744" calcext:value-type="float">
            <text:p>0,480693069211744</text:p>
          </table:table-cell>
          <table:table-cell office:value-type="float" office:value="0.449453551748833" calcext:value-type="float">
            <text:p>0,449453551748833</text:p>
          </table:table-cell>
          <table:table-cell office:value-type="float" office:value="0.462353471429268" calcext:value-type="float">
            <text:p>0,462353471429268</text:p>
          </table:table-cell>
          <table:table-cell office:value-type="float" office:value="0.464166697463282" calcext:value-type="float">
            <text:p>0,464166697463282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float" office:value="0.579977628531548" calcext:value-type="float">
            <text:p>0,579977628531548</text:p>
          </table:table-cell>
          <table:table-cell office:value-type="float" office:value="0.658488063427591" calcext:value-type="float">
            <text:p>0,658488063427591</text:p>
          </table:table-cell>
          <table:table-cell office:value-type="float" office:value="0.59083850913328" calcext:value-type="float">
            <text:p>0,590838509133280</text:p>
          </table:table-cell>
          <table:table-cell office:value-type="float" office:value="0.609768067030806" calcext:value-type="float">
            <text:p>0,609768067030806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float" office:value="0.473880596929194" calcext:value-type="float">
            <text:p>0,473880596929194</text:p>
          </table:table-cell>
          <table:table-cell office:value-type="float" office:value="0.507523645569209" calcext:value-type="float">
            <text:p>0,507523645569209</text:p>
          </table:table-cell>
          <table:table-cell office:value-type="float" office:value="0.419043624020455" calcext:value-type="float">
            <text:p>0,419043624020455</text:p>
          </table:table-cell>
          <table:table-cell office:value-type="float" office:value="0.466815955506286" calcext:value-type="float">
            <text:p>0,466815955506286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float" office:value="0.332747853187705" calcext:value-type="float">
            <text:p>0,332747853187705</text:p>
          </table:table-cell>
          <table:table-cell office:value-type="float" office:value="0.403164556825936" calcext:value-type="float">
            <text:p>0,403164556825936</text:p>
          </table:table-cell>
          <table:table-cell office:value-type="float" office:value="0.316815144672067" calcext:value-type="float">
            <text:p>0,316815144672067</text:p>
          </table:table-cell>
          <table:table-cell office:value-type="float" office:value="0.350909184895236" calcext:value-type="float">
            <text:p>0,350909184895236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float" office:value="0.511012762369533" calcext:value-type="float">
            <text:p>0,511012762369533</text:p>
          </table:table-cell>
          <table:table-cell office:value-type="float" office:value="0.596288209398677" calcext:value-type="float">
            <text:p>0,596288209398677</text:p>
          </table:table-cell>
          <table:table-cell office:value-type="float" office:value="0.548475867722786" calcext:value-type="float">
            <text:p>0,548475867722786</text:p>
          </table:table-cell>
          <table:table-cell office:value-type="float" office:value="0.551925613163665" calcext:value-type="float">
            <text:p>0,551925613163665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float" office:value="0.456539074887314" calcext:value-type="float">
            <text:p>0,456539074887314</text:p>
          </table:table-cell>
          <table:table-cell office:value-type="float" office:value="0.531249999822917" calcext:value-type="float">
            <text:p>0,531249999822917</text:p>
          </table:table-cell>
          <table:table-cell office:value-type="float" office:value="0.4044862516919" calcext:value-type="float">
            <text:p>0,404486251691900</text:p>
          </table:table-cell>
          <table:table-cell office:value-type="float" office:value="0.464091775467377" calcext:value-type="float">
            <text:p>0,464091775467377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float" office:value="0.577155519649129" calcext:value-type="float">
            <text:p>0,577155519649129</text:p>
          </table:table-cell>
          <table:table-cell office:value-type="float" office:value="0.586155799970819" calcext:value-type="float">
            <text:p>0,586155799970819</text:p>
          </table:table-cell>
          <table:table-cell office:value-type="float" office:value="0.604958985651019" calcext:value-type="float">
            <text:p>0,604958985651019</text:p>
          </table:table-cell>
          <table:table-cell office:value-type="float" office:value="0.589423435090323" calcext:value-type="float">
            <text:p>0,589423435090323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float" office:value="0.61444356738525" calcext:value-type="float">
            <text:p>0,614443567385250</text:p>
          </table:table-cell>
          <table:table-cell office:value-type="float" office:value="0.580833333139722" calcext:value-type="float">
            <text:p>0,580833333139722</text:p>
          </table:table-cell>
          <table:table-cell office:value-type="float" office:value="0.496371552831242" calcext:value-type="float">
            <text:p>0,496371552831242</text:p>
          </table:table-cell>
          <table:table-cell office:value-type="float" office:value="0.563882817785405" calcext:value-type="float">
            <text:p>0,563882817785405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float" office:value="0.564696485532796" calcext:value-type="float">
            <text:p>0,564696485532796</text:p>
          </table:table-cell>
          <table:table-cell office:value-type="float" office:value="0.615531914684074" calcext:value-type="float">
            <text:p>0,615531914684074</text:p>
          </table:table-cell>
          <table:table-cell office:value-type="float" office:value="0.490313272715478" calcext:value-type="float">
            <text:p>0,490313272715478</text:p>
          </table:table-cell>
          <table:table-cell office:value-type="float" office:value="0.556847224310783" calcext:value-type="float">
            <text:p>0,556847224310783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float" office:value="0.486865941940785" calcext:value-type="float">
            <text:p>0,486865941940785</text:p>
          </table:table-cell>
          <table:table-cell office:value-type="float" office:value="0.524149033845759" calcext:value-type="float">
            <text:p>0,524149033845759</text:p>
          </table:table-cell>
          <table:table-cell office:value-type="float" office:value="0.528609154743447" calcext:value-type="float">
            <text:p>0,528609154743447</text:p>
          </table:table-cell>
          <table:table-cell office:value-type="float" office:value="0.513208043509997" calcext:value-type="float">
            <text:p>0,513208043509997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float" office:value="0.648183354347582" calcext:value-type="float">
            <text:p>0,648183354347582</text:p>
          </table:table-cell>
          <table:table-cell office:value-type="float" office:value="0.660078192646367" calcext:value-type="float">
            <text:p>0,660078192646367</text:p>
          </table:table-cell>
          <table:table-cell office:value-type="float" office:value="0.589678510798755" calcext:value-type="float">
            <text:p>0,589678510798755</text:p>
          </table:table-cell>
          <table:table-cell office:value-type="float" office:value="0.632646685930902" calcext:value-type="float">
            <text:p>0,632646685930902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float" office:value="0.480056406046727" calcext:value-type="float">
            <text:p>0,480056406046727</text:p>
          </table:table-cell>
          <table:table-cell office:value-type="float" office:value="0.486651583534244" calcext:value-type="float">
            <text:p>0,486651583534244</text:p>
          </table:table-cell>
          <table:table-cell office:value-type="float" office:value="0.577702702507533" calcext:value-type="float">
            <text:p>0,577702702507533</text:p>
          </table:table-cell>
          <table:table-cell office:value-type="float" office:value="0.514803564029501" calcext:value-type="float">
            <text:p>0,514803564029501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float" office:value="0.614382437322219" calcext:value-type="float">
            <text:p>0,614382437322219</text:p>
          </table:table-cell>
          <table:table-cell office:value-type="float" office:value="0.624358974145518" calcext:value-type="float">
            <text:p>0,624358974145518</text:p>
          </table:table-cell>
          <table:table-cell office:value-type="float" office:value="0.525451559761757" calcext:value-type="float">
            <text:p>0,525451559761757</text:p>
          </table:table-cell>
          <table:table-cell office:value-type="float" office:value="0.588064323743165" calcext:value-type="float">
            <text:p>0,588064323743165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float" office:value="0.612417491648116" calcext:value-type="float">
            <text:p>0,612417491648116</text:p>
          </table:table-cell>
          <table:table-cell office:value-type="float" office:value="0.659532215124614" calcext:value-type="float">
            <text:p>0,659532215124614</text:p>
          </table:table-cell>
          <table:table-cell office:value-type="float" office:value="0.545761947503783" calcext:value-type="float">
            <text:p>0,545761947503783</text:p>
          </table:table-cell>
          <table:table-cell office:value-type="float" office:value="0.605903884758838" calcext:value-type="float">
            <text:p>0,605903884758838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float" office:value="0.511913986747475" calcext:value-type="float">
            <text:p>0,511913986747475</text:p>
          </table:table-cell>
          <table:table-cell office:value-type="float" office:value="0.564489112038697" calcext:value-type="float">
            <text:p>0,564489112038697</text:p>
          </table:table-cell>
          <table:table-cell office:value-type="float" office:value="0.503571428427551" calcext:value-type="float">
            <text:p>0,503571428427551</text:p>
          </table:table-cell>
          <table:table-cell office:value-type="float" office:value="0.526658175737908" calcext:value-type="float">
            <text:p>0,526658175737908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float" office:value="0.395749799455373" calcext:value-type="float">
            <text:p>0,395749799455373</text:p>
          </table:table-cell>
          <table:table-cell office:value-type="float" office:value="0.510833333163056" calcext:value-type="float">
            <text:p>0,510833333163056</text:p>
          </table:table-cell>
          <table:table-cell office:value-type="float" office:value="0.450513196348823" calcext:value-type="float">
            <text:p>0,450513196348823</text:p>
          </table:table-cell>
          <table:table-cell office:value-type="float" office:value="0.452365442989084" calcext:value-type="float">
            <text:p>0,452365442989084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float" office:value="0.465492957671551" calcext:value-type="float">
            <text:p>0,465492957671551</text:p>
          </table:table-cell>
          <table:table-cell office:value-type="float" office:value="0.556451612709171" calcext:value-type="float">
            <text:p>0,556451612709171</text:p>
          </table:table-cell>
          <table:table-cell office:value-type="float" office:value="0.512301918094311" calcext:value-type="float">
            <text:p>0,512301918094311</text:p>
          </table:table-cell>
          <table:table-cell office:value-type="float" office:value="0.511415496158344" calcext:value-type="float">
            <text:p>0,511415496158344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float" office:value="0.452073552354918" calcext:value-type="float">
            <text:p>0,452073552354918</text:p>
          </table:table-cell>
          <table:table-cell office:value-type="float" office:value="0.510256410081964" calcext:value-type="float">
            <text:p>0,510256410081964</text:p>
          </table:table-cell>
          <table:table-cell office:value-type="float" office:value="0.442739520825527" calcext:value-type="float">
            <text:p>0,442739520825527</text:p>
          </table:table-cell>
          <table:table-cell office:value-type="float" office:value="0.468356494420803" calcext:value-type="float">
            <text:p>0,468356494420803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float" office:value="0.461655200249024" calcext:value-type="float">
            <text:p>0,461655200249024</text:p>
          </table:table-cell>
          <table:table-cell office:value-type="float" office:value="0.530016792433244" calcext:value-type="float">
            <text:p>0,530016792433244</text:p>
          </table:table-cell>
          <table:table-cell office:value-type="float" office:value="0.594424460217833" calcext:value-type="float">
            <text:p>0,594424460217833</text:p>
          </table:table-cell>
          <table:table-cell office:value-type="float" office:value="0.528698817633367" calcext:value-type="float">
            <text:p>0,528698817633367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float" office:value="0.610531697241631" calcext:value-type="float">
            <text:p>0,610531697241631</text:p>
          </table:table-cell>
          <table:table-cell office:value-type="float" office:value="0.644491525205257" calcext:value-type="float">
            <text:p>0,644491525205257</text:p>
          </table:table-cell>
          <table:table-cell office:value-type="float" office:value="0.549448021876928" calcext:value-type="float">
            <text:p>0,549448021876928</text:p>
          </table:table-cell>
          <table:table-cell office:value-type="float" office:value="0.601490414774605" calcext:value-type="float">
            <text:p>0,601490414774605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float" office:value="0.307015848425664" calcext:value-type="float">
            <text:p>0,307015848425664</text:p>
          </table:table-cell>
          <table:table-cell office:value-type="float" office:value="0.387027491275936" calcext:value-type="float">
            <text:p>0,387027491275936</text:p>
          </table:table-cell>
          <table:table-cell office:value-type="float" office:value="0.413773584780748" calcext:value-type="float">
            <text:p>0,413773584780748</text:p>
          </table:table-cell>
          <table:table-cell office:value-type="float" office:value="0.369272308160783" calcext:value-type="float">
            <text:p>0,369272308160783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table:style-name="ce12" office:value-type="float" office:value="0.420240137149187" calcext:value-type="float">
            <text:p>0,420240137149187</text:p>
          </table:table-cell>
          <table:table-cell table:style-name="ce18" office:value-type="float" office:value="0.340235396568357" calcext:value-type="float">
            <text:p>0,340235396568357</text:p>
          </table:table-cell>
          <table:table-cell table:style-name="ce22" office:value-type="float" office:value="0.368160190208355" calcext:value-type="float">
            <text:p>0,368160190208355</text:p>
          </table:table-cell>
          <table:table-cell table:style-name="ce28" office:value-type="float" office:value="0.3762119079753" calcext:value-type="float">
            <text:p>0,376211907975300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 office:value-type="float" office:value="0.513782388539505" calcext:value-type="float">
            <text:p>0,513782388539505</text:p>
          </table:table-cell>
          <table:table-cell table:style-name="ce19" office:value-type="float" office:value="0.551077201910452" calcext:value-type="float">
            <text:p>0,551077201910452</text:p>
          </table:table-cell>
          <table:table-cell table:style-name="ce23" office:value-type="float" office:value="0.513933779921695" calcext:value-type="float">
            <text:p>0,513933779921695</text:p>
          </table:table-cell>
          <table:table-cell table:style-name="ce29" office:value-type="float" office:value="0.526264456790551" calcext:value-type="float">
            <text:p>0,526264456790551</text:p>
          </table:table-cell>
        </table:table-row>
      </table:table>
      <table:table table:name="Pivot Table_villesparmotscles2_1" table:style-name="ta1">
        <table:table-column table:style-name="co7" table:default-cell-style-name="ce6"/>
        <table:table-column table:style-name="co9" table:default-cell-style-name="ce31"/>
        <table:table-row table:style-name="ro1">
          <table:table-cell table:style-name="ce30" office:value-type="string" calcext:value-type="string">
            <text:p>type mot-clés</text:p>
          </table:table-cell>
          <table:table-cell office:value-type="string" calcext:value-type="string">
            <text:p>Average - Gini</text:p>
          </table:table-cell>
        </table:table-row>
        <table:table-row table:style-name="ro1">
          <table:table-cell table:style-name="ce5" office:value-type="string" calcext:value-type="string">
            <text:p>local</text:p>
          </table:table-cell>
          <table:table-cell table:style-name="ce32" office:value-type="float" office:value="0.513782388539505" calcext:value-type="float">
            <text:p>0,513782388539505</text:p>
          </table:table-cell>
        </table:table-row>
        <table:table-row table:style-name="ro1">
          <table:table-cell office:value-type="string" calcext:value-type="string">
            <text:p>mixte</text:p>
          </table:table-cell>
          <table:table-cell table:style-name="ce33" office:value-type="float" office:value="0.551077201910452" calcext:value-type="float">
            <text:p>0,551077201910452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style-name="ce34" office:value-type="float" office:value="0.513933779921695" calcext:value-type="float">
            <text:p>0,51393377992169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29" office:value-type="float" office:value="0.526264456790551" calcext:value-type="float">
            <text:p>0,526264456790551</text:p>
          </table:table-cell>
        </table:table-row>
      </table:table>
      <table:named-expressions/>
      <table:data-pilot-tables>
        <table:data-pilot-table table:name="DataPilot1" table:application-data="" table:target-range-address="'Pivot Table_villesparmotscles2_1'.A1:'Pivot Table_villesparmotscles2_1'.B5" table:buttons="'Pivot Table_villesparmotscles2_1'.A1" table:show-filter-button="false" table:drill-down-on-double-click="false">
          <table:source-cell-range table:cell-range-address="villesparmotscles2.A1:villesparmotscles2.G3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 mot-clés" table:orientation="row" table:used-hierarchy="0" table:function="auto">
            <table:data-pilot-level table:show-empty="false" calcext:repeat-item-labels="false">
              <table:data-pilot-members>
                <table:data-pilot-member table:name="local" table:display="true" table:show-details="true"/>
                <table:data-pilot-member table:name="mixte" table:display="true" table:show-details="true"/>
                <table:data-pilot-member table:name="nation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ni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villesparmotscles2_2'.A1:'Pivot Table_villesparmotscles2_2'.E108" table:buttons="'Pivot Table_villesparmotscles2_2'.A2 'Pivot Table_villesparmotscles2_2'.B1" table:show-filter-button="false" table:drill-down-on-double-click="false">
          <table:source-cell-range table:cell-range-address="villesparmotscles2.A1:villesparmotscles2.G3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 mot-clés" table:orientation="column" table:used-hierarchy="0" table:function="auto">
            <table:data-pilot-level table:show-empty="false" calcext:repeat-item-labels="false">
              <table:data-pilot-members>
                <table:data-pilot-member table:name="local" table:display="true" table:show-details="true"/>
                <table:data-pilot-member table:name="mixte" table:display="true" table:show-details="true"/>
                <table:data-pilot-member table:name="nation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lles" table:orientation="row" table:used-hierarchy="0" table:function="auto">
            <table:data-pilot-level table:show-empty="false" calcext:repeat-item-labels="false">
              <table:data-pilot-members>
                <table:data-pilot-member table:name="Acton Vale" table:display="true" table:show-details="true"/>
                <table:data-pilot-member table:name="Alma" table:display="true" table:show-details="true"/>
                <table:data-pilot-member table:name="Amos" table:display="true" table:show-details="true"/>
                <table:data-pilot-member table:name="Amqui" table:display="true" table:show-details="true"/>
                <table:data-pilot-member table:name="Baie-Comeau" table:display="true" table:show-details="true"/>
                <table:data-pilot-member table:name="Baie-Saint-Paul" table:display="true" table:show-details="true"/>
                <table:data-pilot-member table:name="Beauceville" table:display="true" table:show-details="true"/>
                <table:data-pilot-member table:name="Bécancour" table:display="true" table:show-details="true"/>
                <table:data-pilot-member table:name="Blainville" table:display="true" table:show-details="true"/>
                <table:data-pilot-member table:name="Blanc-Sablon" table:display="true" table:show-details="true"/>
                <table:data-pilot-member table:name="Boischatel" table:display="true" table:show-details="true"/>
                <table:data-pilot-member table:name="Carleton-sur-Mer" table:display="true" table:show-details="true"/>
                <table:data-pilot-member table:name="Chambly" table:display="true" table:show-details="true"/>
                <table:data-pilot-member table:name="Chandler" table:display="true" table:show-details="true"/>
                <table:data-pilot-member table:name="Châteauguay" table:display="true" table:show-details="true"/>
                <table:data-pilot-member table:name="Chibougamau" table:display="true" table:show-details="true"/>
                <table:data-pilot-member table:name="Chisasibi" table:display="true" table:show-details="true"/>
                <table:data-pilot-member table:name="Coaticook" table:display="true" table:show-details="true"/>
                <table:data-pilot-member table:name="Cookshire-Eaton" table:display="true" table:show-details="true"/>
                <table:data-pilot-member table:name="Cowansville" table:display="true" table:show-details="true"/>
                <table:data-pilot-member table:name="Dolbeau-Mistassini" table:display="true" table:show-details="true"/>
                <table:data-pilot-member table:name="Drummondville" table:display="true" table:show-details="true"/>
                <table:data-pilot-member table:name="Fermont" table:display="true" table:show-details="true"/>
                <table:data-pilot-member table:name="Forestville" table:display="true" table:show-details="true"/>
                <table:data-pilot-member table:name="Gaspé" table:display="true" table:show-details="true"/>
                <table:data-pilot-member table:name="Gatineau" table:display="true" table:show-details="true"/>
                <table:data-pilot-member table:name="Granby" table:display="true" table:show-details="true"/>
                <table:data-pilot-member table:name="Havre-Saint-Pierre" table:display="true" table:show-details="true"/>
                <table:data-pilot-member table:name="Joliette" table:display="true" table:show-details="true"/>
                <table:data-pilot-member table:name="Kuujjuaq" table:display="true" table:show-details="true"/>
                <table:data-pilot-member table:name="L'Islet" table:display="true" table:show-details="true"/>
                <table:data-pilot-member table:name="La Malbaie" table:display="true" table:show-details="true"/>
                <table:data-pilot-member table:name="La Pocatière" table:display="true" table:show-details="true"/>
                <table:data-pilot-member table:name="La Sarre" table:display="true" table:show-details="true"/>
                <table:data-pilot-member table:name="La Tuque" table:display="true" table:show-details="true"/>
                <table:data-pilot-member table:name="Lac-Etchemin" table:display="true" table:show-details="true"/>
                <table:data-pilot-member table:name="Lac-Mégantic" table:display="true" table:show-details="true"/>
                <table:data-pilot-member table:name="Lachute" table:display="true" table:show-details="true"/>
                <table:data-pilot-member table:name="Laval" table:display="true" table:show-details="true"/>
                <table:data-pilot-member table:name="Lavaltrie" table:display="true" table:show-details="true"/>
                <table:data-pilot-member table:name="Les Îles-de-la-Madeleine" table:display="true" table:show-details="true"/>
                <table:data-pilot-member table:name="Lévis" table:display="true" table:show-details="true"/>
                <table:data-pilot-member table:name="Longueuil" table:display="true" table:show-details="true"/>
                <table:data-pilot-member table:name="Louiseville" table:display="true" table:show-details="true"/>
                <table:data-pilot-member table:name="Magog" table:display="true" table:show-details="true"/>
                <table:data-pilot-member table:name="Maniwaki" table:display="true" table:show-details="true"/>
                <table:data-pilot-member table:name="Mansfield" table:display="true" table:show-details="true"/>
                <table:data-pilot-member table:name="Marieville" table:display="true" table:show-details="true"/>
                <table:data-pilot-member table:name="Matane" table:display="true" table:show-details="true"/>
                <table:data-pilot-member table:name="Mirabel" table:display="true" table:show-details="true"/>
                <table:data-pilot-member table:name="Mont-Joli" table:display="true" table:show-details="true"/>
                <table:data-pilot-member table:name="Mont-Laurier" table:display="true" table:show-details="true"/>
                <table:data-pilot-member table:name="Montmagny" table:display="true" table:show-details="true"/>
                <table:data-pilot-member table:name="Montréal" table:display="true" table:show-details="true"/>
                <table:data-pilot-member table:name="Montréal_V2" table:display="true" table:show-details="true"/>
                <table:data-pilot-member table:name="New Richmond" table:display="true" table:show-details="true"/>
                <table:data-pilot-member table:name="Nicolet" table:display="true" table:show-details="true"/>
                <table:data-pilot-member table:name="Notre-Dame-du-Mont-Carmel" table:display="true" table:show-details="true"/>
                <table:data-pilot-member table:name="Ormstown" table:display="true" table:show-details="true"/>
                <table:data-pilot-member table:name="Plessisville" table:display="true" table:show-details="true"/>
                <table:data-pilot-member table:name="Québec" table:display="true" table:show-details="true"/>
                <table:data-pilot-member table:name="Rawdon" table:display="true" table:show-details="true"/>
                <table:data-pilot-member table:name="Repentigny" table:display="true" table:show-details="true"/>
                <table:data-pilot-member table:name="Rimouski" table:display="true" table:show-details="true"/>
                <table:data-pilot-member table:name="Rivière-du-Loup" table:display="true" table:show-details="true"/>
                <table:data-pilot-member table:name="Rouyn-Noranda" table:display="true" table:show-details="true"/>
                <table:data-pilot-member table:name="Saguenay" table:display="true" table:show-details="true"/>
                <table:data-pilot-member table:name="Saint-André-Avellin" table:display="true" table:show-details="true"/>
                <table:data-pilot-member table:name="Saint-Apollinaire" table:display="true" table:show-details="true"/>
                <table:data-pilot-member table:name="Saint-Eustache" table:display="true" table:show-details="true"/>
                <table:data-pilot-member table:name="Saint-Félicien" table:display="true" table:show-details="true"/>
                <table:data-pilot-member table:name="Saint-Georges" table:display="true" table:show-details="true"/>
                <table:data-pilot-member table:name="Saint-Henri" table:display="true" table:show-details="true"/>
                <table:data-pilot-member table:name="Saint-Honoré" table:display="true" table:show-details="true"/>
                <table:data-pilot-member table:name="Saint-Hyacinthe" table:display="true" table:show-details="true"/>
                <table:data-pilot-member table:name="Saint-Jean-sur-Richelieu" table:display="true" table:show-details="true"/>
                <table:data-pilot-member table:name="Saint-Jérôme" table:display="true" table:show-details="true"/>
                <table:data-pilot-member table:name="Saint-Lin-Laurentides" table:display="true" table:show-details="true"/>
                <table:data-pilot-member table:name="Saint-Pierre-de-l'Île-d'Orléans" table:display="true" table:show-details="true"/>
                <table:data-pilot-member table:name="Saint-Raymond" table:display="true" table:show-details="true"/>
                <table:data-pilot-member table:name="Saint-Rémi" table:display="true" table:show-details="true"/>
                <table:data-pilot-member table:name="Saint-Tite" table:display="true" table:show-details="true"/>
                <table:data-pilot-member table:name="Sainte-Adèle" table:display="true" table:show-details="true"/>
                <table:data-pilot-member table:name="Sainte-Agathe-des-Monts" table:display="true" table:show-details="true"/>
                <table:data-pilot-member table:name="Sainte-Anne-des-Monts" table:display="true" table:show-details="true"/>
                <table:data-pilot-member table:name="Sainte-Julie" table:display="true" table:show-details="true"/>
                <table:data-pilot-member table:name="Sainte-Marie" table:display="true" table:show-details="true"/>
                <table:data-pilot-member table:name="Salaberry-de-Valleyfield" table:display="true" table:show-details="true"/>
                <table:data-pilot-member table:name="Sept-Îles" table:display="true" table:show-details="true"/>
                <table:data-pilot-member table:name="Shawinigan" table:display="true" table:show-details="true"/>
                <table:data-pilot-member table:name="Sherbrooke" table:display="true" table:show-details="true"/>
                <table:data-pilot-member table:name="Sorel-Tracy" table:display="true" table:show-details="true"/>
                <table:data-pilot-member table:name="Stoneham" table:display="true" table:show-details="true"/>
                <table:data-pilot-member table:name="Témiscouata-sur-le-Lac" table:display="true" table:show-details="true"/>
                <table:data-pilot-member table:name="Terrebonne" table:display="true" table:show-details="true"/>
                <table:data-pilot-member table:name="Thetford Mines" table:display="true" table:show-details="true"/>
                <table:data-pilot-member table:name="Trois-Pistoles" table:display="true" table:show-details="true"/>
                <table:data-pilot-member table:name="Trois-Rivières" table:display="true" table:show-details="true"/>
                <table:data-pilot-member table:name="Val-d'Or" table:display="true" table:show-details="true"/>
                <table:data-pilot-member table:name="Val-des-Monts" table:display="true" table:show-details="true"/>
                <table:data-pilot-member table:name="Val-des-Sources" table:display="true" table:show-details="true"/>
                <table:data-pilot-member table:name="Vaudreuil-Dorion" table:display="true" table:show-details="true"/>
                <table:data-pilot-member table:name="Victoriaville" table:display="true" table:show-details="true"/>
                <table:data-pilot-member table:name="Ville-Marie" table:display="true" table:show-details="true"/>
                <table:data-pilot-member table:name="Winds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ni" table:orientation="data" table:used-hierarchy="0" table:function="average">
            <table:data-pilot-level table:show-empty="false" calcext:repeat-item-labels="false">
              <table:data-pilot-members>
                <table:data-pilot-member table:name="0,188042131304079" table:display="true" table:show-details="true"/>
                <table:data-pilot-member table:name="0,209999999898182" table:display="true" table:show-details="true"/>
                <table:data-pilot-member table:name="0,254302925902133" table:display="true" table:show-details="true"/>
                <table:data-pilot-member table:name="0,266158817999572" table:display="true" table:show-details="true"/>
                <table:data-pilot-member table:name="0,302056555114624" table:display="true" table:show-details="true"/>
                <table:data-pilot-member table:name="0,305631244267824" table:display="true" table:show-details="true"/>
                <table:data-pilot-member table:name="0,307015848425664" table:display="true" table:show-details="true"/>
                <table:data-pilot-member table:name="0,308182565738786" table:display="true" table:show-details="true"/>
                <table:data-pilot-member table:name="0,311771561674663" table:display="true" table:show-details="true"/>
                <table:data-pilot-member table:name="0,316815144672067" table:display="true" table:show-details="true"/>
                <table:data-pilot-member table:name="0,319395017679931" table:display="true" table:show-details="true"/>
                <table:data-pilot-member table:name="0,321428571323012" table:display="true" table:show-details="true"/>
                <table:data-pilot-member table:name="0,322916666559028" table:display="true" table:show-details="true"/>
                <table:data-pilot-member table:name="0,323185243899534" table:display="true" table:show-details="true"/>
                <table:data-pilot-member table:name="0,324715069594814" table:display="true" table:show-details="true"/>
                <table:data-pilot-member table:name="0,332747853187705" table:display="true" table:show-details="true"/>
                <table:data-pilot-member table:name="0,335961538409852" table:display="true" table:show-details="true"/>
                <table:data-pilot-member table:name="0,340235396568357" table:display="true" table:show-details="true"/>
                <table:data-pilot-member table:name="0,341087169308095" table:display="true" table:show-details="true"/>
                <table:data-pilot-member table:name="0,346025186879807" table:display="true" table:show-details="true"/>
                <table:data-pilot-member table:name="0,347964376472277" table:display="true" table:show-details="true"/>
                <table:data-pilot-member table:name="0,349048442846185" table:display="true" table:show-details="true"/>
                <table:data-pilot-member table:name="0,350116867884672" table:display="true" table:show-details="true"/>
                <table:data-pilot-member table:name="0,360648148014575" table:display="true" table:show-details="true"/>
                <table:data-pilot-member table:name="0,360893416871333" table:display="true" table:show-details="true"/>
                <table:data-pilot-member table:name="0,362842105202048" table:display="true" table:show-details="true"/>
                <table:data-pilot-member table:name="0,363281249933220" table:display="true" table:show-details="true"/>
                <table:data-pilot-member table:name="0,367532971181526" table:display="true" table:show-details="true"/>
                <table:data-pilot-member table:name="0,368160190208355" table:display="true" table:show-details="true"/>
                <table:data-pilot-member table:name="0,371241512950052" table:display="true" table:show-details="true"/>
                <table:data-pilot-member table:name="0,373156981657188" table:display="true" table:show-details="true"/>
                <table:data-pilot-member table:name="0,384669151767132" table:display="true" table:show-details="true"/>
                <table:data-pilot-member table:name="0,387027491275936" table:display="true" table:show-details="true"/>
                <table:data-pilot-member table:name="0,395749799455373" table:display="true" table:show-details="true"/>
                <table:data-pilot-member table:name="0,401694915118070" table:display="true" table:show-details="true"/>
                <table:data-pilot-member table:name="0,401952461663174" table:display="true" table:show-details="true"/>
                <table:data-pilot-member table:name="0,403164556825936" table:display="true" table:show-details="true"/>
                <table:data-pilot-member table:name="0,404486251691900" table:display="true" table:show-details="true"/>
                <table:data-pilot-member table:name="0,405714285598367" table:display="true" table:show-details="true"/>
                <table:data-pilot-member table:name="0,407499999864167" table:display="true" table:show-details="true"/>
                <table:data-pilot-member table:name="0,411249999862917" table:display="true" table:show-details="true"/>
                <table:data-pilot-member table:name="0,413773584780748" table:display="true" table:show-details="true"/>
                <table:data-pilot-member table:name="0,414392059484799" table:display="true" table:show-details="true"/>
                <table:data-pilot-member table:name="0,414585697882140" table:display="true" table:show-details="true"/>
                <table:data-pilot-member table:name="0,415760869414579" table:display="true" table:show-details="true"/>
                <table:data-pilot-member table:name="0,419043624020455" table:display="true" table:show-details="true"/>
                <table:data-pilot-member table:name="0,420240137149187" table:display="true" table:show-details="true"/>
                <table:data-pilot-member table:name="0,421906088273473" table:display="true" table:show-details="true"/>
                <table:data-pilot-member table:name="0,425833333191389" table:display="true" table:show-details="true"/>
                <table:data-pilot-member table:name="0,427356866047808" table:display="true" table:show-details="true"/>
                <table:data-pilot-member table:name="0,428543764457236" table:display="true" table:show-details="true"/>
                <table:data-pilot-member table:name="0,429955290482875" table:display="true" table:show-details="true"/>
                <table:data-pilot-member table:name="0,431598062814658" table:display="true" table:show-details="true"/>
                <table:data-pilot-member table:name="0,432083333189306" table:display="true" table:show-details="true"/>
                <table:data-pilot-member table:name="0,433631921682856" table:display="true" table:show-details="true"/>
                <table:data-pilot-member table:name="0,440537084248751" table:display="true" table:show-details="true"/>
                <table:data-pilot-member table:name="0,441944847476939" table:display="true" table:show-details="true"/>
                <table:data-pilot-member table:name="0,442739520825527" table:display="true" table:show-details="true"/>
                <table:data-pilot-member table:name="0,442927484174422" table:display="true" table:show-details="true"/>
                <table:data-pilot-member table:name="0,445074276639539" table:display="true" table:show-details="true"/>
                <table:data-pilot-member table:name="0,447058823459285" table:display="true" table:show-details="true"/>
                <table:data-pilot-member table:name="0,448247078314442" table:display="true" table:show-details="true"/>
                <table:data-pilot-member table:name="0,448675496094470" table:display="true" table:show-details="true"/>
                <table:data-pilot-member table:name="0,449453551748833" table:display="true" table:show-details="true"/>
                <table:data-pilot-member table:name="0,450513196348823" table:display="true" table:show-details="true"/>
                <table:data-pilot-member table:name="0,450685453023401" table:display="true" table:show-details="true"/>
                <table:data-pilot-member table:name="0,452073552354918" table:display="true" table:show-details="true"/>
                <table:data-pilot-member table:name="0,455214465784621" table:display="true" table:show-details="true"/>
                <table:data-pilot-member table:name="0,455450328495485" table:display="true" table:show-details="true"/>
                <table:data-pilot-member table:name="0,455651491294246" table:display="true" table:show-details="true"/>
                <table:data-pilot-member table:name="0,456483125947963" table:display="true" table:show-details="true"/>
                <table:data-pilot-member table:name="0,456539074887314" table:display="true" table:show-details="true"/>
                <table:data-pilot-member table:name="0,458524289474418" table:display="true" table:show-details="true"/>
                <table:data-pilot-member table:name="0,459163346540372" table:display="true" table:show-details="true"/>
                <table:data-pilot-member table:name="0,461433756638318" table:display="true" table:show-details="true"/>
                <table:data-pilot-member table:name="0,461521925894575" table:display="true" table:show-details="true"/>
                <table:data-pilot-member table:name="0,461655200249024" table:display="true" table:show-details="true"/>
                <table:data-pilot-member table:name="0,462343864669407" table:display="true" table:show-details="true"/>
                <table:data-pilot-member table:name="0,462353471429268" table:display="true" table:show-details="true"/>
                <table:data-pilot-member table:name="0,462735166291538" table:display="true" table:show-details="true"/>
                <table:data-pilot-member table:name="0,462919776033037" table:display="true" table:show-details="true"/>
                <table:data-pilot-member table:name="0,463645621105720" table:display="true" table:show-details="true"/>
                <table:data-pilot-member table:name="0,465492957671551" table:display="true" table:show-details="true"/>
                <table:data-pilot-member table:name="0,469640179769223" table:display="true" table:show-details="true"/>
                <table:data-pilot-member table:name="0,469674864448574" table:display="true" table:show-details="true"/>
                <table:data-pilot-member table:name="0,471325403408216" table:display="true" table:show-details="true"/>
                <table:data-pilot-member table:name="0,473880596929194" table:display="true" table:show-details="true"/>
                <table:data-pilot-member table:name="0,474897540788976" table:display="true" table:show-details="true"/>
                <table:data-pilot-member table:name="0,476645644386812" table:display="true" table:show-details="true"/>
                <table:data-pilot-member table:name="0,477235936790411" table:display="true" table:show-details="true"/>
                <table:data-pilot-member table:name="0,477713178109414" table:display="true" table:show-details="true"/>
                <table:data-pilot-member table:name="0,478098506180364" table:display="true" table:show-details="true"/>
                <table:data-pilot-member table:name="0,478608470016039" table:display="true" table:show-details="true"/>
                <table:data-pilot-member table:name="0,478760716920106" table:display="true" table:show-details="true"/>
                <table:data-pilot-member table:name="0,480056406046727" table:display="true" table:show-details="true"/>
                <table:data-pilot-member table:name="0,480287398531971" table:display="true" table:show-details="true"/>
                <table:data-pilot-member table:name="0,480472102839323" table:display="true" table:show-details="true"/>
                <table:data-pilot-member table:name="0,480693069211744" table:display="true" table:show-details="true"/>
                <table:data-pilot-member table:name="0,482854343440143" table:display="true" table:show-details="true"/>
                <table:data-pilot-member table:name="0,484573119024658" table:display="true" table:show-details="true"/>
                <table:data-pilot-member table:name="0,486651583534244" table:display="true" table:show-details="true"/>
                <table:data-pilot-member table:name="0,486865941940785" table:display="true" table:show-details="true"/>
                <table:data-pilot-member table:name="0,487083333170972" table:display="true" table:show-details="true"/>
                <table:data-pilot-member table:name="0,488647342900744" table:display="true" table:show-details="true"/>
                <table:data-pilot-member table:name="0,488826815564433" table:display="true" table:show-details="true"/>
                <table:data-pilot-member table:name="0,490313272715478" table:display="true" table:show-details="true"/>
                <table:data-pilot-member table:name="0,490313652955604" table:display="true" table:show-details="true"/>
                <table:data-pilot-member table:name="0,493147656766349" table:display="true" table:show-details="true"/>
                <table:data-pilot-member table:name="0,493243243099125" table:display="true" table:show-details="true"/>
                <table:data-pilot-member table:name="0,495599329255457" table:display="true" table:show-details="true"/>
                <table:data-pilot-member table:name="0,496371552831242" table:display="true" table:show-details="true"/>
                <table:data-pilot-member table:name="0,496855345599462" table:display="true" table:show-details="true"/>
                <table:data-pilot-member table:name="0,497363594590121" table:display="true" table:show-details="true"/>
                <table:data-pilot-member table:name="0,497916666500695" table:display="true" table:show-details="true"/>
                <table:data-pilot-member table:name="0,498160073505398" table:display="true" table:show-details="true"/>
                <table:data-pilot-member table:name="0,499768732562485" table:display="true" table:show-details="true"/>
                <table:data-pilot-member table:name="0,502873563102788" table:display="true" table:show-details="true"/>
                <table:data-pilot-member table:name="0,503119429410653" table:display="true" table:show-details="true"/>
                <table:data-pilot-member table:name="0,503201396738905" table:display="true" table:show-details="true"/>
                <table:data-pilot-member table:name="0,503571428427551" table:display="true" table:show-details="true"/>
                <table:data-pilot-member table:name="0,503731343133215" table:display="true" table:show-details="true"/>
                <table:data-pilot-member table:name="0,504120878843890" table:display="true" table:show-details="true"/>
                <table:data-pilot-member table:name="0,504191114752021" table:display="true" table:show-details="true"/>
                <table:data-pilot-member table:name="0,507337525992731" table:display="true" table:show-details="true"/>
                <table:data-pilot-member table:name="0,507514580438310" table:display="true" table:show-details="true"/>
                <table:data-pilot-member table:name="0,507523645569209" table:display="true" table:show-details="true"/>
                <table:data-pilot-member table:name="0,510068551667500" table:display="true" table:show-details="true"/>
                <table:data-pilot-member table:name="0,510256410081964" table:display="true" table:show-details="true"/>
                <table:data-pilot-member table:name="0,510297984045470" table:display="true" table:show-details="true"/>
                <table:data-pilot-member table:name="0,510759984410894" table:display="true" table:show-details="true"/>
                <table:data-pilot-member table:name="0,510833333163056" table:display="true" table:show-details="true"/>
                <table:data-pilot-member table:name="0,511012762369533" table:display="true" table:show-details="true"/>
                <table:data-pilot-member table:name="0,511913986747475" table:display="true" table:show-details="true"/>
                <table:data-pilot-member table:name="0,512301918094311" table:display="true" table:show-details="true"/>
                <table:data-pilot-member table:name="0,516994633088732" table:display="true" table:show-details="true"/>
                <table:data-pilot-member table:name="0,517864271374393" table:display="true" table:show-details="true"/>
                <table:data-pilot-member table:name="0,518771330880966" table:display="true" table:show-details="true"/>
                <table:data-pilot-member table:name="0,521281169299866" table:display="true" table:show-details="true"/>
                <table:data-pilot-member table:name="0,521324354540668" table:display="true" table:show-details="true"/>
                <table:data-pilot-member table:name="0,522307692227337" table:display="true" table:show-details="true"/>
                <table:data-pilot-member table:name="0,522780832596578" table:display="true" table:show-details="true"/>
                <table:data-pilot-member table:name="0,523608768794736" table:display="true" table:show-details="true"/>
                <table:data-pilot-member table:name="0,523749515234781" table:display="true" table:show-details="true"/>
                <table:data-pilot-member table:name="0,523978685426651" table:display="true" table:show-details="true"/>
                <table:data-pilot-member table:name="0,524149033845759" table:display="true" table:show-details="true"/>
                <table:data-pilot-member table:name="0,524947478881314" table:display="true" table:show-details="true"/>
                <table:data-pilot-member table:name="0,525451559761757" table:display="true" table:show-details="true"/>
                <table:data-pilot-member table:name="0,525638050946517" table:display="true" table:show-details="true"/>
                <table:data-pilot-member table:name="0,528559249696750" table:display="true" table:show-details="true"/>
                <table:data-pilot-member table:name="0,528609154743447" table:display="true" table:show-details="true"/>
                <table:data-pilot-member table:name="0,529452054601113" table:display="true" table:show-details="true"/>
                <table:data-pilot-member table:name="0,530016792433244" table:display="true" table:show-details="true"/>
                <table:data-pilot-member table:name="0,530898876187580" table:display="true" table:show-details="true"/>
                <table:data-pilot-member table:name="0,531249999822917" table:display="true" table:show-details="true"/>
                <table:data-pilot-member table:name="0,533026421051557" table:display="true" table:show-details="true"/>
                <table:data-pilot-member table:name="0,533312577567466" table:display="true" table:show-details="true"/>
                <table:data-pilot-member table:name="0,533726812636180" table:display="true" table:show-details="true"/>
                <table:data-pilot-member table:name="0,534099472333354" table:display="true" table:show-details="true"/>
                <table:data-pilot-member table:name="0,535075960487909" table:display="true" table:show-details="true"/>
                <table:data-pilot-member table:name="0,536138613755220" table:display="true" table:show-details="true"/>
                <table:data-pilot-member table:name="0,536148806638063" table:display="true" table:show-details="true"/>
                <table:data-pilot-member table:name="0,539590254467513" table:display="true" table:show-details="true"/>
                <table:data-pilot-member table:name="0,539763113184513" table:display="true" table:show-details="true"/>
                <table:data-pilot-member table:name="0,541666666486111" table:display="true" table:show-details="true"/>
                <table:data-pilot-member table:name="0,541925465614110" table:display="true" table:show-details="true"/>
                <table:data-pilot-member table:name="0,543697978510710" table:display="true" table:show-details="true"/>
                <table:data-pilot-member table:name="0,544336118646486" table:display="true" table:show-details="true"/>
                <table:data-pilot-member table:name="0,544721407305149" table:display="true" table:show-details="true"/>
                <table:data-pilot-member table:name="0,545017482326917" table:display="true" table:show-details="true"/>
                <table:data-pilot-member table:name="0,545761947503783" table:display="true" table:show-details="true"/>
                <table:data-pilot-member table:name="0,545927601612334" table:display="true" table:show-details="true"/>
                <table:data-pilot-member table:name="0,545974382233861" table:display="true" table:show-details="true"/>
                <table:data-pilot-member table:name="0,548059149520126" table:display="true" table:show-details="true"/>
                <table:data-pilot-member table:name="0,548475867722786" table:display="true" table:show-details="true"/>
                <table:data-pilot-member table:name="0,548593350103021" table:display="true" table:show-details="true"/>
                <table:data-pilot-member table:name="0,548646361912472" table:display="true" table:show-details="true"/>
                <table:data-pilot-member table:name="0,548749999725625" table:display="true" table:show-details="true"/>
                <table:data-pilot-member table:name="0,548870547159385" table:display="true" table:show-details="true"/>
                <table:data-pilot-member table:name="0,549448021876928" table:display="true" table:show-details="true"/>
                <table:data-pilot-member table:name="0,550184161859969" table:display="true" table:show-details="true"/>
                <table:data-pilot-member table:name="0,550219137896211" table:display="true" table:show-details="true"/>
                <table:data-pilot-member table:name="0,550691243985857" table:display="true" table:show-details="true"/>
                <table:data-pilot-member table:name="0,553333333148889" table:display="true" table:show-details="true"/>
                <table:data-pilot-member table:name="0,555239179785804" table:display="true" table:show-details="true"/>
                <table:data-pilot-member table:name="0,556451612709171" table:display="true" table:show-details="true"/>
                <table:data-pilot-member table:name="0,563008129877865" table:display="true" table:show-details="true"/>
                <table:data-pilot-member table:name="0,564489112038697" table:display="true" table:show-details="true"/>
                <table:data-pilot-member table:name="0,564696485532796" table:display="true" table:show-details="true"/>
                <table:data-pilot-member table:name="0,565260252276773" table:display="true" table:show-details="true"/>
                <table:data-pilot-member table:name="0,566535432892430" table:display="true" table:show-details="true"/>
                <table:data-pilot-member table:name="0,566642476910180" table:display="true" table:show-details="true"/>
                <table:data-pilot-member table:name="0,566863587296729" table:display="true" table:show-details="true"/>
                <table:data-pilot-member table:name="0,568860510716093" table:display="true" table:show-details="true"/>
                <table:data-pilot-member table:name="0,571737421293752" table:display="true" table:show-details="true"/>
                <table:data-pilot-member table:name="0,573420074136275" table:display="true" table:show-details="true"/>
                <table:data-pilot-member table:name="0,574292452739891" table:display="true" table:show-details="true"/>
                <table:data-pilot-member table:name="0,575769853946266" table:display="true" table:show-details="true"/>
                <table:data-pilot-member table:name="0,575904120916433" table:display="true" table:show-details="true"/>
                <table:data-pilot-member table:name="0,576164874345461" table:display="true" table:show-details="true"/>
                <table:data-pilot-member table:name="0,576309794726055" table:display="true" table:show-details="true"/>
                <table:data-pilot-member table:name="0,576716487514859" table:display="true" table:show-details="true"/>
                <table:data-pilot-member table:name="0,577142856977959" table:display="true" table:show-details="true"/>
                <table:data-pilot-member table:name="0,577155519649129" table:display="true" table:show-details="true"/>
                <table:data-pilot-member table:name="0,577702702507533" table:display="true" table:show-details="true"/>
                <table:data-pilot-member table:name="0,578838174177786" table:display="true" table:show-details="true"/>
                <table:data-pilot-member table:name="0,579531812632328" table:display="true" table:show-details="true"/>
                <table:data-pilot-member table:name="0,579977628531548" table:display="true" table:show-details="true"/>
                <table:data-pilot-member table:name="0,580833333139722" table:display="true" table:show-details="true"/>
                <table:data-pilot-member table:name="0,581455610530607" table:display="true" table:show-details="true"/>
                <table:data-pilot-member table:name="0,582751091499476" table:display="true" table:show-details="true"/>
                <table:data-pilot-member table:name="0,583190578058554" table:display="true" table:show-details="true"/>
                <table:data-pilot-member table:name="0,584154351203890" table:display="true" table:show-details="true"/>
                <table:data-pilot-member table:name="0,585437710240593" table:display="true" table:show-details="true"/>
                <table:data-pilot-member table:name="0,585833333138056" table:display="true" table:show-details="true"/>
                <table:data-pilot-member table:name="0,586155799970819" table:display="true" table:show-details="true"/>
                <table:data-pilot-member table:name="0,586620926142947" table:display="true" table:show-details="true"/>
                <table:data-pilot-member table:name="0,586795252051396" table:display="true" table:show-details="true"/>
                <table:data-pilot-member table:name="0,587906289474393" table:display="true" table:show-details="true"/>
                <table:data-pilot-member table:name="0,588631984358909" table:display="true" table:show-details="true"/>
                <table:data-pilot-member table:name="0,588779956324396" table:display="true" table:show-details="true"/>
                <table:data-pilot-member table:name="0,589678510798755" table:display="true" table:show-details="true"/>
                <table:data-pilot-member table:name="0,590838509133280" table:display="true" table:show-details="true"/>
                <table:data-pilot-member table:name="0,591546112008762" table:display="true" table:show-details="true"/>
                <table:data-pilot-member table:name="0,591803278494491" table:display="true" table:show-details="true"/>
                <table:data-pilot-member table:name="0,592301324405248" table:display="true" table:show-details="true"/>
                <table:data-pilot-member table:name="0,592451874126666" table:display="true" table:show-details="true"/>
                <table:data-pilot-member table:name="0,592890809019184" table:display="true" table:show-details="true"/>
                <table:data-pilot-member table:name="0,594424460217833" table:display="true" table:show-details="true"/>
                <table:data-pilot-member table:name="0,594782608488771" table:display="true" table:show-details="true"/>
                <table:data-pilot-member table:name="0,595090908917792" table:display="true" table:show-details="true"/>
                <table:data-pilot-member table:name="0,595289541712951" table:display="true" table:show-details="true"/>
                <table:data-pilot-member table:name="0,595848056326556" table:display="true" table:show-details="true"/>
                <table:data-pilot-member table:name="0,596288209398677" table:display="true" table:show-details="true"/>
                <table:data-pilot-member table:name="0,600152904954066" table:display="true" table:show-details="true"/>
                <table:data-pilot-member table:name="0,600585058289618" table:display="true" table:show-details="true"/>
                <table:data-pilot-member table:name="0,601246775373604" table:display="true" table:show-details="true"/>
                <table:data-pilot-member table:name="0,604958985651019" table:display="true" table:show-details="true"/>
                <table:data-pilot-member table:name="0,605433698661841" table:display="true" table:show-details="true"/>
                <table:data-pilot-member table:name="0,606828193618739" table:display="true" table:show-details="true"/>
                <table:data-pilot-member table:name="0,607040743214570" table:display="true" table:show-details="true"/>
                <table:data-pilot-member table:name="0,607993197072111" table:display="true" table:show-details="true"/>
                <table:data-pilot-member table:name="0,609959349494315" table:display="true" table:show-details="true"/>
                <table:data-pilot-member table:name="0,610531697241631" table:display="true" table:show-details="true"/>
                <table:data-pilot-member table:name="0,612417491648116" table:display="true" table:show-details="true"/>
                <table:data-pilot-member table:name="0,613714902701734" table:display="true" table:show-details="true"/>
                <table:data-pilot-member table:name="0,614382437322219" table:display="true" table:show-details="true"/>
                <table:data-pilot-member table:name="0,614443567385250" table:display="true" table:show-details="true"/>
                <table:data-pilot-member table:name="0,614630623092921" table:display="true" table:show-details="true"/>
                <table:data-pilot-member table:name="0,615531914684074" table:display="true" table:show-details="true"/>
                <table:data-pilot-member table:name="0,615916954804181" table:display="true" table:show-details="true"/>
                <table:data-pilot-member table:name="0,616399082427431" table:display="true" table:show-details="true"/>
                <table:data-pilot-member table:name="0,617248908081310" table:display="true" table:show-details="true"/>
                <table:data-pilot-member table:name="0,622403560725324" table:display="true" table:show-details="true"/>
                <table:data-pilot-member table:name="0,623327758988854" table:display="true" table:show-details="true"/>
                <table:data-pilot-member table:name="0,624053030066647" table:display="true" table:show-details="true"/>
                <table:data-pilot-member table:name="0,624358974145518" table:display="true" table:show-details="true"/>
                <table:data-pilot-member table:name="0,624606918042576" table:display="true" table:show-details="true"/>
                <table:data-pilot-member table:name="0,624642856964388" table:display="true" table:show-details="true"/>
                <table:data-pilot-member table:name="0,625469924576891" table:display="true" table:show-details="true"/>
                <table:data-pilot-member table:name="0,626102292548112" table:display="true" table:show-details="true"/>
                <table:data-pilot-member table:name="0,627125193005525" table:display="true" table:show-details="true"/>
                <table:data-pilot-member table:name="0,627503851886748" table:display="true" table:show-details="true"/>
                <table:data-pilot-member table:name="0,627515310366574" table:display="true" table:show-details="true"/>
                <table:data-pilot-member table:name="0,628954027730248" table:display="true" table:show-details="true"/>
                <table:data-pilot-member table:name="0,630224458106776" table:display="true" table:show-details="true"/>
                <table:data-pilot-member table:name="0,631904761664036" table:display="true" table:show-details="true"/>
                <table:data-pilot-member table:name="0,632075471481278" table:display="true" table:show-details="true"/>
                <table:data-pilot-member table:name="0,632099827665370" table:display="true" table:show-details="true"/>
                <table:data-pilot-member table:name="0,632601351137635" table:display="true" table:show-details="true"/>
                <table:data-pilot-member table:name="0,632772680679807" table:display="true" table:show-details="true"/>
                <table:data-pilot-member table:name="0,634482758401903" table:display="true" table:show-details="true"/>
                <table:data-pilot-member table:name="0,636676875762120" table:display="true" table:show-details="true"/>
                <table:data-pilot-member table:name="0,636874260837702" table:display="true" table:show-details="true"/>
                <table:data-pilot-member table:name="0,637530562139354" table:display="true" table:show-details="true"/>
                <table:data-pilot-member table:name="0,639652014417710" table:display="true" table:show-details="true"/>
                <table:data-pilot-member table:name="0,640715667063553" table:display="true" table:show-details="true"/>
                <table:data-pilot-member table:name="0,640734265510233" table:display="true" table:show-details="true"/>
                <table:data-pilot-member table:name="0,641960784213026" table:display="true" table:show-details="true"/>
                <table:data-pilot-member table:name="0,643418100031887" table:display="true" table:show-details="true"/>
                <table:data-pilot-member table:name="0,644491525205257" table:display="true" table:show-details="true"/>
                <table:data-pilot-member table:name="0,644829611917824" table:display="true" table:show-details="true"/>
                <table:data-pilot-member table:name="0,644893616801738" table:display="true" table:show-details="true"/>
                <table:data-pilot-member table:name="0,646147736196005" table:display="true" table:show-details="true"/>
                <table:data-pilot-member table:name="0,646431679496456" table:display="true" table:show-details="true"/>
                <table:data-pilot-member table:name="0,648183354347582" table:display="true" table:show-details="true"/>
                <table:data-pilot-member table:name="0,648762886490926" table:display="true" table:show-details="true"/>
                <table:data-pilot-member table:name="0,649390243638459" table:display="true" table:show-details="true"/>
                <table:data-pilot-member table:name="0,649656946603891" table:display="true" table:show-details="true"/>
                <table:data-pilot-member table:name="0,649911031797185" table:display="true" table:show-details="true"/>
                <table:data-pilot-member table:name="0,651326366454771" table:display="true" table:show-details="true"/>
                <table:data-pilot-member table:name="0,654904904642681" table:display="true" table:show-details="true"/>
                <table:data-pilot-member table:name="0,657083333114306" table:display="true" table:show-details="true"/>
                <table:data-pilot-member table:name="0,658488063427591" table:display="true" table:show-details="true"/>
                <table:data-pilot-member table:name="0,659532215124614" table:display="true" table:show-details="true"/>
                <table:data-pilot-member table:name="0,659818569622276" table:display="true" table:show-details="true"/>
                <table:data-pilot-member table:name="0,659940526538678" table:display="true" table:show-details="true"/>
                <table:data-pilot-member table:name="0,660078192646367" table:display="true" table:show-details="true"/>
                <table:data-pilot-member table:name="0,662748643521610" table:display="true" table:show-details="true"/>
                <table:data-pilot-member table:name="0,663192741409869" table:display="true" table:show-details="true"/>
                <table:data-pilot-member table:name="0,664522058579220" table:display="true" table:show-details="true"/>
                <table:data-pilot-member table:name="0,664618643955149" table:display="true" table:show-details="true"/>
                <table:data-pilot-member table:name="0,664634146101307" table:display="true" table:show-details="true"/>
                <table:data-pilot-member table:name="0,665837299754939" table:display="true" table:show-details="true"/>
                <table:data-pilot-member table:name="0,666088199156213" table:display="true" table:show-details="true"/>
                <table:data-pilot-member table:name="0,674583333108472" table:display="true" table:show-details="true"/>
                <table:data-pilot-member table:name="0,678209459230335" table:display="true" table:show-details="true"/>
                <table:data-pilot-member table:name="0,681838170384578" table:display="true" table:show-details="true"/>
                <table:data-pilot-member table:name="0,684094903098736" table:display="true" table:show-details="true"/>
                <table:data-pilot-member table:name="0,686649659630391" table:display="true" table:show-details="true"/>
                <table:data-pilot-member table:name="0,687329700022769" table:display="true" table:show-details="true"/>
                <table:data-pilot-member table:name="0,688040345623043" table:display="true" table:show-details="true"/>
                <table:data-pilot-member table:name="0,700520833090097" table:display="true" table:show-details="true"/>
                <table:data-pilot-member table:name="0,709411239711182" table:display="true" table:show-details="true"/>
                <table:data-pilot-member table:name="0,711896697593244" table:display="true" table:show-details="true"/>
                <table:data-pilot-member table:name="0,7159982560711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 %</number:text>
    </number:percentage-style>
    <number:percentage-style style:name="N108">
      <number:number number:decimal-places="4" number:min-decimal-places="4" number:min-integer-digits="1"/>
      <number:text> %</number:text>
    </number:percentage-style>
    <number:percentage-style style:name="N109">
      <number:number number:decimal-places="5" number:min-decimal-places="5" number:min-integer-digits="1"/>
      <number:text> %</number:text>
    </number:percentage-style>
    <number:percentage-style style:name="N110">
      <number:number number:decimal-places="6" number:min-decimal-places="6" number:min-integer-digits="1"/>
      <number:text> %</number:text>
    </number:percentage-style>
    <number:percentage-style style:name="N111">
      <number:number number:decimal-places="7" number:min-decimal-places="7" number:min-integer-digits="1"/>
      <number:text> %</number:text>
    </number:percentage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number number:decimal-places="7" number:min-decimal-places="7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number:number-style style:name="N120">
      <number:number number:decimal-places="9" number:min-decimal-places="9" number:min-integer-digits="1" number:grouping="true"/>
    </number:number-style>
    <number:number-style style:name="N121">
      <number:number number:decimal-places="10" number:min-decimal-places="10" number:min-integer-digits="1" number:grouping="true"/>
    </number:number-style>
    <number:number-style style:name="N122">
      <number:number number:decimal-places="11" number:min-decimal-places="11" number:min-integer-digits="1" number:grouping="true"/>
    </number:number-style>
    <number:number-style style:name="N123">
      <number:number number:decimal-places="12" number:min-decimal-places="12" number:min-integer-digits="1" number:grouping="true"/>
    </number:number-style>
    <number:number-style style:name="N124">
      <number:number number:decimal-places="13" number:min-decimal-places="13" number:min-integer-digits="1" number:grouping="true"/>
    </number:number-style>
    <number:number-style style:name="N125">
      <number:number number:decimal-places="14" number:min-decimal-places="14" number:min-integer-digits="1" number:grouping="true"/>
    </number:number-style>
    <number:number-style style:name="N126">
      <number:number number:decimal-places="15" number:min-decimal-places="15" number:min-integer-digits="1" number:grouping="true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 number:grouping="true"/>
    </number:number-style>
    <number:number-style style:name="N129">
      <number:number number:decimal-places="17" number:min-decimal-places="17" number:min-integer-digits="1" number:grouping="true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9T15:44:09.762241755</dc:date>
    <meta:editing-duration>PT6M26S</meta:editing-duration>
    <meta:editing-cycles>1</meta:editing-cycles>
    <meta:generator>LibreOffice/7.1.4.2$MacOSX_X86_64 LibreOffice_project/a529a4fab45b75fefc5b6226684193eb000654f6</meta:generator>
    <meta:document-statistic meta:table-count="3" meta:cell-count="2759" meta:object-count="0"/>
  </office:meta>
</office:document-meta>
</file>